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style:font-face style:name="Courier New" svg:font-family="'Courier New'"/>
    <style:font-face style:name="Droid Sans Mono" svg:font-family="'Droid Sans Mono'"/>
    <style:font-face style:name="Trebuchet MS" svg:font-family="'Trebuchet MS'"/>
    <style:font-face style:name="Ubuntu" svg:font-family="Ubuntu"/>
    <style:font-face style:name="Ubuntu Light" svg:font-family="'Ubuntu Light'"/>
    <style:font-face style:name="Verdana" svg:font-family="Verdana"/>
    <style:font-face style:name="Verdana1" svg:font-family="Verdana" style:font-family-generic="swiss"/>
    <style:font-face style:name="Ubuntu Mono" svg:font-family="'Ubuntu Mono'" style:font-pitch="fixed"/>
    <style:font-face style:name="Liberation Mono" svg:font-family="'Liberation Mono'" style:font-family-generic="modern" style:font-pitch="fixed"/>
    <style:font-face style:name="Lato" svg:font-family="Lato" style:font-pitch="variable"/>
    <style:font-face style:name="Lato Thin" svg:font-family="'Lato Thin'" style:font-pitch="variable"/>
    <style:font-face style:name="Ubuntu1" svg:font-family="Ubuntu" style:font-pitch="variable"/>
    <style:font-face style:name="Ubuntu Light1" svg:font-family="'Ubuntu Light'" style:font-pitch="variable"/>
    <style:font-face style:name="Ubuntu Light2" svg:font-family="'Ubuntu Light'" style:font-adornments="Light"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3" style:family="table">
      <style:table-properties style:width="6.5in" fo:break-before="auto" fo:break-after="auto" table:align="margins" style:writing-mode="lr-tb"/>
    </style:style>
    <style:style style:name="Table3.A" style:family="table-column">
      <style:table-column-properties style:column-width="6.5in" style:rel-column-width="65535*"/>
    </style:style>
    <style:style style:name="Table3.A1" style:family="table-cell">
      <style:table-cell-properties fo:background-color="transparent" fo:padding="0.0382in" fo:border="0.05pt solid #000000">
        <style:background-image/>
      </style:table-cell-properties>
    </style:style>
    <style:style style:name="Table1" style:family="table">
      <style:table-properties style:width="6.5in" fo:margin-left="0in" table:align="left" style:writing-mode="lr-tb"/>
    </style:style>
    <style:style style:name="Table1.A" style:family="table-column">
      <style:table-column-properties style:column-width="3.25in"/>
    </style:style>
    <style:style style:name="Table1.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1.625in"/>
    </style:style>
    <style:style style:name="Table2.A1" style:family="table-cell">
      <style:table-cell-properties style:vertical-align="top" fo:padding="0.0694in" fo:border="1pt solid #000000"/>
    </style:style>
    <style:style style:name="Table4" style:family="table">
      <style:table-properties style:width="6.5in" table:align="margins" style:writing-mode="lr-tb"/>
    </style:style>
    <style:style style:name="Table4.A" style:family="table-column">
      <style:table-column-properties style:column-width="2.1667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3" style:family="table-row">
      <style:table-row-properties style:min-row-height="0.2951in"/>
    </style:style>
    <style:style style:name="P1" style:family="paragraph" style:parent-style-name="Standard">
      <style:paragraph-properties fo:margin-top="0in" fo:margin-bottom="0in" loext:contextual-spacing="false" fo:line-height="100%" fo:text-align="justify" style:justify-single-word="false" fo:break-before="auto" fo:break-after="auto" style:writing-mode="lr-tb"/>
    </style:style>
    <style:style style:name="P2"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Light1" fo:language="id" fo:country="ID"/>
    </style:style>
    <style:style style:name="P3" style:family="paragraph" style:parent-style-name="Standard">
      <style:paragraph-properties fo:margin-top="0in" fo:margin-bottom="0in" loext:contextual-spacing="false" fo:line-height="100%" fo:break-before="auto" fo:break-after="auto" style:writing-mode="lr-tb"/>
      <style:text-properties style:font-name="Ubuntu Light2" fo:font-size="12pt" fo:language="id" fo:country="ID" style:font-name-asian="Ubuntu" style:font-size-asian="12pt" style:font-name-complex="Ubuntu" style:font-size-complex="12pt"/>
    </style:style>
    <style:style style:name="P4"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Light2" fo:font-size="12pt" fo:language="id" fo:country="ID" style:font-name-asian="Ubuntu" style:font-size-asian="12pt" style:font-name-complex="Ubuntu" style:font-size-complex="12pt"/>
    </style:style>
    <style:style style:name="P5" style:family="paragraph" style:parent-style-name="Standard">
      <style:paragraph-properties fo:margin-top="0in" fo:margin-bottom="0in" loext:contextual-spacing="false" fo:line-height="115%" fo:break-before="auto" fo:break-after="auto" style:writing-mode="lr-tb"/>
      <style:text-properties style:font-name="Ubuntu Light2" fo:font-size="12pt" fo:language="id" fo:country="ID" style:font-name-asian="Ubuntu" style:font-size-asian="12pt" style:font-name-complex="Ubuntu" style:font-size-complex="12pt"/>
    </style:style>
    <style:style style:name="P6" style:family="paragraph" style:parent-style-name="Standard">
      <style:paragraph-properties fo:margin-top="0in" fo:margin-bottom="0in" loext:contextual-spacing="false" fo:line-height="115%" fo:break-before="auto" fo:break-after="auto" style:writing-mode="lr-tb"/>
      <style:text-properties style:font-name="Ubuntu Light2" fo:font-size="12pt" fo:language="id" fo:country="ID" fo:font-weight="normal" style:font-name-asian="Ubuntu" style:font-size-asian="12pt" style:font-weight-asian="normal" style:font-name-complex="Ubuntu" style:font-size-complex="12pt" style:font-weight-complex="normal"/>
    </style:style>
    <style:style style:name="P7"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Light2" fo:font-size="12pt" fo:language="id" fo:country="ID" fo:font-weight="bold" style:font-name-asian="Ubuntu" style:font-size-asian="12pt" style:font-weight-asian="bold" style:font-name-complex="Ubuntu" style:font-size-complex="12pt" style:font-weight-complex="bold"/>
    </style:style>
    <style:style style:name="P8" style:family="paragraph" style:parent-style-name="Standard">
      <style:paragraph-properties fo:margin-top="0in" fo:margin-bottom="0in" loext:contextual-spacing="false" fo:line-height="100%" fo:break-before="auto" fo:break-after="auto" style:writing-mode="lr-tb"/>
      <style:text-properties style:font-name="Ubuntu Light2" fo:language="id" fo:country="ID"/>
    </style:style>
    <style:style style:name="P9"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Light2" fo:language="id" fo:country="ID"/>
    </style:style>
    <style:style style:name="P10" style:family="paragraph" style:parent-style-name="Standard">
      <style:paragraph-properties fo:margin-top="0in" fo:margin-bottom="0in" loext:contextual-spacing="false" fo:line-height="115%" fo:break-before="auto" fo:break-after="auto" style:writing-mode="lr-tb"/>
      <style:text-properties fo:language="id" fo:country="ID"/>
    </style:style>
    <style:style style:name="P11" style:family="paragraph" style:parent-style-name="Standard">
      <style:paragraph-properties fo:margin-top="0in" fo:margin-bottom="0in" loext:contextual-spacing="false" fo:line-height="115%" fo:text-align="justify" style:justify-single-word="false" fo:break-before="auto" fo:break-after="auto" style:writing-mode="lr-tb"/>
      <style:text-properties fo:language="id" fo:country="ID"/>
    </style:style>
    <style:style style:name="P12" style:family="paragraph" style:parent-style-name="Standard">
      <style:paragraph-properties fo:margin-top="0in" fo:margin-bottom="0in" loext:contextual-spacing="false" fo:line-height="115%" fo:text-align="start" style:justify-single-word="false" fo:break-before="auto" fo:break-after="auto" style:writing-mode="lr-tb"/>
      <style:text-properties fo:language="id" fo:country="ID"/>
    </style:style>
    <style:style style:name="P13" style:family="paragraph" style:parent-style-name="Standard">
      <style:paragraph-properties fo:margin-top="0in" fo:margin-bottom="0in" loext:contextual-spacing="false" fo:line-height="115%" fo:text-align="start" style:justify-single-word="false" fo:break-before="auto" fo:break-after="auto" style:writing-mode="lr-tb"/>
      <style:text-properties fo:language="id" fo:country="ID" officeooo:paragraph-rsid="00893177"/>
    </style:style>
    <style:style style:name="P14" style:family="paragraph" style:parent-style-name="Standard">
      <style:paragraph-properties fo:margin-top="0in" fo:margin-bottom="0in" loext:contextual-spacing="false" fo:line-height="115%" fo:text-align="start" style:justify-single-word="false" fo:break-before="auto" fo:break-after="auto" style:writing-mode="lr-tb"/>
      <style:text-properties fo:language="id" fo:country="ID" officeooo:paragraph-rsid="00b6fb30"/>
    </style:style>
    <style:style style:name="P15" style:family="paragraph" style:parent-style-name="Standard">
      <style:paragraph-properties fo:margin-top="0in" fo:margin-bottom="0in" loext:contextual-spacing="false" fo:line-height="115%" fo:break-before="auto" fo:break-after="auto" style:writing-mode="lr-tb"/>
      <style:text-properties fo:language="id" fo:country="ID" officeooo:paragraph-rsid="00893177"/>
    </style:style>
    <style:style style:name="P16" style:family="paragraph" style:parent-style-name="Standard">
      <style:paragraph-properties fo:margin-top="0in" fo:margin-bottom="0in" loext:contextual-spacing="false" fo:line-height="115%" fo:text-align="end" style:justify-single-word="false" fo:break-before="auto" fo:break-after="auto" style:writing-mode="lr-tb"/>
      <style:text-properties fo:language="id" fo:country="ID"/>
    </style:style>
    <style:style style:name="P17" style:family="paragraph" style:parent-style-name="Standard">
      <style:paragraph-properties fo:margin-top="0in" fo:margin-bottom="0in" loext:contextual-spacing="false" fo:line-height="115%" fo:break-before="auto" fo:break-after="auto" style:writing-mode="lr-tb"/>
      <style:text-properties fo:language="id" fo:country="ID" officeooo:paragraph-rsid="00b6fb30"/>
    </style:style>
    <style:style style:name="P18" style:family="paragraph" style:parent-style-name="Standard">
      <style:paragraph-properties fo:margin-top="0in" fo:margin-bottom="0in" loext:contextual-spacing="false" fo:line-height="100%" fo:break-before="auto" fo:break-after="auto" style:writing-mode="lr-tb"/>
      <style:text-properties fo:language="id" fo:country="ID"/>
    </style:style>
    <style:style style:name="P19" style:family="paragraph" style:parent-style-name="Standard">
      <style:paragraph-properties fo:margin-top="0in" fo:margin-bottom="0in" loext:contextual-spacing="false" fo:line-height="100%" fo:text-align="justify" style:justify-single-word="false" fo:break-before="auto" fo:break-after="auto" style:writing-mode="lr-tb"/>
      <style:text-properties fo:language="id" fo:country="ID"/>
    </style:style>
    <style:style style:name="P20" style:family="paragraph" style:parent-style-name="Standard">
      <style:paragraph-properties fo:margin-top="0in" fo:margin-bottom="0in" loext:contextual-spacing="false" fo:line-height="100%" fo:text-align="start" style:justify-single-word="false" fo:break-before="auto" fo:break-after="auto" style:writing-mode="lr-tb"/>
      <style:text-properties fo:language="id" fo:country="ID"/>
    </style:style>
    <style:style style:name="P21" style:family="paragraph" style:parent-style-name="Standard">
      <style:paragraph-properties fo:margin-top="0in" fo:margin-bottom="0in" loext:contextual-spacing="false" fo:line-height="100%" fo:text-align="start" style:justify-single-word="false" fo:break-before="auto" fo:break-after="auto" style:writing-mode="lr-tb"/>
      <style:text-properties fo:language="id" fo:country="ID" officeooo:paragraph-rsid="0053a566"/>
    </style:style>
    <style:style style:name="P22" style:family="paragraph" style:parent-style-name="Standard">
      <style:paragraph-properties fo:margin-top="0in" fo:margin-bottom="0in" loext:contextual-spacing="false" fo:line-height="100%" fo:text-align="end" style:justify-single-word="false" fo:break-before="auto" fo:break-after="auto" style:writing-mode="lr-tb"/>
      <style:text-properties fo:language="id" fo:country="ID"/>
    </style:style>
    <style:style style:name="P23" style:family="paragraph" style:parent-style-name="Standard">
      <style:paragraph-properties fo:margin-top="0in" fo:margin-bottom="0in" loext:contextual-spacing="false" fo:line-height="100%" fo:break-before="auto" fo:break-after="auto" style:writing-mode="lr-tb"/>
      <style:text-properties fo:language="id" fo:country="ID" officeooo:paragraph-rsid="005dd4b6"/>
    </style:style>
    <style:style style:name="P24" style:family="paragraph" style:parent-style-name="Standard">
      <style:paragraph-properties fo:margin-top="0in" fo:margin-bottom="0in" loext:contextual-spacing="false" fo:line-height="120%" fo:break-before="auto" fo:break-after="auto" style:writing-mode="lr-tb"/>
      <style:text-properties fo:language="id" fo:country="ID"/>
    </style:style>
    <style:style style:name="P25" style:family="paragraph" style:parent-style-name="Standard">
      <style:paragraph-properties fo:margin-top="0in" fo:margin-bottom="0in" loext:contextual-spacing="false" fo:line-height="115%" fo:break-before="auto" fo:break-after="auto" style:writing-mode="lr-tb"/>
      <style:text-properties fo:language="id" fo:country="ID" style:text-underline-style="solid" style:text-underline-width="auto" style:text-underline-color="font-color"/>
    </style:style>
    <style:style style:name="P26" style:family="paragraph" style:parent-style-name="Standard">
      <style:paragraph-properties fo:margin-top="0in" fo:margin-bottom="0in" loext:contextual-spacing="false" fo:line-height="115%" fo:break-before="auto" fo:break-after="auto" style:writing-mode="lr-tb"/>
      <style:text-properties fo:language="id" fo:country="ID" style:text-underline-style="solid" style:text-underline-width="auto" style:text-underline-color="font-color" officeooo:paragraph-rsid="00893177"/>
    </style:style>
    <style:style style:name="P27" style:family="paragraph" style:parent-style-name="Standard">
      <style:paragraph-properties fo:margin-top="0in" fo:margin-bottom="0in" loext:contextual-spacing="false" fo:line-height="115%" fo:break-before="auto" fo:break-after="auto" style:writing-mode="lr-tb"/>
      <style:text-properties fo:language="id" fo:country="ID" style:text-underline-style="solid" style:text-underline-width="auto" style:text-underline-color="font-color" officeooo:paragraph-rsid="00b6fb30"/>
    </style:style>
    <style:style style:name="P28" style:family="paragraph" style:parent-style-name="Standard">
      <style:paragraph-properties fo:margin-top="0in" fo:margin-bottom="0in" loext:contextual-spacing="false" fo:line-height="100%" fo:break-before="auto" fo:break-after="auto" style:writing-mode="lr-tb"/>
      <style:text-properties fo:language="id" fo:country="ID" style:text-underline-style="solid" style:text-underline-width="auto" style:text-underline-color="font-color"/>
    </style:style>
    <style:style style:name="P29" style:family="paragraph" style:parent-style-name="Standard">
      <style:paragraph-properties fo:margin-top="0in" fo:margin-bottom="0in" loext:contextual-spacing="false" fo:line-height="100%" fo:text-align="start" style:justify-single-word="false" fo:break-before="auto" fo:break-after="auto" style:writing-mode="lr-tb"/>
      <style:text-properties fo:language="id" fo:country="ID" style:text-underline-style="solid" style:text-underline-width="auto" style:text-underline-color="font-color"/>
    </style:style>
    <style:style style:name="P30" style:family="paragraph" style:parent-style-name="Standard">
      <style:paragraph-properties fo:margin-top="0in" fo:margin-bottom="0in" loext:contextual-spacing="false" fo:line-height="100%" fo:text-align="end" style:justify-single-word="false" fo:break-before="auto" fo:break-after="auto" style:writing-mode="lr-tb"/>
      <style:text-properties fo:language="id" fo:country="ID" fo:font-style="italic" style:font-style-asian="italic" style:font-style-complex="italic"/>
    </style:style>
    <style:style style:name="P31" style:family="paragraph" style:parent-style-name="Standard">
      <style:paragraph-properties fo:margin-top="0in" fo:margin-bottom="0in" loext:contextual-spacing="false" fo:line-height="115%" fo:text-align="end" style:justify-single-word="false" fo:break-before="auto" fo:break-after="auto" style:writing-mode="lr-tb"/>
      <style:text-properties fo:language="id" fo:country="ID" fo:font-style="italic" style:font-style-asian="italic" style:font-style-complex="italic"/>
    </style:style>
    <style:style style:name="P32" style:family="paragraph" style:parent-style-name="Standard">
      <style:paragraph-properties fo:margin-top="0in" fo:margin-bottom="0in" loext:contextual-spacing="false" fo:line-height="115%" fo:text-align="start" style:justify-single-word="false" fo:break-before="auto" fo:break-after="auto" style:writing-mode="lr-tb"/>
      <style:text-properties fo:language="id" fo:country="ID" fo:font-weight="normal" style:font-weight-asian="normal" style:font-weight-complex="normal"/>
    </style:style>
    <style:style style:name="P33" style:family="paragraph" style:parent-style-name="Standard">
      <style:paragraph-properties fo:margin-top="0in" fo:margin-bottom="0in" loext:contextual-spacing="false" fo:line-height="100%" fo:break-before="auto" fo:break-after="auto" style:writing-mode="lr-tb"/>
      <style:text-properties style:font-name="Ubuntu" fo:font-size="12pt" fo:language="id" fo:country="ID" style:font-name-asian="Ubuntu" style:font-size-asian="12pt" style:font-name-complex="Ubuntu" style:font-size-complex="12pt"/>
    </style:style>
    <style:style style:name="P34"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fo:font-size="12pt" fo:language="id" fo:country="ID" style:font-name-asian="Ubuntu" style:font-size-asian="12pt" style:font-name-complex="Ubuntu" style:font-size-complex="12pt"/>
    </style:style>
    <style:style style:name="P35" style:family="paragraph" style:parent-style-name="Standard">
      <style:paragraph-properties fo:margin-top="0in" fo:margin-bottom="0in" loext:contextual-spacing="false" fo:line-height="115%" fo:break-before="auto" fo:break-after="auto" style:writing-mode="lr-tb"/>
      <style:text-properties style:font-name="Ubuntu" fo:font-size="12pt" fo:language="id" fo:country="ID" style:font-name-asian="Ubuntu" style:font-size-asian="12pt" style:font-name-complex="Ubuntu" style:font-size-complex="12pt"/>
    </style:style>
    <style:style style:name="P36" style:family="paragraph" style:parent-style-name="Standard">
      <style:paragraph-properties fo:margin-top="0in" fo:margin-bottom="0in" loext:contextual-spacing="false" fo:line-height="100%" fo:break-before="auto" fo:break-after="auto" style:writing-mode="lr-tb"/>
      <style:text-properties style:font-name="Ubuntu" fo:font-size="12pt" fo:language="id" fo:country="ID" style:text-underline-style="solid" style:text-underline-width="auto" style:text-underline-color="font-color" style:font-name-asian="Ubuntu" style:font-size-asian="12pt" style:font-name-complex="Ubuntu" style:font-size-complex="12pt"/>
    </style:style>
    <style:style style:name="P37"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fo:font-size="12pt" fo:language="id" fo:country="ID" style:text-underline-style="solid" style:text-underline-width="auto" style:text-underline-color="font-color" style:font-name-asian="Ubuntu" style:font-size-asian="12pt" style:font-name-complex="Ubuntu" style:font-size-complex="12pt"/>
    </style:style>
    <style:style style:name="P38"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fo:font-size="12pt" fo:language="id" fo:country="ID" fo:font-weight="bold" style:font-name-asian="Ubuntu" style:font-size-asian="12pt" style:font-weight-asian="bold" style:font-name-complex="Ubuntu" style:font-size-complex="12pt" style:font-weight-complex="bold"/>
    </style:style>
    <style:style style:name="P39" style:family="paragraph" style:parent-style-name="Standard">
      <style:paragraph-properties fo:margin-top="0in" fo:margin-bottom="0in" loext:contextual-spacing="false" fo:line-height="120%" fo:break-before="auto" fo:break-after="auto" style:writing-mode="lr-tb"/>
      <style:text-properties fo:color="#557799" style:font-name="Consolas" fo:font-size="9pt" fo:language="id" fo:country="ID" fo:background-color="#ffffff" style:font-name-asian="Consolas" style:font-size-asian="9pt" style:font-name-complex="Consolas" style:font-size-complex="9pt"/>
    </style:style>
    <style:style style:name="P40" style:family="paragraph" style:parent-style-name="Standard">
      <style:paragraph-properties fo:margin-top="0in" fo:margin-bottom="0in" loext:contextual-spacing="false" fo:line-height="100%" fo:text-align="justify" style:justify-single-word="false" fo:break-before="auto" fo:break-after="auto" style:writing-mode="lr-tb"/>
      <style:text-properties fo:color="#557799" style:font-name="Consolas" fo:font-size="9pt" fo:language="id" fo:country="ID" fo:background-color="#ffffff" style:font-name-asian="Consolas" style:font-size-asian="9pt" style:font-name-complex="Consolas" style:font-size-complex="9pt"/>
    </style:style>
    <style:style style:name="P41"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Consolas" fo:font-size="12pt" fo:language="id" fo:country="ID" style:font-name-asian="Consolas" style:font-size-asian="12pt" style:font-name-complex="Consolas" style:font-size-complex="12pt"/>
    </style:style>
    <style:style style:name="P42" style:family="paragraph" style:parent-style-name="Standard">
      <style:paragraph-properties fo:margin-top="0in" fo:margin-bottom="0in" loext:contextual-spacing="false" fo:line-height="100%" fo:text-align="start" style:justify-single-word="false" fo:break-before="auto" fo:break-after="auto" style:writing-mode="lr-tb"/>
      <style:text-properties style:font-name="Consolas" fo:font-size="12pt" fo:language="id" fo:country="ID" style:font-name-asian="Consolas" style:font-size-asian="12pt" style:font-name-complex="Consolas" style:font-size-complex="12pt"/>
    </style:style>
    <style:style style:name="P43" style:family="paragraph" style:parent-style-name="Standard">
      <style:paragraph-properties fo:margin-top="0in" fo:margin-bottom="0in" loext:contextual-spacing="false" fo:line-height="100%" fo:text-align="end" style:justify-single-word="false" fo:break-before="auto" fo:break-after="auto" style:writing-mode="lr-tb"/>
      <style:text-properties style:font-name="Consolas" fo:font-size="12pt" fo:language="id" fo:country="ID" style:font-name-asian="Consolas" style:font-size-asian="12pt" style:font-name-complex="Consolas" style:font-size-complex="12pt"/>
    </style:style>
    <style:style style:name="P44" style:family="paragraph" style:parent-style-name="Standard">
      <style:paragraph-properties fo:margin-top="0in" fo:margin-bottom="0in" loext:contextual-spacing="false" fo:line-height="115%" fo:break-before="auto" fo:break-after="auto" style:writing-mode="lr-tb"/>
      <style:text-properties style:font-name="Consolas" fo:language="id" fo:country="ID" officeooo:paragraph-rsid="00893177" style:font-name-asian="Consolas" style:font-name-complex="Consolas"/>
    </style:style>
    <style:style style:name="P45" style:family="paragraph" style:parent-style-name="Standard">
      <style:paragraph-properties fo:margin-top="0in" fo:margin-bottom="0in" loext:contextual-spacing="false" fo:line-height="100%" fo:break-before="auto" fo:break-after="auto" style:writing-mode="lr-tb"/>
      <style:text-properties fo:color="#000080" style:font-name="Courier New" fo:language="id" fo:country="ID" style:font-name-asian="Courier New" style:font-name-complex="Courier New"/>
    </style:style>
    <style:style style:name="P46" style:family="paragraph" style:parent-style-name="Standard">
      <style:paragraph-properties fo:margin-top="0in" fo:margin-bottom="0in" loext:contextual-spacing="false" fo:line-height="115%" fo:break-before="auto" fo:break-after="auto" style:writing-mode="lr-tb"/>
      <style:text-properties fo:color="#000080" style:font-name="Courier New" fo:language="id" fo:country="ID" style:font-name-asian="Courier New" style:font-name-complex="Courier New"/>
    </style:style>
    <style:style style:name="P47" style:family="paragraph" style:parent-style-name="Standard">
      <style:paragraph-properties fo:margin-top="0in" fo:margin-bottom="0in" loext:contextual-spacing="false" fo:line-height="100%" fo:break-before="auto" fo:break-after="auto" style:writing-mode="lr-tb"/>
      <style:text-properties fo:color="#000080" style:font-name="Courier New" fo:font-size="10pt" fo:language="id" fo:country="ID" style:font-name-asian="Courier New" style:font-size-asian="10pt" style:font-name-complex="Courier New" style:font-size-complex="10pt"/>
    </style:style>
    <style:style style:name="P48" style:family="paragraph" style:parent-style-name="Standard">
      <style:paragraph-properties fo:margin-top="0in" fo:margin-bottom="0in" loext:contextual-spacing="false" fo:line-height="100%" fo:break-before="auto" fo:break-after="auto" style:writing-mode="lr-tb"/>
      <style:text-properties fo:color="#000080" style:font-name="Ubuntu Light2" fo:font-size="10pt" fo:language="id" fo:country="ID" style:font-name-asian="Courier New" style:font-size-asian="10pt" style:font-name-complex="Courier New" style:font-size-complex="10pt"/>
    </style:style>
    <style:style style:name="P49" style:family="paragraph" style:parent-style-name="Standard">
      <style:paragraph-properties fo:margin-top="0in" fo:margin-bottom="0in" loext:contextual-spacing="false" fo:line-height="100%" fo:break-before="auto" fo:break-after="auto" style:writing-mode="lr-tb"/>
      <style:text-properties style:font-name="Courier New" fo:language="id" fo:country="ID" style:text-underline-style="solid" style:text-underline-width="auto" style:text-underline-color="font-color" style:font-name-asian="Courier New" style:font-name-complex="Courier New"/>
    </style:style>
    <style:style style:name="P50" style:family="paragraph" style:parent-style-name="Standard">
      <style:paragraph-properties fo:margin-top="0in" fo:margin-bottom="0in" loext:contextual-spacing="false" fo:line-height="100%" fo:break-before="auto" fo:break-after="auto" style:writing-mode="lr-tb"/>
      <style:text-properties style:use-window-font-color="true" style:font-name="Ubuntu Light2" fo:language="id" fo:country="ID" style:text-underline-style="solid" style:text-underline-width="auto" style:text-underline-color="font-color" fo:font-weight="normal" officeooo:rsid="00747547" officeooo:paragraph-rsid="00747547" style:font-name-asian="Courier New" style:font-weight-asian="normal" style:font-name-complex="Courier New" style:font-weight-complex="normal"/>
    </style:style>
    <style:style style:name="P51" style:family="paragraph" style:parent-style-name="Standard">
      <style:paragraph-properties fo:margin-top="0in" fo:margin-bottom="0in" loext:contextual-spacing="false" fo:line-height="120%" fo:text-align="start" style:justify-single-word="false" fo:break-before="auto" fo:break-after="auto" style:writing-mode="lr-tb"/>
      <style:text-properties style:use-window-font-color="true" style:font-name="Ubuntu Mono" fo:font-size="12pt" fo:language="id" fo:country="ID" officeooo:paragraph-rsid="001cd9d1" fo:background-color="transparent" style:font-name-asian="Consolas" style:font-size-asian="12pt" style:font-name-complex="Consolas" style:font-size-complex="12pt"/>
    </style:style>
    <style:style style:name="P52" style:family="paragraph" style:parent-style-name="Standard">
      <style:paragraph-properties fo:margin-top="0in" fo:margin-bottom="0in" loext:contextual-spacing="false" fo:line-height="115%" fo:break-before="auto" fo:break-after="auto" style:writing-mode="lr-tb"/>
      <style:text-properties fo:color="#aa22ff" style:font-name="Courier New" fo:language="id" fo:country="ID" fo:font-weight="bold" style:font-name-asian="Courier New" style:font-weight-asian="bold" style:font-name-complex="Courier New" style:font-weight-complex="bold"/>
    </style:style>
    <style:style style:name="P53" style:family="paragraph" style:parent-style-name="Standard">
      <style:paragraph-properties fo:margin-top="0in" fo:margin-bottom="0in" loext:contextual-spacing="false" fo:line-height="100%" fo:text-align="start" style:justify-single-word="false" fo:break-before="auto" fo:break-after="auto" style:writing-mode="lr-tb"/>
      <style:text-properties fo:color="#aa22ff" style:font-name="Courier New" fo:language="id" fo:country="ID" fo:font-weight="bold" style:font-name-asian="Courier New" style:font-weight-asian="bold" style:font-name-complex="Courier New" style:font-weight-complex="bold"/>
    </style:style>
    <style:style style:name="P54" style:family="paragraph" style:parent-style-name="Standard">
      <style:paragraph-properties fo:margin-top="0in" fo:margin-bottom="0in" loext:contextual-spacing="false" fo:line-height="100%" fo:break-before="auto" fo:break-after="auto" style:writing-mode="lr-tb"/>
      <style:text-properties fo:color="#008800" style:font-name="Courier New" fo:language="id" fo:country="ID" style:font-name-asian="Courier New" style:font-name-complex="Courier New"/>
    </style:style>
    <style:style style:name="P55" style:family="paragraph" style:parent-style-name="Standard">
      <style:paragraph-properties fo:margin-top="0in" fo:margin-bottom="0in" loext:contextual-spacing="false" fo:line-height="115%" fo:break-before="auto" fo:break-after="auto" style:writing-mode="lr-tb"/>
      <style:text-properties fo:color="#008800" style:font-name="Courier New" fo:language="id" fo:country="ID" style:font-name-asian="Courier New" style:font-name-complex="Courier New"/>
    </style:style>
    <style:style style:name="P56" style:family="paragraph" style:parent-style-name="Standard">
      <style:paragraph-properties fo:margin-top="0in" fo:margin-bottom="0in" loext:contextual-spacing="false" fo:line-height="115%" fo:break-before="auto" fo:break-after="auto" style:writing-mode="lr-tb"/>
      <style:text-properties fo:color="#00bb00" style:font-name="Courier New" fo:language="id" fo:country="ID" fo:font-weight="bold" style:font-name-asian="Courier New" style:font-weight-asian="bold" style:font-name-complex="Courier New" style:font-weight-complex="bold"/>
    </style:style>
    <style:style style:name="P57"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Mono" fo:font-size="12pt" fo:language="id" fo:country="ID" style:font-name-asian="Consolas" style:font-size-asian="12pt" style:font-name-complex="Consolas" style:font-size-complex="12pt"/>
    </style:style>
    <style:style style:name="P58" style:family="paragraph" style:parent-style-name="Standard">
      <style:paragraph-properties fo:margin-top="0in" fo:margin-bottom="0in" loext:contextual-spacing="false" fo:line-height="100%" fo:text-align="justify" style:justify-single-word="false" fo:break-before="auto" fo:break-after="auto" style:writing-mode="lr-tb"/>
      <style:text-properties style:font-name="Ubuntu Mono" fo:language="id" fo:country="ID"/>
    </style:style>
    <style:style style:name="P59" style:family="paragraph" style:parent-style-name="Standard">
      <style:paragraph-properties fo:margin-top="0in" fo:margin-bottom="0in" loext:contextual-spacing="false" fo:line-height="100%" fo:break-before="auto" fo:break-after="auto" style:writing-mode="lr-tb"/>
      <style:text-properties style:font-name="Ubuntu Mono" fo:language="id" fo:country="ID" style:font-name-asian="Consolas" style:font-name-complex="Consolas"/>
    </style:style>
    <style:style style:name="P60" style:family="paragraph" style:parent-style-name="Standard">
      <style:paragraph-properties fo:margin-top="0in" fo:margin-bottom="0in" loext:contextual-spacing="false" fo:line-height="100%" style:writing-mode="lr-tb"/>
      <style:text-properties style:font-name="Ubuntu" fo:font-size="12pt" fo:language="id" fo:country="ID" style:font-name-asian="Ubuntu" style:font-size-asian="12pt" style:font-name-complex="Ubuntu" style:font-size-complex="12pt"/>
    </style:style>
    <style:style style:name="P61" style:family="paragraph" style:parent-style-name="Standard">
      <style:paragraph-properties fo:margin-top="0in" fo:margin-bottom="0in" loext:contextual-spacing="false" fo:line-height="100%" fo:text-align="justify" style:justify-single-word="false" style:writing-mode="lr-tb"/>
      <style:text-properties style:font-name="Ubuntu" fo:font-size="12pt" fo:language="id" fo:country="ID" style:font-name-asian="Ubuntu" style:font-size-asian="12pt" style:font-name-complex="Ubuntu" style:font-size-complex="12pt"/>
    </style:style>
    <style:style style:name="P62" style:family="paragraph" style:parent-style-name="Standard">
      <style:paragraph-properties fo:margin-top="0in" fo:margin-bottom="0in" loext:contextual-spacing="false" fo:line-height="100%" style:writing-mode="lr-tb"/>
      <style:text-properties fo:language="id" fo:country="ID"/>
    </style:style>
    <style:style style:name="P63" style:family="paragraph" style:parent-style-name="Standard">
      <style:paragraph-properties fo:margin-top="0in" fo:margin-bottom="0in" loext:contextual-spacing="false" fo:line-height="100%" fo:text-align="justify" style:justify-single-word="false" style:writing-mode="lr-tb"/>
      <style:text-properties fo:language="id" fo:country="ID"/>
    </style:style>
    <style:style style:name="P64" style:family="paragraph" style:parent-style-name="Standard">
      <style:paragraph-properties fo:margin-top="0in" fo:margin-bottom="0in" loext:contextual-spacing="false" fo:line-height="100%" fo:text-align="start" style:justify-single-word="false" style:writing-mode="lr-tb"/>
      <style:text-properties fo:language="id" fo:country="ID"/>
    </style:style>
    <style:style style:name="P65" style:family="paragraph" style:parent-style-name="Standard">
      <style:paragraph-properties fo:margin-top="0in" fo:margin-bottom="0in" loext:contextual-spacing="false" fo:line-height="100%" style:writing-mode="lr-tb"/>
      <style:text-properties fo:language="id" fo:country="ID" officeooo:paragraph-rsid="005deb7c"/>
    </style:style>
    <style:style style:name="P66" style:family="paragraph" style:parent-style-name="Standard">
      <style:paragraph-properties fo:margin-top="0in" fo:margin-bottom="0in" loext:contextual-spacing="false" fo:line-height="100%" style:writing-mode="lr-tb"/>
      <style:text-properties fo:language="id" fo:country="ID" officeooo:paragraph-rsid="005dd4b6"/>
    </style:style>
    <style:style style:name="P67" style:family="paragraph" style:parent-style-name="Standard">
      <style:paragraph-properties fo:margin-top="0in" fo:margin-bottom="0in" loext:contextual-spacing="false" fo:line-height="115%" style:writing-mode="lr-tb"/>
      <style:text-properties fo:language="id" fo:country="ID"/>
    </style:style>
    <style:style style:name="P68" style:family="paragraph" style:parent-style-name="Standard">
      <style:paragraph-properties fo:margin-top="0in" fo:margin-bottom="0in" loext:contextual-spacing="false" fo:line-height="100%" style:writing-mode="lr-tb"/>
      <style:text-properties fo:language="id" fo:country="ID" officeooo:rsid="006ada6f" officeooo:paragraph-rsid="006ada6f"/>
    </style:style>
    <style:style style:name="P69" style:family="paragraph" style:parent-style-name="Standard">
      <style:paragraph-properties fo:margin-top="0in" fo:margin-bottom="0in" loext:contextual-spacing="false" fo:line-height="115%" fo:text-align="justify" style:justify-single-word="false" style:writing-mode="lr-tb"/>
      <style:text-properties fo:language="id" fo:country="ID" fo:font-style="italic" style:font-style-asian="italic" style:font-style-complex="italic"/>
    </style:style>
    <style:style style:name="P70" style:family="paragraph" style:parent-style-name="Standard">
      <style:paragraph-properties fo:margin-top="0in" fo:margin-bottom="0in" loext:contextual-spacing="false" fo:line-height="115%" fo:text-align="end" style:justify-single-word="false" style:writing-mode="lr-tb"/>
      <style:text-properties fo:language="id" fo:country="ID" fo:font-style="italic" style:font-style-asian="italic" style:font-style-complex="italic"/>
    </style:style>
    <style:style style:name="P71" style:family="paragraph" style:parent-style-name="Standard">
      <style:paragraph-properties fo:margin-top="0in" fo:margin-bottom="0in" loext:contextual-spacing="false" fo:line-height="100%" fo:text-align="end" style:justify-single-word="false" style:writing-mode="lr-tb"/>
      <style:text-properties fo:language="id" fo:country="ID" fo:font-style="italic" style:font-style-asian="italic" style:font-style-complex="italic"/>
    </style:style>
    <style:style style:name="P72" style:family="paragraph" style:parent-style-name="Standard">
      <style:paragraph-properties fo:margin-top="0in" fo:margin-bottom="0in" loext:contextual-spacing="false" fo:line-height="115%" fo:text-align="justify" style:justify-single-word="false" style:writing-mode="lr-tb"/>
      <style:text-properties fo:language="id" fo:country="ID" fo:font-style="normal" officeooo:rsid="003f2175" officeooo:paragraph-rsid="00893177" style:font-style-asian="normal" style:font-style-complex="normal"/>
    </style:style>
    <style:style style:name="P73" style:family="paragraph" style:parent-style-name="Standard">
      <style:paragraph-properties fo:margin-top="0in" fo:margin-bottom="0in" loext:contextual-spacing="false" fo:line-height="100%" fo:text-align="justify" style:justify-single-word="false" style:writing-mode="lr-tb"/>
      <style:text-properties style:font-name="Ubuntu Light2" fo:font-size="12pt" fo:language="id" fo:country="ID" officeooo:rsid="008000d3" officeooo:paragraph-rsid="008000d3" style:font-name-asian="Ubuntu" style:font-size-asian="12pt" style:font-name-complex="Ubuntu" style:font-size-complex="12pt"/>
    </style:style>
    <style:style style:name="P74" style:family="paragraph" style:parent-style-name="Standard">
      <style:paragraph-properties fo:margin-top="0in" fo:margin-bottom="0in" loext:contextual-spacing="false" fo:line-height="100%" style:writing-mode="lr-tb"/>
      <style:text-properties style:font-name="Ubuntu Light2" fo:font-size="12pt" fo:language="id" fo:country="ID" officeooo:paragraph-rsid="009e5a64" style:font-name-asian="Ubuntu" style:font-size-asian="12pt" style:font-name-complex="Ubuntu" style:font-size-complex="12pt"/>
    </style:style>
    <style:style style:name="P75" style:family="paragraph" style:parent-style-name="Standard">
      <style:paragraph-properties fo:margin-top="0in" fo:margin-bottom="0in" loext:contextual-spacing="false" fo:line-height="120%" fo:text-align="start" style:justify-single-word="false" style:writing-mode="lr-tb"/>
      <style:text-properties style:font-name="Consolas" fo:font-size="12pt" fo:language="id" fo:country="ID" fo:background-color="#ffffff" style:font-name-asian="Consolas" style:font-size-asian="12pt" style:font-name-complex="Consolas" style:font-size-complex="12pt"/>
    </style:style>
    <style:style style:name="P76" style:family="paragraph" style:parent-style-name="Text_20_body">
      <style:paragraph-properties fo:margin-top="0in" fo:margin-bottom="0in" loext:contextual-spacing="false" fo:line-height="115%" style:writing-mode="lr-tb"/>
      <style:text-properties fo:language="id" fo:country="ID" officeooo:rsid="008577b9" officeooo:paragraph-rsid="0088c92f"/>
    </style:style>
    <style:style style:name="P77" style:family="paragraph" style:parent-style-name="Standard">
      <style:paragraph-properties fo:margin-top="0in" fo:margin-bottom="0in" loext:contextual-spacing="false" fo:line-height="115%" fo:break-before="page" style:writing-mode="lr-tb"/>
      <style:text-properties fo:language="id" fo:country="ID"/>
    </style:style>
    <style:style style:name="P78" style:family="paragraph" style:parent-style-name="Title">
      <style:paragraph-properties fo:margin-top="0in" fo:margin-bottom="0in" loext:contextual-spacing="false" fo:line-height="115%" fo:break-before="page" style:writing-mode="lr-tb"/>
      <style:text-properties style:font-name="Ubuntu" fo:language="id" fo:country="ID" style:font-name-asian="Ubuntu" style:font-name-complex="Ubuntu"/>
    </style:style>
    <style:style style:name="P79" style:family="paragraph" style:parent-style-name="Title">
      <style:paragraph-properties fo:margin-top="0in" fo:margin-bottom="0in" loext:contextual-spacing="false" fo:break-before="page"/>
      <style:text-properties style:font-name="Ubuntu Light2" fo:language="id" fo:country="ID"/>
    </style:style>
    <style:style style:name="P80" style:family="paragraph" style:parent-style-name="Text_20_body">
      <style:paragraph-properties fo:margin-top="0in" fo:margin-bottom="0in" loext:contextual-spacing="false"/>
      <style:text-properties style:font-name="Ubuntu Light1" fo:font-size="12pt" fo:language="id" fo:country="ID" style:font-name-asian="Ubuntu" style:font-size-asian="12pt" style:font-name-complex="Ubuntu" style:font-size-complex="12pt"/>
    </style:style>
    <style:style style:name="P81" style:family="paragraph" style:parent-style-name="Text_20_body">
      <style:paragraph-properties fo:margin-top="0in" fo:margin-bottom="0in" loext:contextual-spacing="false"/>
      <style:text-properties fo:language="id" fo:country="ID"/>
    </style:style>
    <style:style style:name="P82" style:family="paragraph" style:parent-style-name="Subtitle">
      <style:paragraph-properties fo:margin-top="0in" fo:margin-bottom="0in" loext:contextual-spacing="false"/>
      <style:text-properties style:font-name="Ubuntu Light2" fo:language="id" fo:country="ID"/>
    </style:style>
    <style:style style:name="P83" style:family="paragraph" style:parent-style-name="Subtitle">
      <style:paragraph-properties fo:margin-top="0in" fo:margin-bottom="0in" loext:contextual-spacing="false"/>
      <style:text-properties style:font-name="Ubuntu Light2" fo:language="id" fo:country="ID" officeooo:paragraph-rsid="003f9870"/>
    </style:style>
    <style:style style:name="P84" style:family="paragraph" style:parent-style-name="Subtitle">
      <style:paragraph-properties fo:margin-top="0in" fo:margin-bottom="0in" loext:contextual-spacing="false"/>
      <style:text-properties style:font-name="Ubuntu Light2" fo:font-size="13pt" fo:language="id" fo:country="ID" style:font-size-asian="13pt" style:font-size-complex="13pt"/>
    </style:style>
    <style:style style:name="P85" style:family="paragraph" style:parent-style-name="Subtitle">
      <style:paragraph-properties fo:margin-top="0in" fo:margin-bottom="0in" loext:contextual-spacing="false"/>
      <style:text-properties style:font-name="Ubuntu" fo:font-size="12pt" fo:language="id" fo:country="ID" style:font-name-asian="Ubuntu" style:font-size-asian="12pt" style:font-name-complex="Ubuntu" style:font-size-complex="12pt"/>
    </style:style>
    <style:style style:name="P86" style:family="paragraph" style:parent-style-name="Text_20_body_20_indent">
      <style:paragraph-properties fo:margin-top="0in" fo:margin-bottom="0in" loext:contextual-spacing="false"/>
      <style:text-properties fo:language="id" fo:country="ID"/>
    </style:style>
    <style:style style:name="P87"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language="id" fo:country="ID"/>
    </style:style>
    <style:style style:name="P88" style:family="paragraph" style:parent-style-name="Standard">
      <style:paragraph-properties fo:margin-left="0in" fo:margin-right="0in" fo:margin-top="0in" fo:margin-bottom="0in" loext:contextual-spacing="false" fo:line-height="115%" fo:text-align="start" style:justify-single-word="false" fo:text-indent="0in" style:auto-text-indent="false" fo:break-before="auto" fo:break-after="auto" style:writing-mode="lr-tb"/>
      <style:text-properties fo:language="id" fo:country="ID"/>
    </style:style>
    <style:style style:name="P89"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style:font-name-asian="Ubuntu" style:font-style-asian="normal" style:font-weight-asian="normal" style:font-name-complex="Ubuntu" style:font-style-complex="normal" style:font-weight-complex="normal"/>
    </style:style>
    <style:style style:name="P90" style:family="paragraph" style:parent-style-name="Standard">
      <style:paragraph-properties fo:margin-left="0in" fo:margin-right="0in" fo:margin-top="0in" fo:margin-bottom="0in" loext: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Light2" fo:language="id" fo:country="ID" fo:font-style="normal" style:text-underline-style="none" fo:font-weight="normal" style:font-name-asian="Ubuntu" style:font-style-asian="normal" style:font-weight-asian="normal" style:font-name-complex="Ubuntu" style:font-style-complex="normal" style:font-weight-complex="normal"/>
    </style:style>
    <style:style style:name="P91" style:family="paragraph" style:parent-style-name="Text_20_body_20_indent">
      <style:paragraph-properties fo:margin-left="0in" fo:margin-right="0in" fo:margin-top="0in" fo:margin-bottom="0in" loext:contextual-spacing="false" fo:text-indent="0in" style:auto-text-indent="false"/>
      <style:text-properties fo:color="#000080" style:font-name="Courier New" fo:language="id" fo:country="ID" officeooo:paragraph-rsid="006b7b38" style:font-name-asian="Courier New" style:font-name-complex="Courier New"/>
    </style:style>
    <style:style style:name="P92" style:family="paragraph" style:parent-style-name="Text_20_body" style:master-page-name="">
      <loext:graphic-properties draw:fill="none"/>
      <style:paragraph-properties fo:margin-left="0in" fo:margin-right="0in" fo:margin-top="0in" fo:margin-bottom="0.0972in" loext:contextual-spacing="false" fo:line-height="120%" fo:text-align="justify" style:justify-single-word="false" fo:orphans="2" fo:widows="2" fo:text-indent="0in" style:auto-text-indent="false" style:page-number="auto" fo:break-before="auto" fo:break-after="auto" fo:background-color="transparent" style:writing-mode="lr-tb"/>
      <style:text-properties officeooo:rsid="00ba3d10" officeooo:paragraph-rsid="00ba3d10"/>
    </style:style>
    <style:style style:name="P93" style:family="paragraph" style:parent-style-name="Text_20_body">
      <style:text-properties fo:language="id" fo:country="ID"/>
    </style:style>
    <style:style style:name="P94" style:family="paragraph" style:parent-style-name="Text_20_body">
      <style:paragraph-properties fo:text-align="start" style:justify-single-word="false"/>
      <style:text-properties fo:language="id" fo:country="ID"/>
    </style:style>
    <style:style style:name="P95" style:family="paragraph" style:parent-style-name="Text_20_body">
      <style:text-properties fo:language="id" fo:country="ID" officeooo:rsid="007ceaec" officeooo:paragraph-rsid="0088c92f"/>
    </style:style>
    <style:style style:name="P96" style:family="paragraph" style:parent-style-name="Text_20_body">
      <style:text-properties fo:language="id" fo:country="ID" officeooo:rsid="008718cd" officeooo:paragraph-rsid="0088c92f"/>
    </style:style>
    <style:style style:name="P97" style:family="paragraph" style:parent-style-name="Text_20_body">
      <style:text-properties fo:language="id" fo:country="ID" officeooo:rsid="008f11bd" officeooo:paragraph-rsid="0088c92f"/>
    </style:style>
    <style:style style:name="P98" style:family="paragraph" style:parent-style-name="Text_20_body">
      <style:text-properties fo:language="id" fo:country="ID" officeooo:rsid="0091b2b2" officeooo:paragraph-rsid="0088c92f"/>
    </style:style>
    <style:style style:name="P99" style:family="paragraph" style:parent-style-name="Text_20_body">
      <style:text-properties fo:language="id" fo:country="ID" officeooo:rsid="009be012" officeooo:paragraph-rsid="0088c92f"/>
    </style:style>
    <style:style style:name="P100" style:family="paragraph" style:parent-style-name="Text_20_body">
      <style:text-properties fo:language="id" fo:country="ID" officeooo:rsid="009ad2ff" officeooo:paragraph-rsid="009ad2ff"/>
    </style:style>
    <style:style style:name="P101" style:family="paragraph" style:parent-style-name="Text_20_body">
      <style:text-properties fo:language="id" fo:country="ID" officeooo:rsid="009e5a64" officeooo:paragraph-rsid="009e5a64"/>
    </style:style>
    <style:style style:name="P102" style:family="paragraph" style:parent-style-name="Text_20_body">
      <style:text-properties fo:language="id" fo:country="ID" officeooo:paragraph-rsid="00b6fb30"/>
    </style:style>
    <style:style style:name="P103" style:family="paragraph" style:parent-style-name="Text_20_body">
      <style:paragraph-properties fo:text-align="end" style:justify-single-word="false"/>
      <style:text-properties fo:language="id" fo:country="ID"/>
    </style:style>
    <style:style style:name="P104" style:family="paragraph" style:parent-style-name="Text_20_body">
      <style:text-properties fo:font-size="12pt" fo:language="id" fo:country="ID" style:font-name-asian="Ubuntu" style:font-size-asian="12pt" style:font-name-complex="Ubuntu" style:font-size-complex="12pt"/>
    </style:style>
    <style:style style:name="P105" style:family="paragraph" style:parent-style-name="Text_20_body">
      <style:paragraph-properties fo:text-align="center" style:justify-single-word="false"/>
      <style:text-properties fo:font-size="12pt" fo:language="id" fo:country="ID" style:font-name-asian="Ubuntu" style:font-size-asian="12pt" style:font-name-complex="Ubuntu" style:font-size-complex="12pt"/>
    </style:style>
    <style:style style:name="P106" style:family="paragraph" style:parent-style-name="Text_20_body">
      <style:paragraph-properties fo:text-align="center" style:justify-single-word="false"/>
    </style:style>
    <style:style style:name="P107" style:family="paragraph" style:parent-style-name="Standard">
      <style:paragraph-properties fo:margin-left="0in" fo:margin-right="0in" fo:margin-top="0in" fo:margin-bottom="0in" loext:contextual-spacing="false" fo:line-height="100%" fo:text-indent="0.5in" style:auto-text-indent="false" fo:break-before="auto" fo:break-after="auto" style:writing-mode="lr-tb"/>
      <style:text-properties fo:language="id" fo:country="ID"/>
    </style:style>
    <style:style style:name="P108" style:family="paragraph" style:parent-style-name="Heading_20_2">
      <style:paragraph-properties fo:break-before="auto" fo:break-after="auto"/>
      <style:text-properties style:font-name="Ubuntu1" fo:font-size="14pt" fo:language="id" fo:country="ID" fo:font-style="italic" officeooo:paragraph-rsid="0088c92f" style:font-size-asian="12.25pt" style:font-style-asian="italic" style:font-size-complex="14pt" style:font-style-complex="italic"/>
    </style:style>
    <style:style style:name="P109" style:family="paragraph" style:parent-style-name="Heading_20_2">
      <style:text-properties style:font-name="Ubuntu1" fo:font-size="14pt" fo:language="id" fo:country="ID" fo:font-style="italic" fo:font-weight="bold" officeooo:paragraph-rsid="0088c92f" style:font-size-asian="14pt" style:font-style-asian="italic" style:font-weight-asian="bold" style:font-size-complex="14pt" style:font-style-complex="italic" style:font-weight-complex="bold"/>
    </style:style>
    <style:style style:name="P110" style:family="paragraph" style:parent-style-name="Table_20_Contents">
      <style:text-properties fo:language="id" fo:country="ID" officeooo:paragraph-rsid="0088c92f"/>
    </style:style>
    <style:style style:name="P111" style:family="paragraph" style:parent-style-name="Table_20_Contents">
      <style:paragraph-properties fo:text-align="center" style:justify-single-word="false"/>
      <style:text-properties fo:language="id" fo:country="ID" officeooo:rsid="00940924" officeooo:paragraph-rsid="0088c92f"/>
    </style:style>
    <style:style style:name="P112" style:family="paragraph" style:parent-style-name="Table_20_Contents">
      <style:text-properties fo:language="id" fo:country="ID" officeooo:rsid="00940924" officeooo:paragraph-rsid="0088c92f"/>
    </style:style>
    <style:style style:name="P113" style:family="paragraph" style:parent-style-name="Table_20_Contents">
      <style:paragraph-properties fo:text-align="center" style:justify-single-word="false"/>
      <style:text-properties fo:language="id" fo:country="ID" officeooo:rsid="0096f183" officeooo:paragraph-rsid="0088c92f"/>
    </style:style>
    <style:style style:name="P114" style:family="paragraph" style:parent-style-name="Table_20_Contents">
      <style:paragraph-properties fo:text-align="center" style:justify-single-word="false"/>
      <style:text-properties fo:language="id" fo:country="ID" officeooo:rsid="0097c5aa" officeooo:paragraph-rsid="0088c92f"/>
    </style:style>
    <style:style style:name="P115" style:family="paragraph" style:parent-style-name="Table_20_Contents">
      <style:text-properties fo:language="id" fo:country="ID" officeooo:rsid="009452c0" officeooo:paragraph-rsid="0088c92f"/>
    </style:style>
    <style:style style:name="P116" style:family="paragraph" style:parent-style-name="Table_20_Contents">
      <style:text-properties fo:language="id" fo:country="ID" officeooo:rsid="00958d1f" officeooo:paragraph-rsid="0088c92f"/>
    </style:style>
    <style:style style:name="P117" style:family="paragraph" style:parent-style-name="Table_20_Contents">
      <style:paragraph-properties fo:text-align="center" style:justify-single-word="false"/>
      <style:text-properties fo:language="id" fo:country="ID" officeooo:paragraph-rsid="0088c92f"/>
    </style:style>
    <style:style style:name="P118" style:family="paragraph" style:parent-style-name="Standard">
      <style:paragraph-properties fo:margin-left="0.25in" fo:margin-right="0in" fo:margin-top="0in" fo:margin-bottom="0in" loext:contextual-spacing="false" fo:line-height="115%" fo:text-indent="0in" style:auto-text-indent="false" style:writing-mode="lr-tb"/>
      <style:text-properties fo:language="id" fo:country="ID"/>
    </style:style>
    <style:style style:name="P119" style:family="paragraph" style:parent-style-name="Standard">
      <style:paragraph-properties style:writing-mode="lr-tb"/>
      <style:text-properties fo:language="id" fo:country="ID"/>
    </style:style>
    <style:style style:name="P120" style:family="paragraph" style:parent-style-name="Heading_20_1">
      <style:paragraph-properties fo:break-before="page"/>
    </style:style>
    <style:style style:name="P121" style:family="paragraph" style:parent-style-name="Title">
      <style:paragraph-properties fo:break-before="page"/>
    </style:style>
    <style:style style:name="P122" style:family="paragraph" style:parent-style-name="Header_20_1">
      <style:paragraph-properties fo:break-before="page"/>
    </style:style>
    <style:style style:name="P123" style:family="paragraph" style:parent-style-name="Standard" style:list-style-name="LS4">
      <style:paragraph-properties fo:margin-top="0in" fo:margin-bottom="0in" loext:contextual-spacing="false" fo:line-height="115%" fo:break-before="auto" fo:break-after="auto" style:writing-mode="lr-tb"/>
      <style:text-properties fo:language="id" fo:country="ID"/>
    </style:style>
    <style:style style:name="P124" style:family="paragraph" style:parent-style-name="Standard" style:list-style-name="LS6">
      <style:paragraph-properties fo:margin-top="0in" fo:margin-bottom="0in" loext:contextual-spacing="false" fo:line-height="115%" fo:break-before="auto" fo:break-after="auto" style:writing-mode="lr-tb"/>
      <style:text-properties fo:language="id" fo:country="ID" officeooo:paragraph-rsid="00893177"/>
    </style:style>
    <style:style style:name="P125" style:family="paragraph" style:parent-style-name="Standard" style:list-style-name="LS7">
      <style:paragraph-properties fo:margin-top="0in" fo:margin-bottom="0in" loext:contextual-spacing="false" fo:line-height="115%" fo:break-before="auto" fo:break-after="auto" style:writing-mode="lr-tb"/>
      <style:text-properties fo:language="id" fo:country="ID"/>
    </style:style>
    <style:style style:name="P126" style:family="paragraph" style:parent-style-name="Standard" style:list-style-name="LS8">
      <style:paragraph-properties fo:margin-top="0in" fo:margin-bottom="0in" loext:contextual-spacing="false" fo:line-height="115%" fo:break-before="auto" fo:break-after="auto" style:writing-mode="lr-tb"/>
      <style:text-properties fo:language="id" fo:country="ID"/>
    </style:style>
    <style:style style:name="P127" style:family="paragraph" style:parent-style-name="Standard" style:list-style-name="LS5">
      <style:paragraph-properties fo:margin-top="0in" fo:margin-bottom="0in" loext:contextual-spacing="false" fo:line-height="100%" fo:break-before="auto" fo:break-after="auto" style:writing-mode="lr-tb"/>
      <style:text-properties style:font-name="Ubuntu Light2" fo:font-size="12pt" fo:language="id" fo:country="ID" fo:font-weight="bold" style:font-name-asian="Ubuntu" style:font-size-asian="12pt" style:font-weight-asian="bold" style:font-name-complex="Ubuntu" style:font-size-complex="12pt" style:font-weight-complex="bold"/>
    </style:style>
    <style:style style:name="P128" style:family="paragraph" style:parent-style-name="Standard">
      <style:paragraph-properties fo:margin-top="0in" fo:margin-bottom="0in" loext:contextual-spacing="false" fo:line-height="100%" fo:break-before="auto" fo:break-after="auto" style:writing-mode="lr-tb"/>
      <style:text-properties fo:color="#772953" fo:language="id" fo:country="ID"/>
    </style:style>
    <style:style style:name="P129" style:family="paragraph" style:parent-style-name="Standard" style:list-style-name="LS4">
      <style:paragraph-properties fo:margin-top="0in" fo:margin-bottom="0in" loext:contextual-spacing="false" fo:line-height="115%" style:writing-mode="lr-tb"/>
      <style:text-properties fo:language="id" fo:country="ID"/>
    </style:style>
    <style:style style:name="P130" style:family="paragraph" style:parent-style-name="Standard" style:list-style-name="LS8">
      <style:paragraph-properties fo:margin-top="0in" fo:margin-bottom="0in" loext:contextual-spacing="false" fo:line-height="115%" style:writing-mode="lr-tb"/>
      <style:text-properties fo:language="id" fo:country="ID" officeooo:rsid="00768285" officeooo:paragraph-rsid="00768285"/>
    </style:style>
    <style:style style:name="P131" style:family="paragraph" style:parent-style-name="Standard">
      <style:paragraph-properties fo:margin-top="0in" fo:margin-bottom="0in" loext:contextual-spacing="false" fo:line-height="100%" style:writing-mode="lr-tb"/>
      <style:text-properties fo:color="#772953" fo:language="id" fo:country="ID"/>
    </style:style>
    <style:style style:name="P132" style:family="paragraph" style:parent-style-name="Standard">
      <style:paragraph-properties fo:margin-top="0in" fo:margin-bottom="0in" loext:contextual-spacing="false" fo:line-height="100%" style:writing-mode="lr-tb"/>
      <style:text-properties fo:color="#772953" fo:language="id" fo:country="ID" officeooo:rsid="00cba3f6" officeooo:paragraph-rsid="00cba3f6"/>
    </style:style>
    <style:style style:name="P133" style:family="paragraph" style:parent-style-name="Standard">
      <style:paragraph-properties fo:margin-top="0in" fo:margin-bottom="0in" loext:contextual-spacing="false" fo:line-height="100%" fo:text-align="end" style:justify-single-word="false" style:writing-mode="lr-tb"/>
      <style:text-properties style:font-name="Lato" fo:font-size="12pt" fo:language="id" fo:country="ID" fo:font-style="italic" style:font-name-asian="Ubuntu" style:font-size-asian="12pt" style:font-style-asian="italic" style:font-name-complex="Ubuntu" style:font-size-complex="12pt" style:font-style-complex="italic"/>
    </style:style>
    <style:style style:name="P134" style:family="paragraph" style:parent-style-name="Standard">
      <style:paragraph-properties fo:margin-top="0in" fo:margin-bottom="0in" loext:contextual-spacing="false" fo:line-height="100%" style:writing-mode="lr-tb"/>
      <style:text-properties style:use-window-font-color="true" fo:language="id" fo:country="ID"/>
    </style:style>
    <style:style style:name="P135" style:family="paragraph" style:parent-style-name="Heading_20_3">
      <style:paragraph-properties fo:margin-top="0in" fo:margin-bottom="0in" loext:contextual-spacing="false" fo:line-height="115%" fo:break-before="auto" fo:break-after="auto" style:writing-mode="lr-tb"/>
      <style:text-properties style:font-name="Ubuntu" fo:language="id" fo:country="ID" style:font-name-asian="Ubuntu" style:font-name-complex="Ubuntu"/>
    </style:style>
    <style:style style:name="P136" style:family="paragraph" style:parent-style-name="Heading_20_2">
      <style:paragraph-properties fo:margin-top="0in" fo:margin-bottom="0in" loext:contextual-spacing="false" fo:line-height="100%" fo:break-before="auto" fo:break-after="auto" style:writing-mode="lr-tb"/>
      <style:text-properties style:font-name="Ubuntu" fo:font-size="14pt" fo:language="id" fo:country="ID" fo:font-style="italic" style:font-name-asian="Ubuntu" style:font-size-asian="14pt" style:font-style-asian="italic" style:font-name-complex="Ubuntu" style:font-size-complex="14pt" style:font-style-complex="italic"/>
    </style:style>
    <style:style style:name="P137" style:family="paragraph" style:parent-style-name="Heading_20_2">
      <style:paragraph-properties fo:margin-top="0in" fo:margin-bottom="0in" loext:contextual-spacing="false" fo:line-height="115%" fo:break-before="auto" fo:break-after="auto" style:writing-mode="lr-tb"/>
      <style:text-properties style:font-name="Ubuntu" fo:font-size="14pt" fo:language="id" fo:country="ID" fo:font-style="italic" officeooo:paragraph-rsid="00893177" style:font-name-asian="Ubuntu" style:font-size-asian="14pt" style:font-style-asian="italic" style:font-name-complex="Ubuntu" style:font-size-complex="14pt" style:font-style-complex="italic"/>
    </style:style>
    <style:style style:name="P138" style:family="paragraph" style:parent-style-name="Heading_20_2">
      <style:paragraph-properties fo:margin-top="0in" fo:margin-bottom="0in" loext:contextual-spacing="false" fo:line-height="115%" fo:break-before="auto" fo:break-after="auto" style:writing-mode="lr-tb"/>
      <style:text-properties fo:language="id" fo:country="ID"/>
    </style:style>
    <style:style style:name="P139" style:family="paragraph" style:parent-style-name="Heading_20_2"/>
    <style:style style:name="P140" style:family="paragraph" style:parent-style-name="Heading_20_1">
      <style:paragraph-properties fo:margin-top="0in" fo:margin-bottom="0in" loext:contextual-spacing="false" fo:line-height="100%" fo:break-before="auto" fo:break-after="auto" style:writing-mode="lr-tb"/>
      <style:text-properties style:use-window-font-color="true" fo:language="id" fo:country="ID"/>
    </style:style>
    <style:style style:name="P141" style:family="paragraph" style:parent-style-name="Heading_20_1">
      <style:text-properties officeooo:rsid="00cdfbb1" officeooo:paragraph-rsid="00cdfbb1"/>
    </style:style>
    <style:style style:name="P142" style:family="paragraph" style:parent-style-name="Heading_20_1">
      <style:paragraph-properties fo:break-before="page"/>
    </style:style>
    <style:style style:name="P143" style:family="paragraph" style:parent-style-name="Text_20_body">
      <loext:graphic-properties draw:fill="none"/>
      <style:paragraph-properties fo:margin-left="0in" fo:margin-right="0in" fo:margin-top="0in" fo:margin-bottom="0.0972in" loext:contextual-spacing="false" fo:line-height="120%" fo:text-align="justify" style:justify-single-word="false" fo:orphans="2" fo:widows="2" fo:text-indent="0in" style:auto-text-indent="false" fo:background-color="transparent" style:writing-mode="lr-tb"/>
      <style:text-properties style:font-name="Ubuntu Light2" officeooo:rsid="00bb4f7d" officeooo:paragraph-rsid="00ba3d10"/>
    </style:style>
    <style:style style:name="P144" style:family="paragraph" style:parent-style-name="Text_20_body">
      <style:paragraph-properties fo:text-align="end" style:justify-single-word="false"/>
      <style:text-properties fo:language="id" fo:country="ID"/>
    </style:style>
    <style:style style:name="P145" style:family="paragraph" style:parent-style-name="Title" style:master-page-name="Standard">
      <style:paragraph-properties fo:margin-top="0in" fo:margin-bottom="0in" loext:contextual-spacing="false" fo:line-height="100%" style:page-number="auto" fo:break-before="auto" fo:break-after="auto" style:writing-mode="lr-tb"/>
      <style:text-properties fo:color="#741b47" style:font-name="Ubuntu" fo:font-size="24pt" fo:language="id" fo:country="ID" fo:font-weight="bold" officeooo:rsid="00cb72a2" officeooo:paragraph-rsid="00cb72a2" style:font-name-asian="Ubuntu" style:font-size-asian="24pt" style:font-weight-asian="bold" style:font-name-complex="Ubuntu" style:font-size-complex="24pt" style:font-weight-complex="bold"/>
    </style:style>
    <style:style style:name="P146" style:family="paragraph" style:parent-style-name="Table_20_Contents">
      <style:paragraph-properties fo:break-before="page"/>
    </style:style>
    <style:style style:name="P147" style:family="paragraph" style:parent-style-name="Contents_20_Heading">
      <style:paragraph-properties fo:break-before="auto" fo:break-after="auto"/>
    </style:style>
    <style:style style:name="T1" style:family="text">
      <style:text-properties fo:color="#1155cc" style:font-name="Ubuntu Light2" fo:font-size="12pt" fo:language="id" fo:country="ID" style:text-underline-style="solid" style:text-underline-width="auto" style:text-underline-color="font-color" style:font-name-asian="Ubuntu" style:font-size-asian="12pt" style:font-name-complex="Ubuntu" style:font-size-complex="12pt"/>
    </style:style>
    <style:style style:name="T2" style:family="text">
      <style:text-properties fo:color="#1155cc" fo:language="id" fo:country="ID" style:text-underline-style="solid" style:text-underline-width="auto" style:text-underline-color="font-color"/>
    </style:style>
    <style:style style:name="T3" style:family="text">
      <style:text-properties style:font-name="Ubuntu" fo:font-size="12pt" style:font-name-asian="Ubuntu" style:font-size-asian="12pt" style:font-name-complex="Ubuntu" style:font-size-complex="12pt"/>
    </style:style>
    <style:style style:name="T4" style:family="text">
      <style:text-properties style:font-name="Ubuntu" fo:font-size="12pt" fo:font-style="italic" style:font-name-asian="Ubuntu" style:font-size-asian="12pt" style:font-style-asian="italic" style:font-name-complex="Ubuntu" style:font-size-complex="12pt" style:font-style-complex="italic"/>
    </style:style>
    <style:style style:name="T5" style:family="text">
      <style:text-properties style:font-name="Ubuntu" fo:font-size="12pt" fo:font-style="italic" officeooo:rsid="00815890" style:font-name-asian="Ubuntu" style:font-size-asian="12pt" style:font-style-asian="italic" style:font-name-complex="Ubuntu" style:font-size-complex="12pt" style:font-style-complex="italic"/>
    </style:style>
    <style:style style:name="T6" style:family="text">
      <style:text-properties style:font-name="Ubuntu" fo:font-size="12pt" style:text-underline-style="solid" style:text-underline-width="auto" style:text-underline-color="font-color" style:font-name-asian="Ubuntu" style:font-size-asian="12pt" style:font-name-complex="Ubuntu" style:font-size-complex="12pt"/>
    </style:style>
    <style:style style:name="T7" style:family="text">
      <style:text-properties style:font-name="Ubuntu" fo:font-size="12pt" fo:language="id" fo:country="ID" style:font-name-asian="Ubuntu" style:font-size-asian="12pt" style:font-name-complex="Ubuntu" style:font-size-complex="12pt"/>
    </style:style>
    <style:style style:name="T8" style:family="text">
      <style:text-properties fo:font-style="italic" style:font-style-asian="italic" style:font-style-complex="italic"/>
    </style:style>
    <style:style style:name="T9" style:family="text">
      <style:text-properties fo:font-style="italic" fo:font-weight="bold" officeooo:rsid="0088b6c4" style:font-style-asian="italic" style:font-weight-asian="bold" style:font-style-complex="italic" style:font-weight-complex="bold"/>
    </style:style>
    <style:style style:name="T10" style:family="text">
      <style:text-properties fo:font-style="italic" fo:font-weight="normal" officeooo:rsid="0088b6c4" style:font-style-asian="italic" style:font-weight-asian="normal" style:font-style-complex="italic" style:font-weight-complex="normal"/>
    </style:style>
    <style:style style:name="T11" style:family="text">
      <style:text-properties style:font-name="Consolas" style:font-name-asian="Consolas" style:font-name-complex="Consolas"/>
    </style:style>
    <style:style style:name="T12" style:family="text">
      <style:text-properties style:font-name="Consolas" fo:font-size="12pt" style:font-name-asian="Consolas" style:font-size-asian="12pt" style:font-name-complex="Consolas" style:font-size-complex="12pt"/>
    </style:style>
    <style:style style:name="T13" style:family="text">
      <style:text-properties fo:color="#557799" style:font-name="Courier New" fo:background-color="#ffffff" loext:char-shading-value="0" style:font-name-asian="Courier New" style:font-name-complex="Courier New"/>
    </style:style>
    <style:style style:name="T14" style:family="text">
      <style:text-properties fo:color="#444444" style:font-name="Courier New" fo:background-color="#ffffff" loext:char-shading-value="0" style:font-name-asian="Courier New" style:font-name-complex="Courier New"/>
    </style:style>
    <style:style style:name="T15" style:family="text">
      <style:text-properties fo:color="#bb4444" style:font-name="Courier New" fo:font-weight="bold" fo:background-color="#ffffff" loext:char-shading-value="0" style:font-name-asian="Courier New" style:font-weight-asian="bold" style:font-name-complex="Courier New" style:font-weight-complex="bold"/>
    </style:style>
    <style:style style:name="T16" style:family="text">
      <style:text-properties fo:color="#bb4444" style:font-name="Courier New" style:font-name-asian="Courier New" style:font-name-complex="Courier New"/>
    </style:style>
    <style:style style:name="T17" style:family="text">
      <style:text-properties fo:color="#008800" style:font-name="Courier New" style:font-name-asian="Courier New" style:font-name-complex="Courier New"/>
    </style:style>
    <style:style style:name="T18" style:family="text">
      <style:text-properties fo:color="#008800" style:font-name="Courier New" fo:font-style="italic" fo:font-weight="bold" style:font-name-asian="Courier New" style:font-style-asian="italic" style:font-weight-asian="bold" style:font-name-complex="Courier New" style:font-style-complex="italic" style:font-weight-complex="bold"/>
    </style:style>
    <style:style style:name="T19" style:family="text">
      <style:text-properties fo:color="#008800" style:font-name="Courier New" fo:font-style="italic" style:font-name-asian="Courier New" style:font-style-asian="italic" style:font-name-complex="Courier New" style:font-style-complex="italic"/>
    </style:style>
    <style:style style:name="T20" style:family="text">
      <style:text-properties fo:color="#000080" style:font-name="Courier New" style:font-name-asian="Courier New" style:font-name-complex="Courier New"/>
    </style:style>
    <style:style style:name="T21" style:family="text">
      <style:text-properties fo:color="#000080" style:font-name="Courier New" fo:font-weight="bold" style:font-name-asian="Courier New" style:font-weight-asian="bold" style:font-name-complex="Courier New" style:font-weight-complex="bold"/>
    </style:style>
    <style:style style:name="T22" style:family="text">
      <style:text-properties fo:color="#000080" style:font-name="Courier New" style:text-underline-style="solid" style:text-underline-width="auto" style:text-underline-color="font-color" style:font-name-asian="Courier New" style:font-name-complex="Courier New"/>
    </style:style>
    <style:style style:name="T23" style:family="text">
      <style:text-properties fo:color="#000080" style:font-name="Droid Sans Mono" style:font-name-asian="Droid Sans Mono" style:font-name-complex="Droid Sans Mono"/>
    </style:style>
    <style:style style:name="T24" style:family="text">
      <style:text-properties fo:color="#000080" style:font-name="Droid Sans Mono" officeooo:rsid="005ed3ef" style:font-name-asian="Droid Sans Mono" style:font-name-complex="Droid Sans Mono"/>
    </style:style>
    <style:style style:name="T25" style:family="text">
      <style:text-properties fo:color="#000080" style:font-name="Droid Sans Mono" fo:font-weight="bold" style:font-name-asian="Droid Sans Mono" style:font-weight-asian="bold" style:font-name-complex="Droid Sans Mono" style:font-weight-complex="bold"/>
    </style:style>
    <style:style style:name="T26" style:family="text">
      <style:text-properties fo:color="#00bb00" style:font-name="Courier New" fo:font-weight="bold" style:font-name-asian="Courier New" style:font-weight-asian="bold" style:font-name-complex="Courier New" style:font-weight-complex="bold"/>
    </style:style>
    <style:style style:name="T27" style:family="text">
      <style:text-properties fo:color="#00bb00" style:font-name="Courier New" style:font-name-asian="Courier New" style:font-name-complex="Courier New"/>
    </style:style>
    <style:style style:name="T28" style:family="text">
      <style:text-properties fo:color="#00a000" style:font-name="Courier New" style:font-name-asian="Courier New" style:font-name-complex="Courier New"/>
    </style:style>
    <style:style style:name="T29" style:family="text">
      <style:text-properties fo:color="#bb6622" style:font-name="Courier New" fo:font-weight="bold" style:font-name-asian="Courier New" style:font-weight-asian="bold" style:font-name-complex="Courier New" style:font-weight-complex="bold"/>
    </style:style>
    <style:style style:name="T30" style:family="text">
      <style:text-properties fo:color="#bb6622" style:font-name="Courier New" style:font-name-asian="Courier New" style:font-name-complex="Courier New"/>
    </style:style>
    <style:style style:name="T31" style:family="text">
      <style:text-properties style:font-name="Courier New" fo:font-size="12pt" style:font-name-asian="Courier New" style:font-size-asian="12pt" style:font-name-complex="Courier New" style:font-size-complex="12pt"/>
    </style:style>
    <style:style style:name="T32" style:family="text">
      <style:text-properties style:font-name="Courier New" style:font-name-asian="Courier New" style:font-name-complex="Courier New"/>
    </style:style>
    <style:style style:name="T33" style:family="text">
      <style:text-properties fo:color="#000000"/>
    </style:style>
    <style:style style:name="T34" style:family="text">
      <style:text-properties fo:color="#000000" style:text-line-through-style="none" style:text-line-through-type="none" style:font-name="Courier New" fo:font-style="normal" style:text-underline-style="none" fo:font-weight="normal" style:font-name-asian="Courier New" style:font-style-asian="normal" style:font-weight-asian="normal" style:font-name-complex="Courier New" style:font-style-complex="normal" style:font-weight-complex="normal"/>
    </style:style>
    <style:style style:name="T35" style:family="text">
      <style:text-properties fo:color="#000000" style:text-line-through-style="none" style:text-line-through-type="none" style:font-name="Courier New" fo:font-style="normal" style:text-underline-style="none" fo:font-weight="normal" officeooo:rsid="0067730a" style:font-name-asian="Courier New" style:font-style-asian="normal" style:font-weight-asian="normal" style:font-name-complex="Courier New" style:font-style-complex="normal" style:font-weight-complex="normal"/>
    </style:style>
    <style:style style:name="T36"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7" style:family="text">
      <style:text-properties fo:color="#000000" fo:language="id" fo:country="ID" style:text-underline-style="solid" style:text-underline-width="auto" style:text-underline-color="font-color"/>
    </style:style>
    <style:style style:name="T38" style:family="text">
      <style:text-properties fo:color="#666666" style:font-name="Courier New" style:font-name-asian="Courier New" style:font-name-complex="Courier New"/>
    </style:style>
    <style:style style:name="T39" style:family="text">
      <style:text-properties fo:color="#aa22ff" style:font-name="Courier New" fo:font-weight="bold" style:font-name-asian="Courier New" style:font-weight-asian="bold" style:font-name-complex="Courier New" style:font-weight-complex="bold"/>
    </style:style>
    <style:style style:name="T40" style:family="text">
      <style:text-properties fo:color="#aa22ff" style:font-name="Courier New" style:font-name-asian="Courier New" style:font-name-complex="Courier New"/>
    </style:style>
    <style:style style:name="T41" style:family="text">
      <style:text-properties fo:color="#a0a000" style:font-name="Courier New" style:font-name-asian="Courier New" style:font-name-complex="Courier New"/>
    </style:style>
    <style:style style:name="T42" style:family="text">
      <style:text-properties style:text-underline-style="solid" style:text-underline-width="auto" style:text-underline-color="font-color"/>
    </style:style>
    <style:style style:name="T43" style:family="text">
      <style:text-properties style:font-name-asian="Ubuntu" style:font-name-complex="Ubuntu"/>
    </style:style>
    <style:style style:name="T44" style:family="text">
      <style:text-properties officeooo:rsid="00985250" style:font-name-asian="Ubuntu" style:font-name-complex="Ubuntu"/>
    </style:style>
    <style:style style:name="T45" style:family="text">
      <style:text-properties officeooo:rsid="004cb2b7"/>
    </style:style>
    <style:style style:name="T46" style:family="text">
      <style:text-properties officeooo:rsid="004f9535"/>
    </style:style>
    <style:style style:name="T47" style:family="text">
      <style:text-properties officeooo:rsid="005411ce"/>
    </style:style>
    <style:style style:name="T48" style:family="text">
      <style:text-properties officeooo:rsid="00637ac6"/>
    </style:style>
    <style:style style:name="T49" style:family="text">
      <style:text-properties officeooo:rsid="006940e4"/>
    </style:style>
    <style:style style:name="T50" style:family="text">
      <style:text-properties fo:font-size="12pt" style:font-name-asian="Ubuntu" style:font-size-asian="12pt" style:font-name-complex="Ubuntu" style:font-size-complex="12pt"/>
    </style:style>
    <style:style style:name="T51" style:family="text">
      <style:text-properties fo:font-size="12pt" officeooo:rsid="00502339" style:font-name-asian="Ubuntu" style:font-size-asian="12pt" style:font-name-complex="Ubuntu" style:font-size-complex="12pt"/>
    </style:style>
    <style:style style:name="T52" style:family="text">
      <style:text-properties fo:font-size="12pt" officeooo:rsid="005cd7b1" style:font-name-asian="Ubuntu" style:font-size-asian="12pt" style:font-name-complex="Ubuntu" style:font-size-complex="12pt"/>
    </style:style>
    <style:style style:name="T53" style:family="text">
      <style:text-properties fo:font-size="12pt" officeooo:rsid="009ca871" style:font-name-asian="Ubuntu" style:font-size-asian="12pt" style:font-name-complex="Ubuntu" style:font-size-complex="12pt"/>
    </style:style>
    <style:style style:name="T54" style:family="text">
      <style:text-properties fo:font-size="12pt" officeooo:rsid="009d7f0c" style:font-name-asian="Ubuntu" style:font-size-asian="12pt" style:font-name-complex="Ubuntu" style:font-size-complex="12pt"/>
    </style:style>
    <style:style style:name="T55" style:family="text">
      <style:text-properties fo:font-size="12pt" fo:font-weight="bold" style:font-name-asian="Ubuntu" style:font-size-asian="12pt" style:font-weight-asian="bold" style:font-name-complex="Ubuntu" style:font-size-complex="12pt" style:font-weight-complex="bold"/>
    </style:style>
    <style:style style:name="T56" style:family="text">
      <style:text-properties fo:font-size="12pt" fo:font-style="italic" style:font-name-asian="Ubuntu" style:font-size-asian="12pt" style:font-style-asian="italic" style:font-name-complex="Ubuntu" style:font-size-complex="12pt" style:font-style-complex="italic"/>
    </style:style>
    <style:style style:name="T57" style:family="text">
      <style:text-properties fo:font-size="12pt" style:font-name-asian="Courier New" style:font-size-asian="12pt" style:font-name-complex="Courier New" style:font-size-complex="12pt"/>
    </style:style>
    <style:style style:name="T58" style:family="text">
      <style:text-properties fo:font-size="12pt" style:font-name-asian="Consolas" style:font-size-asian="12pt" style:font-name-complex="Consolas" style:font-size-complex="12pt"/>
    </style:style>
    <style:style style:name="T59" style:family="text">
      <style:text-properties fo:font-size="12pt" officeooo:rsid="00a6479b" style:font-name-asian="Consolas" style:font-size-asian="12pt" style:font-name-complex="Consolas" style:font-size-complex="12pt"/>
    </style:style>
    <style:style style:name="T60" style:family="text">
      <style:text-properties officeooo:rsid="007035f1"/>
    </style:style>
    <style:style style:name="T61" style:family="text">
      <style:text-properties style:font-name="Ubuntu Light2"/>
    </style:style>
    <style:style style:name="T62" style:family="text">
      <style:text-properties style:font-name="Ubuntu Light2" fo:font-size="12pt" style:font-name-asian="Ubuntu" style:font-size-asian="12pt" style:font-name-complex="Ubuntu" style:font-size-complex="12pt"/>
    </style:style>
    <style:style style:name="T63" style:family="text">
      <style:text-properties style:font-name="Ubuntu Light2" fo:font-size="12pt" officeooo:rsid="0096bfab" style:font-name-asian="Ubuntu" style:font-size-asian="12pt" style:font-name-complex="Ubuntu" style:font-size-complex="12pt"/>
    </style:style>
    <style:style style:name="T64" style:family="text">
      <style:text-properties style:font-name="Ubuntu Light2" fo:font-size="12pt" fo:language="id" fo:country="ID" style:font-name-asian="Ubuntu" style:font-size-asian="12pt" style:font-name-complex="Ubuntu" style:font-size-complex="12pt"/>
    </style:style>
    <style:style style:name="T65" style:family="text">
      <style:text-properties style:font-name="Ubuntu Light2" fo:font-size="12pt" fo:language="id" fo:country="ID" officeooo:rsid="007c1a01" style:font-name-asian="Ubuntu" style:font-size-asian="12pt" style:font-name-complex="Ubuntu" style:font-size-complex="12pt"/>
    </style:style>
    <style:style style:name="T66" style:family="text">
      <style:text-properties style:font-name="Ubuntu Light2" fo:font-size="12pt" fo:language="id" fo:country="ID" officeooo:rsid="007ca090" style:font-name-asian="Ubuntu" style:font-size-asian="12pt" style:font-name-complex="Ubuntu" style:font-size-complex="12pt"/>
    </style:style>
    <style:style style:name="T67" style:family="text">
      <style:text-properties style:font-name="Ubuntu Light2" fo:font-size="12pt" fo:language="id" fo:country="ID" officeooo:rsid="008f9ab8" style:font-name-asian="Ubuntu" style:font-size-asian="12pt" style:font-name-complex="Ubuntu" style:font-size-complex="12pt"/>
    </style:style>
    <style:style style:name="T68" style:family="text">
      <style:text-properties style:font-name="Ubuntu Light2" officeooo:rsid="00bb4f7d"/>
    </style:style>
    <style:style style:name="T69" style:family="text">
      <style:text-properties style:font-name="Ubuntu Light2" officeooo:rsid="00bcb2e2"/>
    </style:style>
    <style:style style:name="T70" style:family="text">
      <style:text-properties style:font-name="Ubuntu Light2" officeooo:rsid="00bcd486"/>
    </style:style>
    <style:style style:name="T71" style:family="text">
      <style:text-properties style:font-name="Ubuntu Light2" officeooo:rsid="00bd2724"/>
    </style:style>
    <style:style style:name="T72" style:family="text">
      <style:text-properties officeooo:rsid="0080f4d1"/>
    </style:style>
    <style:style style:name="T73" style:family="text">
      <style:text-properties officeooo:rsid="0082f7d5"/>
    </style:style>
    <style:style style:name="T74" style:family="text">
      <style:text-properties officeooo:rsid="008333b8"/>
    </style:style>
    <style:style style:name="T75" style:family="text">
      <style:text-properties officeooo:rsid="008439ca"/>
    </style:style>
    <style:style style:name="T76" style:family="text">
      <style:text-properties officeooo:rsid="0080d2ba"/>
    </style:style>
    <style:style style:name="T77" style:family="text">
      <style:text-properties officeooo:rsid="00818e89"/>
    </style:style>
    <style:style style:name="T78" style:family="text">
      <style:text-properties officeooo:rsid="007ec918"/>
    </style:style>
    <style:style style:name="T79" style:family="text">
      <style:text-properties officeooo:rsid="0088b6c4"/>
    </style:style>
    <style:style style:name="T80" style:family="text">
      <style:text-properties fo:font-style="normal" fo:font-weight="normal" officeooo:rsid="008d29e4" style:font-style-asian="normal" style:font-weight-asian="normal" style:font-style-complex="normal" style:font-weight-complex="normal"/>
    </style:style>
    <style:style style:name="T81" style:family="text">
      <style:text-properties officeooo:rsid="008fbea2"/>
    </style:style>
    <style:style style:name="T82" style:family="text">
      <style:text-properties officeooo:rsid="009be012"/>
    </style:style>
    <style:style style:name="T83" style:family="text">
      <style:text-properties officeooo:rsid="009d2c02"/>
    </style:style>
    <style:style style:name="T84" style:family="text">
      <style:text-properties officeooo:rsid="0098554e"/>
    </style:style>
    <style:style style:name="T85" style:family="text">
      <style:text-properties style:text-position="27% 80%" fo:font-weight="normal" fo:background-color="transparent" loext:char-shading-value="0"/>
    </style:style>
    <style:style style:name="T86" style:family="text">
      <style:text-properties officeooo:rsid="008c2a19"/>
    </style:style>
    <style:style style:name="T87" style:family="text">
      <style:text-properties officeooo:rsid="008eaeca"/>
    </style:style>
    <style:style style:name="T88" style:family="text">
      <style:text-properties fo:language="id" fo:country="ID"/>
    </style:style>
    <style:style style:name="T89" style:family="text">
      <style:text-properties fo:language="id" fo:country="ID" style:text-underline-style="solid" style:text-underline-width="auto" style:text-underline-color="font-color"/>
    </style:style>
    <style:style style:name="T90" style:family="text">
      <style:text-properties officeooo:rsid="0095e260"/>
    </style:style>
    <style:style style:name="T91" style:family="text">
      <style:text-properties style:font-name="Ubuntu Mono"/>
    </style:style>
    <style:style style:name="T92" style:family="text">
      <style:text-properties style:font-name="Ubuntu Mono" fo:font-size="12pt" officeooo:rsid="0096bfab" style:font-name-asian="Consolas" style:font-size-asian="12pt" style:font-name-complex="Consolas" style:font-size-complex="12pt"/>
    </style:style>
    <style:style style:name="T93" style:family="text">
      <style:text-properties style:font-name="Ubuntu Mono" officeooo:rsid="00a21ebf"/>
    </style:style>
    <style:style style:name="T94" style:family="text">
      <style:text-properties style:font-name="Ubuntu Mono" style:font-name-asian="Consolas" style:font-name-complex="Consolas"/>
    </style:style>
    <style:style style:name="T95" style:family="text">
      <style:text-properties officeooo:rsid="009d7f0c"/>
    </style:style>
    <style:style style:name="T96" style:family="text">
      <style:text-properties officeooo:rsid="009e5a64"/>
    </style:style>
    <style:style style:name="T97" style:family="text">
      <style:text-properties officeooo:rsid="00a2bed1"/>
    </style:style>
    <style:style style:name="T98" style:family="text">
      <style:text-properties officeooo:rsid="00a2ea22"/>
    </style:style>
    <style:style style:name="T99" style:family="text">
      <style:text-properties style:font-name-asian="Consolas" style:font-name-complex="Consolas"/>
    </style:style>
    <style:style style:name="T100" style:family="text">
      <style:text-properties officeooo:rsid="00b6c81c"/>
    </style:style>
    <style:style style:name="T101" style:family="text">
      <style:text-properties officeooo:rsid="00bb4f7d"/>
    </style:style>
    <style:style style:name="T102" style:family="text">
      <style:text-properties officeooo:rsid="00c55a4d"/>
    </style:style>
    <style:style style:name="T103" style:family="text">
      <style:text-properties officeooo:rsid="00c73714"/>
    </style:style>
    <style:style style:name="T104" style:family="text">
      <style:text-properties fo:color="#800000"/>
    </style:style>
    <style:style style:name="T105" style:family="text">
      <style:text-properties fo:color="#800000" fo:language="id" fo:country="ID" style:text-underline-style="solid" style:text-underline-width="auto" style:text-underline-color="font-color"/>
    </style:style>
    <style:style style:name="T106" style:family="text">
      <style:text-properties style:use-window-font-color="true"/>
    </style:style>
    <style:style style:name="T107" style:family="text">
      <style:text-properties style:use-window-font-color="true" fo:language="id" fo:country="ID"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Konsep dan Implementasi Pemrograman dengan Bahasa C</text:p>
      <text:p text:style-name="P12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2">Bagus Tris Atmaja</text:p>
      <text:p text:style-name="P131"/>
      <text:p text:style-name="P146"/>
      <text:table-of-content text:style-name="Sect1" text:protected="true" text:name="Table of Contents1">
        <text:table-of-content-source text:outline-level="4" text:use-outline-level="false" text:use-index-source-styles="true">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7">Daftar Isi</text:p>
          </text:index-title>
        </text:index-body>
      </text:table-of-content>
      <text:p text:style-name="P118"><text:a xlink:type="simple" xlink:href="#h.jbh5j28xu3c6" text:style-name="Internet_20_link" text:visited-style-name="Visited_20_Internet_20_Link"><text:span text:style-name="T107"/></text:a></text:p>
      <text:h text:style-name="P140" text:outline-level="10"/>
      <text:p text:style-name="P134"/>
      <text:p text:style-name="P134"/>
      <text:p text:style-name="Header_20_1">Sdfdsafa</text:p>
      <text:p text:style-name="Header_20_1">dsfdasfasd</text:p>
      <text:p text:style-name="Heading">asdfasdfa</text:p>
      <text:p text:style-name="Header_20_1"/>
      <text:p text:style-name="P141"/>
      <text:p text:style-name="P120"><text:bookmark-start text:name="__RefHeading__4623_1837481245"/><text:bookmark text:name="h.jbh5j28xu3c6"/>Pengantar<text:bookmark-end text:name="__RefHeading__4623_1837481245"/></text:p>
      <text:p text:style-name="P33"/>
      <text:p text:style-name="P9"><text:span text:style-name="T50">Ketika saya belajar pemrograman komputer pada saat SMA, bukan main pusingnya kepala saya saat itu. Kode apaan ini? Begitu pikir saya saat itu. Ketika itu kami diajari Pascal. Berlanjut di waktu kuliah, pusing saya bertambah karena dosen saya memberikan pemrograman C++ pada mahasiswa tingkat dasar yang kebanyakan baru mengenal komputer, dan masih</text:span><text:span text:style-name="T56"> blank</text:span><text:span text:style-name="T50"> sama sekali dengan materi pemrograman.</text:span></text:p>
      <text:p text:style-name="P3"/>
      <text:p text:style-name="P9"><text:span text:style-name="T50">Berangkat dari pengalaman saya itulah, saya mencari cara mudah untuk belajar pemrograman. Banyak yang menyarankan untuk belajar Phyton karena simpel dan ringkas. Tapi saya kurang setuju, belajar materi apapun pertama kali harus dari dasarnya. Dan dasar pemrograman adalah dengan bahasa C, bukan Pascal yang diajarkan guru SMA saya, C++ yang diajarkan dosen saya pada kuliah tingkat dasar, atau Phyton seperti yang disarankan kebanyakan orang. Meskipun C itu njlimet dan bertele-tele, tapi disitulah letak </text:span><text:span text:style-name="T53">fondasi</text:span><text:span text:style-name="T50"> ilmu pemrograman. Sesuat</text:span>u<text:span text:style-name="T50"> yang dijelaskan dan disyaratkan secara mendetail seperti yang diminta oleh bahasa C akan sangat berguna untuk membangun </text:span><text:span text:style-name="T54">fondasi</text:span><text:span text:style-name="T50"> pemrograman komputer.</text:span></text:p>
      <text:p text:style-name="P3"/>
      <text:p text:style-name="P9"><text:span text:style-name="T50">Dan gayung pun bersambut, lewat MOOC di EdX saya menemukan materi kuliah online free tentang pengenalan ilmu komputer yang sebagian besar materinya disampaikan dengan pemrograman bahasa C. Kuliah ini bisa disebut kuliah paling interaktif di dunia, kuliah paling berkesan karena semua materi bisa diakses oleh siapapun, dan kapanpun. Termasuk semua kuliah divideokan, sejak tahun 2007 hingga sekarang dimana semua PR, tutorial, seminar, quiz dan hal-hal lain berkaitan dengan kuliah tersebut masih tersimpan rapi dan </text:span><text:span text:style-name="T56">dowloadable</text:span><text:span text:style-name="T50">. Ini adalah kuliah paling keren, paling hebat dan yang paling bergengsi, kuliah tersebut adalah produk dari Harvard University. Rasanya seperti kuliah di Harvard beneran.</text:span></text:p>
      <text:p text:style-name="P3"/>
      <text:p text:style-name="P93">Disamping mengikuti kuliah formal dan kuliah online melalui inte<text:span text:style-name="T95">rnet, saya mendapatkan pelatihan tentang “High Performance Computing” dan “Scientific Computing” yang sebagaian materinya diberikan dalam bahasa C. Pelatihan tersebut memberikan konsep dan praktek dengan perbandingan 50:50 yang saya adopsi pada Buku ini. Selain itu buku ini juga menambahkan slide dan contoh kode sumber yang bisa disa didownload melalui link berikut,</text:span></text:p>
      <text:p text:style-name="P106"><text:a xlink:type="simple" xlink:href="http://http://github.com/bagustris/c-code" text:style-name="Internet_20_link" text:visited-style-name="Visited_20_Internet_20_Link"><text:span text:style-name="T88">http://github.com/bagustris/c-code</text:span></text:a></text:p>
      <text:p text:style-name="P93">Akhirnya, tak ada gading yang tak retak. Segara saran dan usulan akan kami tampung dan terima untuk perbaikan buku edisi selanjutnya.</text:p>
      <text:p text:style-name="P74"/>
      <text:p text:style-name="P93">Bagus <text:span text:style-name="T96">Tris Atmaja (bagus@ep.its.ac.id)</text:span></text:p>
      <text:p text:style-name="P101">Institut Teknologi Sepuluh Nopember, Surabaya</text:p>
      <text:p text:style-name="P120"><text:bookmark-start text:name="__RefHeading__4625_1837481245"/><text:bookmark text:name="h.jievj14b3mxz"/>Bab 0<text:bookmark-end text:name="__RefHeading__4625_1837481245"/></text:p>
      <text:p text:style-name="P82">Setup. <text:s/>Editor. Compiler. <text:span text:style-name="T87"><text:s/></text:span>CS50 Library. Hello world!</text:p>
      <text:p text:style-name="P33"/>
      <text:p text:style-name="P103">Think algorithmically, solve efficiently.</text:p>
      <text:p text:style-name="P133"/>
      <text:p text:style-name="Heading_20_2"><text:bookmark-start text:name="__RefHeading__4627_1837481245"/><text:bookmark text:name="h.1ie6f8efs8hx"/>Setup<text:bookmark-end text:name="__RefHeading__4627_1837481245"/></text:p>
      <text:p text:style-name="P119">Saya merekomendasikan anda untuk memakai laptop dengan Ubuntu OS untuk belajar pemrograman dengan Bahasa C ini. Anda tidak perlu menginstall CS50 appliance seperti yang direkomendasikan oleh CS50. Kenapa? karena dengan menginstall appliance berarti anda mengintall OS di dalam OS, ini akan membuat laptop/komputer anda lebih lambat.</text:p>
      <text:p text:style-name="P34"/>
      <text:p text:style-name="Heading_20_2"><text:bookmark-start text:name="__RefHeading__4629_1837481245"/><text:bookmark text:name="h.2dt2polknrjm"/>Editor<text:bookmark-end text:name="__RefHeading__4629_1837481245"/></text:p>
      <text:p text:style-name="P1"><text:span text:style-name="T7">J</text:span><text:span text:style-name="T64">ika anda ingin menjadi seorang programmer, maka mengetik menggunakan </text:span><text:a xlink:type="simple" xlink:href="http://www.vim.org/" text:style-name="Internet_20_link" text:visited-style-name="Visited_20_Internet_20_Link"><text:span text:style-name="T1">VIM</text:span></text:a><text:span text:style-name="T64"> adalah sebuah keharusan. Menggunakan Gedit tidak menjadi masalah ketika masih dalam tahap belajar, namun kekuatan dan kecepatan membuat program dengan Gedit tentu tidak sebanding ketika dibandingkan dengan membuat program dengan Vim. </text:span><text:span text:style-name="T65">Terlepas apapun editornya tidak akan jadi masalah, namun jangan biarkan diri anda berlarut-larut </text:span><text:span text:style-name="T66">dalam </text:span><text:span text:style-name="T65">memilih dan mengkonfigurasi editor. </text:span><text:span text:style-name="T67">Gedit cukup untuk hal ini.</text:span></text:p>
      <text:p text:style-name="P4"/>
      <text:p text:style-name="Heading_20_2"><text:bookmark-start text:name="__RefHeading__4631_1837481245"/><text:bookmark text:name="h.tukg4sgrtkaw"/>Compiler<text:bookmark-end text:name="__RefHeading__4631_1837481245"/></text:p>
      <text:p text:style-name="P4">Sesuai dengan yang direkomendasikan oleh CS50, saya juga sependapat, compiler Clang lebih baik dibanding dengan GCC karena clang memberikan error message yang akurat dibandingkan error message yang diberikan GCC. Ini akan sangat berguna, karena hampir mustahil pada saat meng-compile program pertama kali kita selalu berhasil. Error message sangat membantu kita untuk memperbaiki kesalahan dalam program kita. </text:p>
      <text:p text:style-name="P19"/>
      <text:p text:style-name="P19">Saya lebih suka menggunakan perintah clang langsung daripada menggunakan perintah make. Dengan perintah clang, by default outputnya akan disimpan dengan nama a.out, dan akan me-<text:span text:style-name="T8">replace</text:span> a.out lama begitu kita meng-compile program yang baru. Dengan cara ini, akan ada satu file a.out saja sehingga akan menghemat memori komputer kita.</text:p>
      <text:p text:style-name="P19"/>
      <text:p text:style-name="P19">Untuk meng-compile gunakan (di terminal): <text:span text:style-name="T93">gcc</text:span><text:span text:style-name="T94"> namafile.c</text:span></text:p>
      <text:p text:style-name="P93">Untuk menjalankan output program : <text:span text:style-name="T94">./a.out</text:span></text:p>
      <text:p text:style-name="P93">Ada kalanya compiler clang mengalami error ketika mengcompile program, padahal tidak ada error yang signifikan. Jika hal ini terjadi, cobalah memakai gcc. Gcc lebih <text:soft-page-break/>luas cakupannya (dalam menghandle fungsi dll) <text:span text:style-name="T72">meski pesan error maupun warningnya kadang sulit difahami.</text:span></text:p>
      <text:p text:style-name="P73"/>
      <text:p text:style-name="Heading_20_2"><text:bookmark-start text:name="__RefHeading__4633_1837481245"/><text:bookmark text:name="h.sychijypt26h"/>CS50 Library<text:bookmark-end text:name="__RefHeading__4633_1837481245"/></text:p>
      <text:p text:style-name="P9"><text:span text:style-name="T50">Untuk menggunakan library cs50 yang hampir dipakai </text:span>pada <text:span text:style-name="T50">semua skrip dalam buku ini, maka terlebih dahulu kita harus menginstall library cs50. Untuk Ubuntu, langkah-langkah menginstall library adalah sebagai berikut (melalui command di terminal, anda harus menjadi root/sudo dulu),</text:span></text:p>
      <text:p text:style-name="P33"/>
      <table:table table:name="Table3" table:style-name="Table3">
        <table:table-column table:style-name="Table3.A"/>
        <table:table-row>
          <table:table-cell table:style-name="Table3.A1" office:value-type="string">
            <text:p text:style-name="P51"><text:span text:style-name="T48">sudo su -</text:span><text:line-break/>wget http://mirror.cs50.net/library50/c/library50-c-5.zip<text:line-break/>unzip library50-c-5.zip<text:line-break/>rm -f library50-c-5.zip<text:line-break/>cd library50-c-5<text:line-break/>gcc -c -ggdb -std=c99 cs50.c -o cs50.o<text:line-break/>ar rcs libcs50.a cs50.o<text:line-break/>chmod 0644 cs50.h libcs50.a<text:line-break/>mkdir -p /usr/local/include<text:line-break/>chmod 0755 /usr/local/include<text:line-break/>mv -f cs50.h /usr/local/include<text:line-break/>mkdir -p /usr/local/lib<text:line-break/>chmod 0755 /usr/local/lib<text:line-break/>mv -f libcs50.a /usr/local/lib<text:line-break/>cd ..<text:line-break/>rm -rf library50-c-5</text:p>
          </table:table-cell>
        </table:table-row>
      </table:table>
      <text:p text:style-name="P75"/>
      <text:p text:style-name="P75"/>
      <text:p text:style-name="P8"><text:span text:style-name="T50">Setelah itu, </text:span>kita<text:span text:style-name="T50"> dapat menggunakan cs50 library dengan menambahkannya di header file C anda,</text:span></text:p>
      <text:p text:style-name="P39"/>
      <text:p text:style-name="P24"><text:span text:style-name="T13">#include</text:span><text:span text:style-name="T14"> </text:span><text:span text:style-name="T15">&lt;cs50.h&gt;</text:span></text:p>
      <text:p text:style-name="P33"/>
      <text:p text:style-name="P4">Untuk meng-compile, tambahkan -lcs50, misal,</text:p>
      <text:p text:style-name="P40"/>
      <text:p text:style-name="P57"><text:span text:style-name="T97">gcc</text:span> hello.c -lcs50</text:p>
      <text:p text:style-name="P33"/>
      <text:p text:style-name="Heading_20_2"><text:bookmark-start text:name="__RefHeading__4635_1837481245"/><text:bookmark text:name="h.piji7x8fyh1i"/>Hello, World!<text:bookmark-end text:name="__RefHeading__4635_1837481245"/></text:p>
      <text:p text:style-name="P4">Baiklah, sekarang saatnya membuat program C pertama kita. Seperti bayi yang baru lahir, program pertama kita adalah hello world. Untuk memulainya, ketikkan di terminal, </text:p>
      <text:p text:style-name="P34"/>
      <text:p text:style-name="P58"><text:span text:style-name="T59">gedit</text:span><text:span text:style-name="T58"> hello-</text:span><text:span text:style-name="T99">0</text:span><text:span text:style-name="T58">.c</text:span></text:p>
      <text:p text:style-name="P34"/>
      <text:p text:style-name="P9"><text:soft-page-break/><text:span text:style-name="T50">maka anda akan masuk vim untuk mengetik program hello</text:span>-0<text:span text:style-name="T50">.c. Berikut sintaksnya.</text:span></text:p>
      <text:p text:style-name="P41"/>
      <text:p text:style-name="P37">hello-0.c</text:p>
      <text:p text:style-name="P20"><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7"/>printf(</text:span><text:span text:style-name="T16">"hello, world!</text:span><text:span text:style-name="T29">\n</text:span><text:span text:style-name="T16">"</text:span><text:span text:style-name="T20">);<text:line-break/>}</text:span></text:p>
      <text:p text:style-name="P42"/>
      <text:p text:style-name="P9"><text:span text:style-name="T50">Untuk menyimpan dan keluar dari Vim silakan ketik “:</text:span><text:span text:style-name="T57">wq</text:span><text:span text:style-name="T50">” (tanpa petik) pada editor Vim anda (normal mode). Kemudian untuk meng-compilenya gunakan perintah berikut,</text:span></text:p>
      <text:p text:style-name="P34"/>
      <text:p text:style-name="P57"><text:span text:style-name="T98">gcc</text:span> helloworld.c</text:p>
      <text:p text:style-name="P43"/>
      <text:p text:style-name="P4">Proses kompilasi tersebut akan menghasilkan output file a.out, untuk menjalankan file output tersebut, ketikkan pada terminal anda,</text:p>
      <text:p text:style-name="P34"/>
      <text:p text:style-name="P57">./a.out</text:p>
      <text:p text:style-name="P34"/>
      <text:p text:style-name="P93"><text:span text:style-name="T50">Maka akan tampil di layar terminal anda tulisan </text:span><text:span text:style-name="T58">Hello, world!. </text:span><text:span text:style-name="T50">Sedikit penjelasan tentang perintah “</text:span><text:span text:style-name="T58">./a.out</text:span><text:span text:style-name="T50">” diatas, tanda titik artinya direktori tempat kita bekerja saat ini, dan a.out adalah file output default dari program bila kita tidak memberi nama file output tersebut.</text:span></text:p>
      <text:p text:style-name="P104">Jadi, alur kompilasi program C kurang lebih adalah sebagai berikut,</text:p>
      <text:p text:style-name="P105">souce code →<text:span text:style-name="T90"> </text:span><text:s/>compiler →<text:span text:style-name="T90"> </text:span><text:s/>object code</text:p>
      <text:p text:style-name="P105"/>
      <text:p text:style-name="Heading_20_2"><text:bookmark-start text:name="__RefHeading__4637_1837481245"/><text:bookmark text:name="h.led8hm1rr47v"/>Font<text:bookmark-end text:name="__RefHeading__4637_1837481245"/></text:p>
      <text:p text:style-name="P6">Beberapa tipe font yang akan kita gunakan untuk penulisan buku ini adalah sbb;</text:p>
      <text:p text:style-name="P5">Ubuntu <text:span text:style-name="T86">light</text:span> → Untuk teks</text:p>
      <text:p text:style-name="P10"><text:span text:style-name="T92">Ubuntu mono</text:span><text:span text:style-name="T12"> </text:span><text:span text:style-name="T3">→ </text:span><text:span text:style-name="T62">Untuk perintah di terminal</text:span></text:p>
      <text:p text:style-name="P10"><text:span text:style-name="T31">Courier New </text:span><text:span text:style-name="T3">→ </text:span><text:span text:style-name="T62">Untuk sintaks/skrip yang diketik di editor (</text:span><text:span text:style-name="T63">Gedit, </text:span><text:span text:style-name="T62">VIM)</text:span></text:p>
      <text:p text:style-name="P35"/>
      <text:p text:style-name="P35"/>
      <text:p text:style-name="P120"><text:bookmark-start text:name="__RefHeading__4639_1837481245"/>Bab 1<text:bookmark-end text:name="__RefHeading__4639_1837481245"/></text:p>
      <text:p text:style-name="P84"><text:span text:style-name="T44">Pemrograman. </text:span><text:span text:style-name="T43">Bits. Binary. ASCII. Algorithms. </text:span>Pseudocode. Source code. Compiler. Object code. Statements. Boolean expressions. Conditions. Loops. Variables. Functions. Arrays. Threads.</text:p>
      <text:p text:style-name="P33"/>
      <text:p text:style-name="P22"><text:span text:style-name="T4">“Think l</text:span><text:span text:style-name="T8">ike</text:span><text:span text:style-name="T4"> machine: Yes [1</text:span><text:span text:style-name="T5">] </text:span><text:span text:style-name="T4">or No [0] only”</text:span></text:p>
      <text:p text:style-name="P33"/>
      <text:p text:style-name="Heading_20_2"><text:bookmark-start text:name="__RefHeading__4641_1837481245"/><text:bookmark text:name="h.g5yt0qi9yp4z"/>Pemrograman<text:bookmark-end text:name="__RefHeading__4641_1837481245"/></text:p>
      <text:p text:style-name="P80">Belajar memprogram berbeda dengan belajar pemrograman. Belajar memprogram artinya anda belajar bagaimana menge-set (mengatur) suatu program agar berjalan sesuai dengan kehendak kita. Belajar pemrograman adalah belajar untuk membuat sebuah program komputer.</text:p>
      <text:p text:style-name="P34"/>
      <text:p text:style-name="Heading_20_2"><text:bookmark-start text:name="__RefHeading__4643_1837481245"/><text:bookmark text:name="h.lgldziosi1u4"/>Bits<text:bookmark-end text:name="__RefHeading__4643_1837481245"/></text:p>
      <text:p text:style-name="P81">Bit adalah satuan terkecil dalam sistem (penyimpanan) komputer. Bit melambangkan kapasitas dari sebuah digit biner (binary digit, disingkat bit). Byte adalah kumpulan bits. Umumnya 1 byte adalah 8 bits, yang disebut oktet.</text:p>
      <text:p text:style-name="P81">Sebagai contoh, jika kita menyimpan 1 huruf A di komputer, maka huruf A tersebut akan memakai memori sebesar 8 bit atau 1 byte, karena dalam huruf A diterjemahkan menjadi sistem biner 01000001 (8 bit).</text:p>
      <text:p text:style-name="P81"/>
      <text:p text:style-name="Heading_20_2"><text:bookmark-start text:name="__RefHeading__4645_1837481245"/><text:bookmark text:name="h.4nbl1vngly63"/>Biner (binary)<text:bookmark-end text:name="__RefHeading__4645_1837481245"/></text:p>
      <text:p text:style-name="P81">Biner adalah level terendah sistem komputer yang diwakili dengan angka 0 dan 1, on dan off, dan direpresentasikan oleh arus listrik. </text:p>
      <text:p text:style-name="P81"/>
      <text:p text:style-name="Heading_20_2"><text:bookmark-start text:name="__RefHeading__4647_1837481245"/><text:bookmark text:name="h.ale89lxgy4yt"/>ASCII<text:bookmark-end text:name="__RefHeading__4647_1837481245"/></text:p>
      <text:p text:style-name="P10">ASCII adalah sistem encoding yang mengkodekan semua alfabet dalam bentuk angka, misalnya huruf “A” kode ASCII-nya adalah 65.</text:p>
      <text:p text:style-name="P11"/>
      <text:p text:style-name="Heading_20_2"><text:bookmark-start text:name="__RefHeading__4649_1837481245"/><text:bookmark text:name="h.ixp3hrcf94cc"/>Algoritma<text:bookmark-end text:name="__RefHeading__4649_1837481245"/></text:p>
      <text:p text:style-name="P10">Algoritma adalah urutan berfikir terhadap pemecahan dari suatu masalah. Misalnya, algoritma untuk membuat telur mata sapi adalah sebagai berikut:</text:p>
      <text:list xml:id="list1643774312810244682" text:style-name="LS4">
        <text:list-item>
          <text:p text:style-name="P123">Nyalakan kompor, masukkan 2 sendok minyak goreng ke dalam wajan.</text:p>
        </text:list-item>
        <text:list-item>
          <text:p text:style-name="P123">Pecahkan telur, masukkan ke dalam wajan.</text:p>
        </text:list-item>
        <text:list-item>
          <text:p text:style-name="P123">Ambil telur tersebut setelah dirasa cukup matang</text:p>
        </text:list-item>
        <text:list-item>
          <text:p text:style-name="P123">Matikan kompor</text:p>
          <text:p text:style-name="P129"><text:soft-page-break/></text:p>
        </text:list-item>
      </text:list>
      <text:p text:style-name="P10">Urutan memasak telor mata sapi diatas disebut algoritma, bila urutannnya terbalik tentunya hasilnya menjadi lain. Dalam pemrograman komputer, algoritma adalah hal penting yang berisikan langkah-langkah yang dieksekusi komputer untuk menyelesaikan masalah. Algoritma ini biasanya direpresentasikan dalam bentuk diagram alir (flowchart).</text:p>
      <text:p text:style-name="P10"/>
      <text:p text:style-name="P10">Adakalanya orang lebih suka menggunakan peudocode dari pada flowchart untuk merepresentasikan algoritmanya. Pseudocode berupa kode-kode yang mirip dengan sintaks namun lebih sederhana dan tidak mengacu pada salah satu bahasa pemrograman baik itu C, C++, Phyton atau yang lainnya.</text:p>
      <text:p text:style-name="P18"/>
      <text:p text:style-name="Heading_20_2"><text:bookmark-start text:name="__RefHeading__4651_1837481245"/><text:bookmark text:name="h.xtmo6qcg70y9"/>Variabel<text:bookmark-end text:name="__RefHeading__4651_1837481245"/></text:p>
      <text:p text:style-name="P18">Variabel adalah kotak penyimpanan, dimana kita bisa menyimpan data berupa angka, gambar, suara maupun video sesuai dengan tipe data tersebut. Sekumpulan variabel yang saling berhubungan dinamakan <text:span text:style-name="T8">array, </text:span>dan banyak dipakai dalam pemrograman. Contoh berikut adalah pendeklarasioan variabel bernama “name” dengan tipe data string dan bernilai “bagus”.</text:p>
      <text:p text:style-name="P45"/>
      <text:p text:style-name="P45">string name=bagus;</text:p>
      <text:p text:style-name="P18"/>
      <text:p text:style-name="P18">Bila dimasukkan dalam program hello world, maka akan menjadi,</text:p>
      <text:p text:style-name="P18"/>
      <text:p text:style-name="P49">hello-1.c</text:p>
      <text:p text:style-name="P20"><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7"/>string name=”bagus”;<text:line-break/> <text:s text:c="7"/>printf(</text:span><text:span text:style-name="T16">"hello, %s</text:span><text:span text:style-name="T29">\n</text:span><text:span text:style-name="T16">",</text:span><text:span text:style-name="T20">name);<text:line-break/>}</text:span></text:p>
      <text:p text:style-name="P18"/>
      <text:p text:style-name="P10">Pada program hello-1.c diatas, %s digunakan untuk format karakter string, sedang \n digunakan untuk ganti baris. Beberapa format karakter dan rangkaian keluar printf,</text:p>
      <text:p text:style-name="P10"/>
      <table:table table:name="Table1" table:style-name="Table1">
        <table:table-column table:style-name="Table1.A" table:number-columns-repeated="2"/>
        <table:table-row>
          <table:table-cell table:style-name="Table1.A1" office:value-type="string">
            <text:p text:style-name="P87"><text:span text:style-name="T34">%c</text:span><text:span text:style-name="T36"> untuk char</text:span></text:p>
          </table:table-cell>
          <table:table-cell table:style-name="Table1.A1" office:value-type="string">
            <text:p text:style-name="P87"><text:span text:style-name="T34">\n</text:span><text:span text:style-name="T36"> untuk ganti baris</text:span></text:p>
          </table:table-cell>
        </table:table-row>
        <table:table-row>
          <table:table-cell table:style-name="Table1.A1" office:value-type="string">
            <text:p text:style-name="P87"><text:span text:style-name="T34">%d </text:span><text:span text:style-name="T36">untuk int (double)</text:span></text:p>
          </table:table-cell>
          <table:table-cell table:style-name="Table1.A1" office:value-type="string">
            <text:p text:style-name="P87"><text:span text:style-name="T34">\</text:span><text:span text:style-name="T35">'</text:span><text:span text:style-name="T34"> </text:span><text:span text:style-name="T36">untuk single quote</text:span></text:p>
          </table:table-cell>
        </table:table-row>
        <table:table-row>
          <table:table-cell table:style-name="Table1.A1" office:value-type="string">
            <text:p text:style-name="P87"><text:span text:style-name="T34">%f</text:span><text:span text:style-name="T36"> untuk float</text:span></text:p>
          </table:table-cell>
          <table:table-cell table:style-name="Table1.A1" office:value-type="string">
            <text:p text:style-name="P89">\” untuk double quote</text:p>
          </table:table-cell>
        </table:table-row>
        <table:table-row>
          <table:table-cell table:style-name="Table1.A1" office:value-type="string">
            <text:p text:style-name="P87"><text:span text:style-name="T34">%lld</text:span><text:span text:style-name="T36"> untuk long long</text:span></text:p>
          </table:table-cell>
          <table:table-cell table:style-name="Table1.A1" office:value-type="string">
            <text:p text:style-name="P87"><text:span text:style-name="T34">\\</text:span><text:span text:style-name="T36"> untuk backslash</text:span></text:p>
          </table:table-cell>
        </table:table-row>
        <text:soft-page-break/>
        <table:table-row>
          <table:table-cell table:style-name="Table1.A1" office:value-type="string">
            <text:p text:style-name="P87"><text:span text:style-name="T34">%s </text:span><text:span text:style-name="T36">untuk string</text:span></text:p>
          </table:table-cell>
          <table:table-cell table:style-name="Table1.A1" office:value-type="string">
            <text:p text:style-name="P87"><text:span text:style-name="T34">\0</text:span><text:span text:style-name="T36"> untuk terminator nol (kosong)</text:span></text:p>
          </table:table-cell>
        </table:table-row>
      </table:table>
      <text:h text:style-name="P136" text:outline-level="10"/>
      <text:p text:style-name="Heading_20_2"><text:bookmark-start text:name="__RefHeading__4653_1837481245"/><text:bookmark text:name="h.qqn2n4h6lkak"/>Loop<text:bookmark-end text:name="__RefHeading__4653_1837481245"/></text:p>
      <text:p text:style-name="P93">Loop adalah elemen pemrogaman yang digunakan untuk mengeksekusi logika yang sama beberapa kali. Ada loop “do-while” dan loop “for” dalam pemrograman dengan bahasa C. Contoh penggunaan loop dalam C adalah sebagai berikut,</text:p>
      <text:p text:style-name="P50">whileDemo.c</text:p>
      <text:p text:style-name="P20"><text:span text:style-name="T26">int</text:span><text:span text:style-name="T20"> counter </text:span><text:span text:style-name="T38">=</text:span><text:span text:style-name="T20"> </text:span><text:span text:style-name="T38">0</text:span><text:span text:style-name="T20">;<text:line-break/></text:span><text:span text:style-name="T39">while</text:span><text:span text:style-name="T20"> (</text:span><text:span text:style-name="T40">true</text:span><text:span text:style-name="T20">)<text:line-break/>{</text:span></text:p>
      <text:p text:style-name="P86"><text:span text:style-name="T20">printf(</text:span><text:span text:style-name="T16">"%d</text:span><text:span text:style-name="T29">\n</text:span><text:span text:style-name="T16">"</text:span><text:span text:style-name="T20">, counter);</text:span></text:p>
      <text:p text:style-name="P86"><text:span text:style-name="T20">counter</text:span><text:span text:style-name="T38">++</text:span><text:span text:style-name="T20">;</text:span></text:p>
      <text:p text:style-name="P91">}</text:p>
      <text:p text:style-name="P18"/>
      <text:p text:style-name="P93">Pada program di atas, variable counter akan berjalan terus menerus ketika di-run. Nilai true didapatkan ketika program di run. Dengan kata lain ketika tidak di-<text:span text:style-name="T60">run akan bernilai false. Header “#define true 1” harus ditambahkan agar program bisa berjalan.</text:span></text:p>
      <text:p text:style-name="P68"/>
      <text:p text:style-name="Heading_20_2"><text:bookmark-start text:name="__RefHeading__4655_1837481245"/><text:bookmark text:name="h.gfqu2i3h2q7a"/>Kondisi<text:bookmark-end text:name="__RefHeading__4655_1837481245"/></text:p>
      <text:p text:style-name="P10">Kondisi dalam pemrograman C dapat direpresentasikan dengan penggunaan blok “for”. Berikut contoh penggunaan kondisi dalam C.</text:p>
      <text:p text:style-name="P52"/>
      <text:p text:style-name="P12"><text:span text:style-name="T39">if</text:span><text:span text:style-name="T21"> (condition)<text:line-break/>{<text:line-break/> <text:s text:c="7"/></text:span><text:span text:style-name="T18">// do this</text:span><text:span text:style-name="T21"><text:line-break/>}</text:span></text:p>
      <text:p text:style-name="P52"/>
      <text:p text:style-name="P10">Kondisi dengan menggunakan “if” dapat dirangkai dengan “else if” dan “else”, contohnya adalah sebagai berikut,</text:p>
      <text:p text:style-name="P10"/>
      <text:p text:style-name="P12"><text:span text:style-name="T39">if</text:span><text:span text:style-name="T20"> (x </text:span><text:span text:style-name="T38">&lt;</text:span><text:span text:style-name="T20"> y)<text:line-break/>{<text:line-break/> <text:s text:c="7"/>printf(</text:span><text:span text:style-name="T16">"x is less than y</text:span><text:span text:style-name="T29">\n</text:span><text:span text:style-name="T16">"</text:span><text:span text:style-name="T20">);<text:line-break/>}<text:line-break/></text:span><text:span text:style-name="T39">else</text:span><text:span text:style-name="T20"> </text:span><text:span text:style-name="T39">if</text:span><text:span text:style-name="T20"> (x </text:span><text:span text:style-name="T38">&gt;</text:span><text:span text:style-name="T20"> y)<text:line-break/>{<text:line-break/> <text:s text:c="7"/>printf(</text:span><text:span text:style-name="T16">"x is greater than y</text:span><text:span text:style-name="T29">\n</text:span><text:span text:style-name="T16">"</text:span><text:span text:style-name="T20">);<text:line-break/>}<text:line-break/></text:span><text:soft-page-break/><text:span text:style-name="T39">else</text:span><text:span text:style-name="T20"><text:line-break/>{<text:line-break/> <text:s text:c="7"/>printf(</text:span><text:span text:style-name="T16">"x is equal to y</text:span><text:span text:style-name="T29">\n</text:span><text:span text:style-name="T16">"</text:span><text:span text:style-name="T20">);<text:line-break/>}</text:span></text:p>
      <text:p text:style-name="P10"/>
      <text:p text:style-name="Heading_20_2"><text:bookmark-start text:name="__RefHeading__4657_1837481245"/><text:bookmark text:name="h.ppffug5671mr"/>Switch<text:bookmark-end text:name="__RefHeading__4657_1837481245"/></text:p>
      <text:p text:style-name="P10">Switch adalah contoh<text:span text:style-name="T8"> forks </text:span>yang lain di dalam pemrograman C. Selain menggunakan if-else seperti diatas, kita bisa juga menggunakan switch sebagai berikut.</text:p>
      <text:p text:style-name="P52"/>
      <text:p text:style-name="P12"><text:span text:style-name="T39">switch</text:span><text:span text:style-name="T20"> (x)<text:line-break/>{<text:line-break/> <text:s text:c="7"/></text:span><text:span text:style-name="T39">case</text:span><text:span text:style-name="T20"> </text:span><text:span text:style-name="T38">1</text:span><text:span text:style-name="T20">:<text:line-break/> <text:s text:c="15"/></text:span><text:span text:style-name="T19">// do this</text:span><text:span text:style-name="T20"><text:line-break/> <text:s text:c="15"/></text:span><text:span text:style-name="T39">break</text:span><text:span text:style-name="T20">;<text:line-break/><text:line-break/> <text:s text:c="7"/></text:span><text:span text:style-name="T39">case</text:span><text:span text:style-name="T20"> </text:span><text:span text:style-name="T38">2</text:span><text:span text:style-name="T20">:<text:line-break/> <text:s text:c="15"/></text:span><text:span text:style-name="T19">// do that</text:span><text:span text:style-name="T20"><text:line-break/> <text:s text:c="15"/></text:span><text:span text:style-name="T39">break</text:span><text:span text:style-name="T20">;<text:line-break/><text:line-break/> <text:s text:c="7"/></text:span><text:span text:style-name="T41">default:</text:span><text:span text:style-name="T20"><text:line-break/> <text:s text:c="15"/></text:span><text:span text:style-name="T19">// do this other thing</text:span><text:span text:style-name="T20"><text:line-break/> <text:s text:c="15"/></text:span><text:span text:style-name="T39">break</text:span><text:span text:style-name="T20">;<text:line-break/>}</text:span></text:p>
      <text:p text:style-name="P10"/>
      <text:p text:style-name="Heading_20_2"><text:bookmark-start text:name="__RefHeading__4659_1837481245"/><text:bookmark text:name="h.5ts102dgqkm1"/>Input User<text:bookmark-end text:name="__RefHeading__4659_1837481245"/></text:p>
      <text:p text:style-name="P19">Dalam program helloworld (hello.c) diatas, kita hanya menampilkan tulisan “Hello, world!” saja tanpa mengambil input dari user. Apabila kita lihat, hampir semua website memberikan input user, misalnya ketika registrasi email, mengetikkan komen di facebook, memasukkan password dan lain-lain. Contoh penggunaan user input adalah sebagai berikut,</text:p>
      <text:p text:style-name="P54"/>
      <text:p text:style-name="P25">hello-2.c</text:p>
      <text:p text:style-name="P20"><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7"/>string name;<text:line-break/> <text:s text:c="7"/>printf(</text:span><text:span text:style-name="T16">"What is your name?</text:span><text:span text:style-name="T29">\n</text:span><text:span text:style-name="T16">"</text:span><text:span text:style-name="T20">);<text:line-break/> <text:s text:c="7"/>name </text:span><text:span text:style-name="T38">=</text:span><text:span text:style-name="T20"> GetString();<text:line-break/> <text:s text:c="7"/>printf(</text:span><text:span text:style-name="T16">"hello, %s</text:span><text:span text:style-name="T29">\n</text:span><text:span text:style-name="T16">"</text:span><text:span text:style-name="T20"> name);<text:line-break/>}</text:span></text:p>
      <text:p text:style-name="Heading_20_2"><text:bookmark-start text:name="__RefHeading__4661_1837481245"/><text:bookmark text:name="h.qk8psarcsh69"/><text:soft-page-break/>Statement<text:bookmark-end text:name="__RefHeading__4661_1837481245"/></text:p>
      <text:p text:style-name="P93">Statement adalah aksi yang kita perintahkan kepada komputer untuk dieksekusi. Statement merupakan instruksi langsung seperti <text:s/><text:span text:style-name="T20">printf</text:span><text:span text:style-name="T32">.</text:span></text:p>
      <text:h text:style-name="P136" text:outline-level="10"/>
      <text:p text:style-name="Heading_20_2"><text:bookmark-start text:name="__RefHeading__4663_1837481245"/><text:bookmark text:name="h.lcy2tku0mho8"/>Ekspresi Boolean<text:bookmark-end text:name="__RefHeading__4663_1837481245"/></text:p>
      <text:p text:style-name="P10">Ekspresi boolean hanya memiliki salah satu dari dua kemungkinan saja; benar atau salah. Dengan variasinya, ekspresi boolean ini terdiri dari AND dan OR, dimana untuk AND maka jika kedua nilainya sama maka bernilai benar (benar AND benar, maka benar) dan untuk OR jika salah satu benar maka benar. Lebih jelasnya perhatikan tabel kebenaran berikut.</text:p>
      <text:p text:style-name="P10"/>
      <text:p text:style-name="P10">Tabel 1: Tabel Kebenaran Logika Boolean</text:p>
      <table:table table:name="Table2" table:style-name="Table2">
        <table:table-column table:style-name="Table2.A" table:number-columns-repeated="4"/>
        <table:table-row>
          <table:table-cell table:style-name="Table2.A1" office:value-type="string">
            <text:p text:style-name="P89">Statement 1</text:p>
          </table:table-cell>
          <table:table-cell table:style-name="Table2.A1" office:value-type="string">
            <text:p text:style-name="P89">Statement 2</text:p>
          </table:table-cell>
          <table:table-cell table:style-name="Table2.A1" office:value-type="string">
            <text:p text:style-name="P89">AND</text:p>
          </table:table-cell>
          <table:table-cell table:style-name="Table2.A1" office:value-type="string">
            <text:p text:style-name="P89">OR</text:p>
          </table:table-cell>
        </table:table-row>
        <table:table-row>
          <table:table-cell table:style-name="Table2.A1" office:value-type="string">
            <text:p text:style-name="P90">Benar</text:p>
          </table:table-cell>
          <table:table-cell table:style-name="Table2.A1" office:value-type="string">
            <text:p text:style-name="P90">Benar</text:p>
          </table:table-cell>
          <table:table-cell table:style-name="Table2.A1" office:value-type="string">
            <text:p text:style-name="P90">Benar</text:p>
          </table:table-cell>
          <table:table-cell table:style-name="Table2.A1" office:value-type="string">
            <text:p text:style-name="P90">Benar</text:p>
          </table:table-cell>
        </table:table-row>
        <table:table-row>
          <table:table-cell table:style-name="Table2.A1" office:value-type="string">
            <text:p text:style-name="P90">Benar</text:p>
          </table:table-cell>
          <table:table-cell table:style-name="Table2.A1" office:value-type="string">
            <text:p text:style-name="P90">Salah</text:p>
          </table:table-cell>
          <table:table-cell table:style-name="Table2.A1" office:value-type="string">
            <text:p text:style-name="P90">Salah</text:p>
          </table:table-cell>
          <table:table-cell table:style-name="Table2.A1" office:value-type="string">
            <text:p text:style-name="P90">Benar</text:p>
          </table:table-cell>
        </table:table-row>
        <table:table-row>
          <table:table-cell table:style-name="Table2.A1" office:value-type="string">
            <text:p text:style-name="P90">Salah</text:p>
          </table:table-cell>
          <table:table-cell table:style-name="Table2.A1" office:value-type="string">
            <text:p text:style-name="P90">Benar</text:p>
          </table:table-cell>
          <table:table-cell table:style-name="Table2.A1" office:value-type="string">
            <text:p text:style-name="P90">Salah</text:p>
          </table:table-cell>
          <table:table-cell table:style-name="Table2.A1" office:value-type="string">
            <text:p text:style-name="P90">Benar</text:p>
          </table:table-cell>
        </table:table-row>
        <table:table-row>
          <table:table-cell table:style-name="Table2.A1" office:value-type="string">
            <text:p text:style-name="P90">Salah</text:p>
          </table:table-cell>
          <table:table-cell table:style-name="Table2.A1" office:value-type="string">
            <text:p text:style-name="P90">Salah</text:p>
          </table:table-cell>
          <table:table-cell table:style-name="Table2.A1" office:value-type="string">
            <text:p text:style-name="P90">Benar</text:p>
          </table:table-cell>
          <table:table-cell table:style-name="Table2.A1" office:value-type="string">
            <text:p text:style-name="P90">Salah</text:p>
          </table:table-cell>
        </table:table-row>
      </table:table>
      <text:p text:style-name="P10"/>
      <text:p text:style-name="P34"/>
      <text:p text:style-name="P19">Implementasi penggunaan logika boolean dalam pemrograman C direpres<text:span text:style-name="T47">e</text:span>ntasikan dengan simbol <text:span text:style-name="T32">&amp;&amp;</text:span> dan <text:span text:style-name="T32">|| </text:span>seperti berikut.</text:p>
      <text:p text:style-name="P53"/>
      <text:p text:style-name="P20"><text:span text:style-name="T39">if</text:span><text:span text:style-name="T20"> (condition </text:span><text:span text:style-name="T38">&amp;&amp;</text:span><text:span text:style-name="T20"> condition)<text:line-break/>{<text:line-break/> <text:s text:c="7"/></text:span><text:span text:style-name="T19">// do this</text:span><text:span text:style-name="T20"><text:line-break/>}<text:line-break/></text:span><text:span text:style-name="T39">if</text:span><text:span text:style-name="T20"> (condition </text:span><text:span text:style-name="T38">||</text:span><text:span text:style-name="T20"> condition)<text:line-break/>{<text:line-break/> <text:s text:c="7"/></text:span><text:span text:style-name="T19">// do this</text:span><text:span text:style-name="T20"><text:line-break/>}</text:span></text:p>
      <text:p text:style-name="P20"/>
      <text:p text:style-name="Heading_20_2"><text:bookmark-start text:name="__RefHeading__4665_1837481245"/><text:bookmark text:name="h.nc41uj3mr677"/>Beberapa Contoh Program<text:bookmark-end text:name="__RefHeading__4665_1837481245"/></text:p>
      <text:p text:style-name="P25">for0.c</text:p>
      <text:p text:style-name="P55">#include &lt;stdio.h&gt;</text:p>
      <text:p text:style-name="P55"><text:s text:c="2"/></text:p>
      <text:p text:style-name="P10"><text:span text:style-name="T17">int main</text:span><text:span text:style-name="T20">(</text:span><text:span text:style-name="T17">void</text:span><text:span text:style-name="T20">)</text:span></text:p>
      <text:p text:style-name="P46">{</text:p>
      <text:p text:style-name="P10"><text:span text:style-name="T20"><text:s text:c="4"/></text:span><text:span text:style-name="T40">for</text:span><text:span text:style-name="T20"> (int i=0; i&lt;10; i++)</text:span></text:p>
      <text:p text:style-name="P46"><text:soft-page-break/><text:s text:c="4"/>{</text:p>
      <text:p text:style-name="P10"><text:span text:style-name="T20"><text:s text:c="6"/>printf("</text:span><text:span text:style-name="T16">hello, world\n</text:span><text:span text:style-name="T20">");</text:span></text:p>
      <text:p text:style-name="P46"><text:s text:c="4"/>}</text:p>
      <text:p text:style-name="P46"><text:s/>}</text:p>
      <text:p text:style-name="P10"/>
      <text:p text:style-name="P10">Program diatas akan mencetak “<text:span text:style-name="T11">hello, world</text:span>” sebanyak 10 kali. Untuk menghasilkan output yang sama, juga dapat menggunakan while sebagai berikut.</text:p>
      <text:p text:style-name="P10"/>
      <text:p text:style-name="P25">while-hello.c</text:p>
      <text:p text:style-name="P12"><text:span text:style-name="T17">#include &lt;cs50.h&gt;</text:span><text:span text:style-name="T20"><text:line-break/></text:span></text:p>
      <text:p text:style-name="P88"><text:span text:style-name="T26">int</text:span><text:span text:style-name="T20"> </text:span><text:span text:style-name="T28">main</text:span><text:span text:style-name="T20">(</text:span><text:span text:style-name="T26">void</text:span><text:span text:style-name="T20">)<text:line-break/>{<text:line-break/> <text:s text:c="2"/>int i=0;</text:span></text:p>
      <text:p text:style-name="P10"><text:span text:style-name="T39"><text:s text:c="3"/>while</text:span><text:span text:style-name="T20"> (</text:span><text:span text:style-name="T40">i &lt; 10</text:span><text:span text:style-name="T20">) </text:span></text:p>
      <text:p text:style-name="P12"><text:span text:style-name="T20"><text:s text:c="5"/>{<text:line-break/> <text:s text:c="7"/>printf(</text:span><text:span text:style-name="T16">"hello, world</text:span><text:span text:style-name="T29">\n</text:span><text:span text:style-name="T16">"</text:span><text:span text:style-name="T20">);</text:span></text:p>
      <text:p text:style-name="P46"><text:s text:c="5"/>}<text:line-break/>}</text:p>
      <text:p text:style-name="P10"/>
      <text:p text:style-name="P29">while-0.c</text:p>
      <text:p text:style-name="P21"><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text:span><text:span text:style-name="T39">while</text:span><text:span text:style-name="T20"> (</text:span><text:span text:style-name="T40">true</text:span><text:span text:style-name="T20">)<text:line-break/> <text:s text:c="3"/>{<text:line-break/> <text:s text:c="7"/>printf(</text:span><text:span text:style-name="T16">"I am a buggy program"</text:span><text:span text:style-name="T20">);<text:line-break/> <text:s text:c="3"/>}<text:line-break/>}</text:span></text:p>
      <text:p text:style-name="P93">Program di atas ketika di<text:span text:style-name="T45">jalankan</text:span> akan menghasilkan output yang terus menerus (karena buggy), untuk menghentikannya tekan Ctrl + c.</text:p>
      <text:p text:style-name="P63"/>
      <text:p text:style-name="P29">counter-0.c</text:p>
      <text:p text:style-name="P94"><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pan><text:span text:style-name="T39">for</text:span><text:span text:style-name="T20"> (</text:span><text:span text:style-name="T26">int</text:span><text:span text:style-name="T20"> i </text:span><text:span text:style-name="T38">=</text:span><text:span text:style-name="T20"> </text:span><text:span text:style-name="T38">0</text:span><text:span text:style-name="T20">; i </text:span><text:span text:style-name="T38">&lt;</text:span><text:span text:style-name="T20"> </text:span><text:span text:style-name="T38">100</text:span><text:span text:style-name="T20">; i</text:span><text:span text:style-name="T38">++</text:span><text:span text:style-name="T20">)<text:line-break/> {<text:line-break/></text:span><text:soft-page-break/><text:span text:style-name="T20"> printf(</text:span><text:span text:style-name="T16">"I can count to %d</text:span><text:span text:style-name="T29">\n</text:span><text:span text:style-name="T16">"</text:span><text:span text:style-name="T20">, i);<text:line-break/> }<text:line-break/>}</text:span></text:p>
      <text:p text:style-name="P20"/>
      <text:p text:style-name="P64">Program di atas akan mencetak “I can count to 0” sampai “I can count to 99”.</text:p>
      <text:p text:style-name="P20"/>
      <text:p text:style-name="P29">adder.c</text:p>
      <text:p text:style-name="P20"><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text:span><text:span text:style-name="T19">// ask user for input</text:span><text:span text:style-name="T20"><text:line-break/> <text:s text:c="3"/>printf(</text:span><text:span text:style-name="T16">"Give me an integer: "</text:span><text:span text:style-name="T20">);<text:line-break/> <text:s text:c="3"/></text:span><text:span text:style-name="T26">int</text:span><text:span text:style-name="T20"> x </text:span><text:span text:style-name="T38">=</text:span><text:span text:style-name="T20"> GetInt();<text:line-break/> <text:s text:c="3"/>printf(</text:span><text:span text:style-name="T16">"Give me another integer: "</text:span><text:span text:style-name="T20">);<text:line-break/> <text:s text:c="3"/></text:span><text:span text:style-name="T26">int</text:span><text:span text:style-name="T20"> y </text:span><text:span text:style-name="T38">=</text:span><text:span text:style-name="T20"> GetInt();<text:line-break/><text:line-break/> <text:s text:c="3"/></text:span><text:span text:style-name="T19">// do the math</text:span><text:span text:style-name="T20"><text:line-break/> <text:s text:c="3"/>printf(</text:span><text:span text:style-name="T16">"The sum of %d and %d is %d!</text:span><text:span text:style-name="T29">\n</text:span><text:span text:style-name="T16">"</text:span><text:span text:style-name="T20">, x, y, x </text:span><text:span text:style-name="T38">+</text:span><text:span text:style-name="T20"> y);<text:line-break/>}</text:span></text:p>
      <text:p text:style-name="P20">Program di atas menjumlahkan dua angka dari input user.</text:p>
      <text:p text:style-name="P29">conditions-0.c</text:p>
      <text:p text:style-name="P20"><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text:span><text:span text:style-name="T19">// ask user for an integer</text:span><text:span text:style-name="T20"><text:line-break/> <text:s text:c="3"/>printf(</text:span><text:span text:style-name="T16">"I'd like an integer please: "</text:span><text:span text:style-name="T20">);<text:line-break/> <text:s text:c="3"/></text:span><text:span text:style-name="T26">int</text:span><text:span text:style-name="T20"> n </text:span><text:span text:style-name="T38">=</text:span><text:span text:style-name="T20"> GetInt();<text:line-break/><text:line-break/> <text:s text:c="3"/></text:span><text:span text:style-name="T19">// analyze user's input</text:span><text:span text:style-name="T20"><text:line-break/> <text:s text:c="3"/></text:span><text:span text:style-name="T39">if</text:span><text:span text:style-name="T20"> (n </text:span><text:span text:style-name="T38">&gt;</text:span><text:span text:style-name="T20"> </text:span><text:span text:style-name="T38">0</text:span><text:span text:style-name="T20">)<text:line-break/> <text:s text:c="3"/>{<text:line-break/> <text:s text:c="7"/>printf(</text:span><text:span text:style-name="T16">"You picked a positive number!</text:span><text:span text:style-name="T29">\n</text:span><text:span text:style-name="T16">"</text:span><text:span text:style-name="T20">);<text:line-break/> <text:s text:c="3"/>}<text:line-break/> <text:s text:c="3"/></text:span><text:span text:style-name="T39">else</text:span><text:span text:style-name="T20"> </text:span><text:span text:style-name="T39">if</text:span><text:span text:style-name="T20"> (n </text:span><text:span text:style-name="T38">==</text:span><text:span text:style-name="T20"> </text:span><text:span text:style-name="T38">0</text:span><text:span text:style-name="T20">)<text:line-break/> <text:s text:c="3"/>{<text:line-break/> <text:s text:c="7"/>printf(</text:span><text:span text:style-name="T16">"You picked zero!</text:span><text:span text:style-name="T29">\n</text:span><text:span text:style-name="T16">"</text:span><text:span text:style-name="T20">);<text:line-break/> <text:s text:c="3"/>}<text:line-break/> <text:s text:c="3"/></text:span><text:span text:style-name="T39">else</text:span><text:span text:style-name="T20"><text:line-break/> <text:s text:c="3"/>{<text:line-break/> <text:s text:c="7"/>printf(</text:span><text:span text:style-name="T16">"You picked a negative number!</text:span><text:span text:style-name="T29">\n</text:span><text:span text:style-name="T16">"</text:span><text:span text:style-name="T20">);<text:line-break/> <text:s text:c="3"/>}<text:line-break/>}</text:span></text:p>
      <text:p text:style-name="P19"><text:soft-page-break/>Program diatas meminta user untuk memasukkan bilangat bulat (integer), dan program tersebut akan mendeteksi apakah input user berupa bilangan positif, negatif atau nol.</text:p>
      <text:p text:style-name="P120"><text:bookmark-start text:name="__RefHeading__4667_1837481245"/><text:bookmark text:name="h.xw5pm3nwegsm"/>Bab 2<text:bookmark-end text:name="__RefHeading__4667_1837481245"/></text:p>
      <text:p text:style-name="P82">C. Compiling. Libraries. Types. Standard output. <text:span text:style-name="T49">Floating Point. Do While. Scope. Strings. Functions. Arrays. Cryptography.</text:span></text:p>
      <text:p text:style-name="P33"/>
      <text:p text:style-name="P30">“Life will be simpler as John (CS50 Appliance)”</text:p>
      <text:p text:style-name="P18"/>
      <text:p text:style-name="Heading_20_2">Tipe data</text:p>
      <text:p text:style-name="P3">Ada beberapa tipe data yang akan diperkenalkan disini, yakni:</text:p>
      <text:list xml:id="list5767097234990197471" text:style-name="LS5">
        <text:list-item>
          <text:p text:style-name="P127">char</text:p>
        </text:list-item>
        <text:list-item>
          <text:p text:style-name="P127">double</text:p>
        </text:list-item>
        <text:list-item>
          <text:p text:style-name="P127">float</text:p>
        </text:list-item>
        <text:list-item>
          <text:p text:style-name="P127">int</text:p>
        </text:list-item>
        <text:list-item>
          <text:p text:style-name="P127">long long</text:p>
        </text:list-item>
      </text:list>
      <text:p text:style-name="P38"/>
      <text:p text:style-name="P9"><text:span text:style-name="T50">Data tipe</text:span><text:span text:style-name="T55"> char</text:span><text:span text:style-name="T50"> adalah karakter ASCII. Dalam 8 bits, karakter yang mungkin adalah 2^8, atau 256 karakter. Untuk merepresentasikan simbol lain, misalnya bahasa Arab, Jepang, dll, dibutuhkan sistem encoding lain selain ASCII.</text:span></text:p>
      <text:p text:style-name="P4"/>
      <text:p text:style-name="P9"><text:span text:style-name="T50">Data tipe</text:span><text:span text:style-name="T55"> int</text:span><text:span text:style-name="T50"> adalah integer, bilangan bulat. Misalnya 3, 4 atau 34. Tapi 3.4 bukan integer karena pecahan. Data tipe integer membutuhkan 32 bit, karenanya dapat merepresentasikan angka 2^32, atau 4 juta angka yang berbeda.</text:span></text:p>
      <text:p text:style-name="P4"/>
      <text:p text:style-name="P8"><text:span text:style-name="T50">Data tipe</text:span><text:span text:style-name="T55"> long long</text:span><text:span text:style-name="T50"> mensyaratkan 64 bit, karenanya lebih besar dari data tipe</text:span><text:span text:style-name="T55"> int.</text:span></text:p>
      <text:p text:style-name="P7"/>
      <text:p text:style-name="P8"><text:span text:style-name="T50">Data tipe <text:s/></text:span><text:span text:style-name="T55">float</text:span><text:span text:style-name="T50"> dan</text:span><text:span text:style-name="T55"> double</text:span><text:span text:style-name="T50">, untuk 32 bit dan 64 bit, <text:s/>keduanya menyimpan data dalam format desimal.</text:span></text:p>
      <text:p text:style-name="P3"/>
      <text:p text:style-name="Heading_20_2"><text:bookmark-start text:name="__RefHeading__4669_1837481245"/><text:bookmark text:name="h.4csmuzoapk4i"/>Floating Point<text:bookmark-end text:name="__RefHeading__4669_1837481245"/></text:p>
      <text:p text:style-name="P3">Perhatikan contoh kode berikut,</text:p>
      <text:p text:style-name="P28">floats-0.c</text:p>
      <text:p text:style-name="P54">#include &lt;stdio.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text:span><text:span text:style-name="T26">float</text:span><text:span text:style-name="T20"> f</text:span><text:span text:style-name="T38"> = 1 / 10</text:span><text:span text:style-name="T20">;</text:span></text:p>
      <text:p text:style-name="P18"><text:span text:style-name="T20"><text:s text:c="4"/>printf(</text:span><text:span text:style-name="T16">"%.1f</text:span><text:span text:style-name="T29">\n</text:span><text:span text:style-name="T16">"</text:span><text:span text:style-name="T20">, f);</text:span></text:p>
      <text:p text:style-name="P45">}</text:p>
      <text:p text:style-name="P47"/>
      <text:p text:style-name="P93"><text:span text:style-name="T50">Program diatas sebenarnya dibuat untuk menghitung 1/10. Namun hasilnya, setelah di run, program tersebut tidak menghasilkan luaran 0.1, tetapi hanya 0.</text:span>0<text:span text:style-name="T50"> saja. Apa yang salah? Kesalahan ada karena kita membagi dua data integer (1 dan 10) namun memerintahkan komputer untuk menghitungnya dalam format float. Solusi dari error tersebut adalah dengan menambahkan format float pada program diatas. Ada </text:span><text:soft-page-break/><text:span text:style-name="T50">dua solusi yang dapat diambil, yakni dengan mengganti angka 1 dan 10 menjadi 1.0 dan 10.0 (floats-1.c) atau dengan menambahkan (float) di depan angka 1 dan 10 (floats-2.c).</text:span></text:p>
      <text:p text:style-name="P36">floats-1.c</text:p>
      <text:p text:style-name="P54">#include &lt;stdio.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text:span><text:span text:style-name="T26">float</text:span><text:span text:style-name="T20"> f</text:span><text:span text:style-name="T38"> = 1.0 / 10.0</text:span><text:span text:style-name="T20">;</text:span></text:p>
      <text:p text:style-name="P18"><text:span text:style-name="T20"><text:s text:c="4"/>printf(</text:span><text:span text:style-name="T16">"%.1f</text:span><text:span text:style-name="T29">\n</text:span><text:span text:style-name="T16">"</text:span><text:span text:style-name="T20">, f);</text:span></text:p>
      <text:p text:style-name="P45">}</text:p>
      <text:p text:style-name="P45"/>
      <text:p text:style-name="P49">float<text:span text:style-name="T73">s</text:span>-2.c</text:p>
      <text:p text:style-name="P54">#include &lt;stdio.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text:span><text:span text:style-name="T26">float</text:span><text:span text:style-name="T20"> f</text:span><text:span text:style-name="T38"> =</text:span><text:span text:style-name="T20"> (</text:span><text:span text:style-name="T26">float</text:span><text:span text:style-name="T20">)</text:span><text:span text:style-name="T38"> 1 /</text:span><text:span text:style-name="T20"> (</text:span><text:span text:style-name="T26">float</text:span><text:span text:style-name="T20">)</text:span><text:span text:style-name="T38"> 10</text:span><text:span text:style-name="T20">;</text:span></text:p>
      <text:p text:style-name="P18"><text:span text:style-name="T20"><text:s text:c="4"/>printf(</text:span><text:span text:style-name="T16">"%.1f</text:span><text:span text:style-name="T29">\n</text:span><text:span text:style-name="T16">"</text:span><text:span text:style-name="T20">, f);</text:span></text:p>
      <text:p text:style-name="P45">}</text:p>
      <text:p text:style-name="P47"/>
      <text:p text:style-name="Heading_20_2"><text:bookmark-start text:name="__RefHeading__4671_1837481245"/><text:bookmark text:name="h.bzbha3o8wvqf"/>Loop: do-while<text:bookmark-end text:name="__RefHeading__4671_1837481245"/></text:p>
      <text:p text:style-name="P4">Loop digunakan untuk statement berulang. Misalnya ketika meminta input dari user, selama input dari user belum benar, maka loop tersebut akan terus berulang sampai user memasukkan input yang benar. <text:s/>Contoh berikut adalah program sederhana untuk meminta user memasukkan input bilangan positif,</text:p>
      <text:p text:style-name="P34"/>
      <text:p text:style-name="P37">if-positive.c</text:p>
      <text:p text:style-name="P54">#include &lt;stdio.h&gt;</text:p>
      <text:p text:style-name="P54">#include &lt;cs50.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printf(</text:span><text:span text:style-name="T16">"I demand that you give me a positive integer: "</text:span><text:span text:style-name="T20">);</text:span></text:p>
      <text:p text:style-name="P18"><text:span text:style-name="T20"><text:s text:c="4"/></text:span><text:span text:style-name="T26">int</text:span><text:span text:style-name="T20"> n</text:span><text:span text:style-name="T38"> =</text:span><text:span text:style-name="T20"> GetInt();</text:span></text:p>
      <text:p text:style-name="P18"><text:span text:style-name="T20"><text:s text:c="4"/></text:span><text:span text:style-name="T39">if</text:span><text:span text:style-name="T20"> (n</text:span><text:span text:style-name="T38"> &lt;= 0</text:span><text:span text:style-name="T20">)</text:span></text:p>
      <text:p text:style-name="P45"><text:s text:c="4"/>{</text:p>
      <text:p text:style-name="P18"><text:span text:style-name="T20"><text:s text:c="8"/>printf(</text:span><text:span text:style-name="T16">"That is not positive!</text:span><text:span text:style-name="T29">\n</text:span><text:span text:style-name="T16">"</text:span><text:span text:style-name="T20">)</text:span></text:p>
      <text:p text:style-name="P45"><text:s text:c="4"/>}</text:p>
      <text:p text:style-name="P45">}</text:p>
      <text:p text:style-name="P48"/>
      <text:p text:style-name="P8"><text:span text:style-name="T50">Sekilas program diatas tampaknya benar secara logika dan skrip, namun ketika kita masukkan nilai negative program tersebut berhenti. Ini karena penggunaan “if” hanya untuk pilihan dua kondisi saja, bukan untuk loop. Haru</text:span><text:span text:style-name="T52">s</text:span><text:span text:style-name="T50">nya ketika kita masukkan nilai negative program tersebut meminta kita memasukkan input lagi sampai benar. Bandingkan dengan program do-while.c berikut.</text:span></text:p>
      <text:p text:style-name="P60"><text:soft-page-break/></text:p>
      <text:p text:style-name="P36">do-while.c</text:p>
      <text:p text:style-name="P54">#include &lt;stdio.h&gt;</text:p>
      <text:p text:style-name="P54">#include &lt;cs50.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23"><text:span text:style-name="T23"><text:s text:c="4"/></text:span><text:span text:style-name="T24">int n = 0;</text:span><text:span text:style-name="T23"> <text:s text:c="3"/></text:span></text:p>
      <text:p text:style-name="P65"><text:span text:style-name="T25"><text:s text:c="4"/></text:span><text:span text:style-name="T39">do</text:span></text:p>
      <text:p text:style-name="P65"><text:span text:style-name="T25"><text:s text:c="4"/></text:span><text:span text:style-name="T20">{</text:span></text:p>
      <text:p text:style-name="P66"><text:span text:style-name="T23"><text:tab/> <text:s text:c="2"/></text:span><text:span text:style-name="T20">printf(</text:span><text:span text:style-name="T16">"I demand that you give me a positive integer: "</text:span><text:span text:style-name="T20">);</text:span></text:p>
      <text:p text:style-name="P23"><text:span text:style-name="T23"><text:s text:c="8"/></text:span><text:span text:style-name="T20">n</text:span><text:span text:style-name="T38"> =</text:span><text:span text:style-name="T20"> GetInt();</text:span></text:p>
      <text:p text:style-name="P66"><text:span text:style-name="T23"><text:s text:c="4"/></text:span><text:span text:style-name="T20">}</text:span></text:p>
      <text:p text:style-name="P18"><text:span text:style-name="T23"><text:s text:c="4"/></text:span><text:span text:style-name="T39">while</text:span><text:span text:style-name="T20"> (n</text:span><text:span text:style-name="T38"> &lt;= 0</text:span><text:span text:style-name="T20">)</text:span></text:p>
      <text:p text:style-name="P18"><text:span text:style-name="T23"><text:s text:c="4"/></text:span><text:span text:style-name="T20">printf(</text:span><text:span text:style-name="T16">"Thanks for the %d!</text:span><text:span text:style-name="T29">\n</text:span><text:span text:style-name="T16">"</text:span><text:span text:style-name="T20">, n);</text:span></text:p>
      <text:p text:style-name="P45">}</text:p>
      <text:p text:style-name="P47"/>
      <text:p text:style-name="P93">Program do-while.c diatas akan meminta input lag<text:span text:style-name="T46">i </text:span>bila input yang kita masukkan salah, begitu seterusnya sampai input yang kita masukkan benar. Perintah “do” akan di eksekusi selama input kurang atau sama dengan 0 (n &lt;=0 ), dan selain itu program akan berhenti dan mengucapkan terima kasih karena telah memasukkan input dengan benar. Ini sesuai logika.</text:p>
      <text:p text:style-name="P61"/>
      <text:p text:style-name="Heading_20_2"><text:bookmark-start text:name="__RefHeading__4673_1837481245"/><text:bookmark text:name="h.3te5islbmmpu"/>Scope<text:bookmark-end text:name="__RefHeading__4673_1837481245"/></text:p>
      <text:p text:style-name="P2"><text:span text:style-name="T50">Scope adalah jangkauan, maksudnya disini adalah jangkauan sebuah variable ketika kita memasukkan variable tertentu dalam program kita. Ketika kita memasukkan variable</text:span><text:span text:style-name="T55"> n</text:span><text:span text:style-name="T50"> diantara kurung kurawal, maka scope variabel</text:span><text:span text:style-name="T55"> n</text:span><text:span text:style-name="T50"> hanya berada di dalam kurung kurawal tersebut. Hal ini berbeda kita kita mendeklarasikan variable</text:span><text:span text:style-name="T55"> n</text:span><text:span text:style-name="T50"> di luar kurung kurawal loop</text:span><text:span text:style-name="T55"> do</text:span><text:span text:style-name="T50">, maka variabel</text:span><text:span text:style-name="T55"> n</text:span><text:span text:style-name="T50"> tersebut akan berlaku tidak hanya di dalam loop</text:span><text:span text:style-name="T55"> do</text:span><text:span text:style-name="T50">. Bila deklarasikan variabel</text:span><text:span text:style-name="T55"> n</text:span><text:span text:style-name="T50"> di awal setelah fungsi utama, maka variabel</text:span><text:span text:style-name="T55"> n</text:span><text:span text:style-name="T50"> akan berlaku secara global, atau disebut global variabel. Perhatikan contoh berikut, dimana kita ubah letak deklarasi variabel</text:span><text:span text:style-name="T55"> n</text:span><text:span text:style-name="T50"> yang mana sebelumnya berada di dalam loop</text:span><text:span text:style-name="T55"> do</text:span><text:span text:style-name="T50"> menjadi diluar loop tersebut. </text:span><text:span text:style-name="T51"><text:s/></text:span></text:p>
      <text:p text:style-name="P33"/>
      <text:p text:style-name="P36">dowhile-scope.c</text:p>
      <text:p text:style-name="P54">#include &lt;cs50.h&gt;</text:p>
      <text:p text:style-name="P54">#include &lt;stdio.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text:span><text:span text:style-name="T26">int</text:span><text:span text:style-name="T20"> n;</text:span></text:p>
      <text:p text:style-name="P18"><text:span text:style-name="T20"><text:s text:c="4"/></text:span><text:span text:style-name="T39">do</text:span></text:p>
      <text:p text:style-name="P45"><text:s text:c="4"/>{</text:p>
      <text:p text:style-name="P18"><text:span text:style-name="T20"><text:s text:c="8"/>printf(</text:span><text:span text:style-name="T16">"I demand that you give me a positive integer: "</text:span><text:span text:style-name="T20">);</text:span></text:p>
      <text:p text:style-name="P18"><text:span text:style-name="T20"><text:s text:c="8"/>n</text:span><text:span text:style-name="T38"> =</text:span><text:span text:style-name="T20"> GetInt();</text:span></text:p>
      <text:p text:style-name="P45"><text:soft-page-break/><text:s text:c="4"/>}</text:p>
      <text:p text:style-name="P18"><text:span text:style-name="T20"><text:s text:c="4"/></text:span><text:span text:style-name="T39">while</text:span><text:span text:style-name="T20"> (n</text:span><text:span text:style-name="T38"> &lt;= 0</text:span><text:span text:style-name="T20">)</text:span></text:p>
      <text:p text:style-name="P18"><text:span text:style-name="T20"><text:s text:c="4"/>printf(</text:span><text:span text:style-name="T16">"Thanks for the %d!</text:span><text:span text:style-name="T29">\n</text:span><text:span text:style-name="T16">"</text:span><text:span text:style-name="T20">, n);</text:span></text:p>
      <text:p text:style-name="P45">}</text:p>
      <text:p text:style-name="P47"/>
      <text:p text:style-name="P18"><text:span text:style-name="T42">dowhile-</text:span><text:span text:style-name="T6">globalvariable.c</text:span></text:p>
      <text:p text:style-name="P54">#include &lt;cs50.h&gt;</text:p>
      <text:p text:style-name="P54">#include &lt;stdio.h&gt;</text:p>
      <text:p text:style-name="P54"/>
      <text:p text:style-name="P18"><text:span text:style-name="T26">int</text:span><text:span text:style-name="T20"> n;</text:span></text:p>
      <text:p text:style-name="P45"/>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text:span><text:span text:style-name="T39">do</text:span></text:p>
      <text:p text:style-name="P45"><text:s text:c="4"/>{</text:p>
      <text:p text:style-name="P18"><text:span text:style-name="T20"><text:s text:c="6"/>printf(</text:span><text:span text:style-name="T16">"I demand that you give me a positive integer: "</text:span><text:span text:style-name="T20">);</text:span></text:p>
      <text:p text:style-name="P18"><text:span text:style-name="T20"><text:s text:c="8"/>n</text:span><text:span text:style-name="T38"> =</text:span><text:span text:style-name="T20"> GetInt();</text:span></text:p>
      <text:p text:style-name="P45"><text:s text:c="4"/>}</text:p>
      <text:p text:style-name="P18"><text:span text:style-name="T20"><text:s text:c="4"/></text:span><text:span text:style-name="T39">while</text:span><text:span text:style-name="T20"> (n</text:span><text:span text:style-name="T38"> &lt;= 0</text:span><text:span text:style-name="T20">)</text:span></text:p>
      <text:p text:style-name="P18"><text:span text:style-name="T20"><text:s text:c="4"/>printf(</text:span><text:span text:style-name="T16">"Thanks for the %d!</text:span><text:span text:style-name="T29">\n</text:span><text:span text:style-name="T16">"</text:span><text:span text:style-name="T20">, n);</text:span></text:p>
      <text:p text:style-name="P45">}</text:p>
      <text:p text:style-name="P47"/>
      <text:p text:style-name="Heading_20_2">String</text:p>
      <text:p text:style-name="P102">String adalah salah satu tipe data yang menyimpan data berupa karakter. St<text:span text:style-name="T100">r</text:span>ing dapat dilihat sebagai sekumpulan kotak yang saling bersebelahan, setiap kotak berisi satu karakter yang besarnya satu byte. Untuk mengakses setiap individu karakter dari string, kita menggunakan kurung kotak [ ], misalnya karakter ke-0 dari string “bagus” kita definisikan dengan s[0], dimana karakter ke-0 tsb adalah “b”.</text:p>
      <text:p text:style-name="P102">Berikut adalah contoh program yang meminta input user berupa string dan mencetaknya satu per satu per baris.</text:p>
      <text:p text:style-name="P62"/>
      <text:p text:style-name="P28">strings-0.c</text:p>
      <text:p text:style-name="P54">#include &lt;cs50.h&gt;</text:p>
      <text:p text:style-name="P54">#include &lt;stdio.h&gt;</text:p>
      <text:p text:style-name="P54">#include &lt;string.h&gt;</text:p>
      <text:p text:style-name="P54"/>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printf(</text:span><text:span text:style-name="T16">"Please give me a string: "</text:span><text:span text:style-name="T20">);</text:span></text:p>
      <text:p text:style-name="P18"><text:span text:style-name="T20"><text:s text:c="4"/>string s</text:span><text:span text:style-name="T38"> =</text:span><text:span text:style-name="T20"> GetString();</text:span></text:p>
      <text:p text:style-name="P18"><text:span text:style-name="T20"><text:s text:c="4"/></text:span><text:span text:style-name="T39">for</text:span><text:span text:style-name="T20"> (</text:span><text:span text:style-name="T26">int</text:span><text:span text:style-name="T20"> i</text:span><text:span text:style-name="T38"> = 0</text:span><text:span text:style-name="T20">; i</text:span><text:span text:style-name="T38"> &lt;</text:span><text:span text:style-name="T20"> strlen(s); i</text:span><text:span text:style-name="T38">++</text:span><text:span text:style-name="T20">)</text:span></text:p>
      <text:p text:style-name="P45"><text:s text:c="4"/>{</text:p>
      <text:p text:style-name="P18"><text:span text:style-name="T20"><text:s text:c="8"/>printf(</text:span><text:span text:style-name="T16">"%c</text:span><text:span text:style-name="T29">\n</text:span><text:span text:style-name="T16">"</text:span><text:span text:style-name="T20">, s[i]);</text:span></text:p>
      <text:p text:style-name="P45"><text:s text:c="4"/>}</text:p>
      <text:p text:style-name="P45"><text:soft-page-break/>}</text:p>
      <text:p text:style-name="P45"/>
      <text:p text:style-name="P93">strlen pada program diatas adalah fungsi untuk mencari panjang string. Setiap karakter akan ditampilkan melalui variabel i. Jadi s[i] adalah karakter ke-i, contohnya bila kita masukkan input string “bagus” maka karakter ke-0 adalah “b”, karakter ke-1 adalah “a” begitu seterusnya.</text:p>
      <text:p text:style-name="P17"/>
      <text:p text:style-name="P17">Ada dua memori di komputer yang kita pakai saat membuat program, yakni disk tempat kita menyimpan file dan RAM (random access memory) tempat kita menyimpan variabel-variabel seperti string saat kita menjalankan program.</text:p>
      <text:p text:style-name="P17"/>
      <text:p text:style-name="P27">strings-<text:span text:style-name="T74">1</text:span>.c</text:p>
      <text:p text:style-name="P14"><text:span text:style-name="T17">#include &lt;cs50.h&gt;</text:span><text:span text:style-name="T20"><text:line-break/></text:span><text:span text:style-name="T17">#include &lt;stdio.h&gt;</text:span><text:span text:style-name="T20"><text:line-break/></text:span><text:span text:style-name="T17">#include &lt;string.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string s </text:span><text:span text:style-name="T38">=</text:span><text:span text:style-name="T20"> GetString();<text:line-break/><text:line-break/> <text:s text:c="3"/></text:span><text:span text:style-name="T39">if</text:span><text:span text:style-name="T20"> (s </text:span><text:span text:style-name="T38">!=</text:span><text:span text:style-name="T20"> </text:span><text:span text:style-name="T40">NULL</text:span><text:span text:style-name="T20">)<text:line-break/> <text:s text:c="3"/>{<text:line-break/> <text:s text:c="7"/></text:span><text:span text:style-name="T39">for</text:span><text:span text:style-name="T20"> (</text:span><text:span text:style-name="T26">int</text:span><text:span text:style-name="T20"> i </text:span><text:span text:style-name="T38">=</text:span><text:span text:style-name="T20"> </text:span><text:span text:style-name="T38">0</text:span><text:span text:style-name="T20">; i </text:span><text:span text:style-name="T38">&lt;</text:span><text:span text:style-name="T20"> strlen(s); i</text:span><text:span text:style-name="T38">++</text:span><text:span text:style-name="T20">)<text:line-break/> <text:s text:c="7"/>{<text:line-break/> <text:s text:c="11"/>printf(</text:span><text:span text:style-name="T16">"%c</text:span><text:span text:style-name="T29">\n</text:span><text:span text:style-name="T16">"</text:span><text:span text:style-name="T20">, s[i]);<text:line-break/> <text:s text:c="7"/>}<text:line-break/> <text:s text:c="3"/>}<text:line-break/>}</text:span></text:p>
      <text:p text:style-name="P17"/>
      <text:p text:style-name="P17">Pada program diatas digunakan s != NULL, dibaca “s tidak sama dengan null”, maksudnya, fungsi GetString (dari lcs50) tidak akan selalu memproses input dari user. Jika input dari user terlalu panjang yang menyebabkan komputer crash, maka GetString akan mengambil nilai batas yang disebut NULL ini.</text:p>
      <text:p text:style-name="P17"/>
      <text:p text:style-name="P17">Program diatas masih dapat di-optimasi. Pada program diatas, fungsi <text:span text:style-name="T32">strlen(s)</text:span> akan mengikuti loop <text:span text:style-name="T32">for</text:span>, artinya program akan terus menghitung panjang string setiap loop for berjalan. Alih-alih menghitung panjang string berkali-kali, kita dapat mendeklarasikan variabel baru, misal <text:span text:style-name="T32">n = strlen(s)</text:span>, dan mengganti<text:span text:style-name="T32"> i &lt; strlen(s)</text:span> menjadi <text:span text:style-name="T32">i &lt; n</text:span>, dengan cara ini program akan berjalan lebih cepat dan efisien. Modifikasi tersebut dapat dilihat pada program strings-2.c di bawah ini.</text:p>
      <text:p text:style-name="P17"/>
      <text:p text:style-name="P27"><text:soft-page-break/>strings-2.c</text:p>
      <text:p text:style-name="P14"><text:span text:style-name="T17">#include &lt;cs50.h&gt;</text:span><text:span text:style-name="T20"><text:line-break/></text:span><text:span text:style-name="T17">#include &lt;stdio.h&gt;</text:span><text:span text:style-name="T20"><text:line-break/></text:span><text:span text:style-name="T17">#include &lt;string.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string s </text:span><text:span text:style-name="T38">=</text:span><text:span text:style-name="T20"> GetString();<text:line-break/><text:line-break/> <text:s text:c="3"/></text:span><text:span text:style-name="T39">if</text:span><text:span text:style-name="T20"> (s </text:span><text:span text:style-name="T38">!=</text:span><text:span text:style-name="T20"> </text:span><text:span text:style-name="T40">NULL</text:span><text:span text:style-name="T20">)<text:line-break/> <text:s text:c="3"/>{<text:line-break/> <text:s text:c="7"/></text:span><text:span text:style-name="T39">for</text:span><text:span text:style-name="T20"> (</text:span><text:span text:style-name="T26">int</text:span><text:span text:style-name="T20"> i </text:span><text:span text:style-name="T38">=</text:span><text:span text:style-name="T20"> </text:span><text:span text:style-name="T38">0</text:span><text:span text:style-name="T20">, n </text:span><text:span text:style-name="T38">=</text:span><text:span text:style-name="T20"> strlen(s); i </text:span><text:span text:style-name="T38">&lt;</text:span><text:span text:style-name="T20"> n; i</text:span><text:span text:style-name="T38">++</text:span><text:span text:style-name="T20">)<text:line-break/> <text:s text:c="7"/>{<text:line-break/> <text:s text:c="11"/>printf(</text:span><text:span text:style-name="T16">"%c</text:span><text:span text:style-name="T29">\n</text:span><text:span text:style-name="T16">"</text:span><text:span text:style-name="T20">, s[i]);<text:line-break/> <text:s text:c="7"/>}<text:line-break/> <text:s text:c="3"/>}<text:line-break/>}</text:span></text:p>
      <text:p text:style-name="Heading_20_2">Fungsi</text:p>
      <text:p text:style-name="P10">Sebuah fungsi dalam pemrograman adalah potongan kode yang digunakan untuk menjalankan perintah tertentu, seperti printf dalam library C atau GetString dalam library cs50. Bagaimana jika kita ingin membuat fungsi sendiri? berikut contohnya.</text:p>
      <text:p text:style-name="P10"/>
      <text:p text:style-name="P25">function-0.c</text:p>
      <text:p text:style-name="P54">#include &lt;cs50.h&gt;</text:p>
      <text:p text:style-name="P54">#include &lt;stdio.h&gt;</text:p>
      <text:p text:style-name="P54"/>
      <text:p text:style-name="P18"><text:span text:style-name="T26">void</text:span><text:span text:style-name="T28"> PrintName</text:span><text:span text:style-name="T20">(string name)</text:span></text:p>
      <text:p text:style-name="P45">{</text:p>
      <text:p text:style-name="P18"><text:span text:style-name="T20"><text:s text:c="4"/>printf(</text:span><text:span text:style-name="T16">"hello, %s</text:span><text:span text:style-name="T29">\n</text:span><text:span text:style-name="T16">"</text:span><text:span text:style-name="T20">, name);</text:span></text:p>
      <text:p text:style-name="P45">}</text:p>
      <text:p text:style-name="P45"/>
      <text:p text:style-name="P18"><text:span text:style-name="T26">int</text:span><text:span text:style-name="T28"> main</text:span><text:span text:style-name="T20">(</text:span><text:span text:style-name="T26">void</text:span><text:span text:style-name="T20">)</text:span></text:p>
      <text:p text:style-name="P45">{</text:p>
      <text:p text:style-name="P18"><text:span text:style-name="T20"><text:s text:c="4"/>printf(</text:span><text:span text:style-name="T16">"Your name: "</text:span><text:span text:style-name="T20">);</text:span></text:p>
      <text:p text:style-name="P18"><text:span text:style-name="T20"><text:s text:c="4"/>string s</text:span><text:span text:style-name="T38"> =</text:span><text:span text:style-name="T20"> GetString();</text:span></text:p>
      <text:p text:style-name="P45"><text:s text:c="4"/>PrintName(s);</text:p>
      <text:p text:style-name="P45">}</text:p>
      <text:p text:style-name="P45"/>
      <text:p text:style-name="P10">Program diatas berisi dua fungsi, fungsi PrintName yang kita buat sendiri dan fungsi utama, main. Input dari fungsi PrintName adalah data string berupa nama, sedang output-nya adalah menampilkan “hello, nama” di layar.</text:p>
      <text:p text:style-name="P10"/>
      <text:p text:style-name="P10"><text:soft-page-break/>Jika kita balik, meletakkan fungsi PrintName setelah fungsi utama, maka program tersebut akan error, karena C adalah bahasa pemrograman prosedural, yakni membaca dari atas ke bawah. Karena di fungsi utama telah disebutkan PrintName, namun belum di deklarasikan, maka komputer akan bingung. Solusinya adalah dengan membuat prototype fungsi PrintName di awal (function-prototype.c).</text:p>
      <text:p text:style-name="P10"/>
      <text:p text:style-name="P25">function-prototype.c</text:p>
      <text:p text:style-name="P12"><text:span text:style-name="T17">#include &lt;cs50.h&gt;</text:span><text:span text:style-name="T20"><text:line-break/></text:span><text:span text:style-name="T17">#include &lt;stdio.h&gt;</text:span><text:span text:style-name="T20"><text:line-break/><text:line-break/></text:span><text:span text:style-name="T26">void</text:span><text:span text:style-name="T20"> </text:span><text:span text:style-name="T28">PrintName</text:span><text:span text:style-name="T20">(string name);<text:line-break/><text:line-break/></text:span><text:span text:style-name="T26">int</text:span><text:span text:style-name="T20"> </text:span><text:span text:style-name="T28">main</text:span><text:span text:style-name="T20">(</text:span><text:span text:style-name="T26">void</text:span><text:span text:style-name="T20">)<text:line-break/>{<text:line-break/> <text:s text:c="3"/>printf(</text:span><text:span text:style-name="T16">"Your name: "</text:span><text:span text:style-name="T20">);<text:line-break/> <text:s text:c="3"/>string s </text:span><text:span text:style-name="T38">=</text:span><text:span text:style-name="T20"> GetString();<text:line-break/> <text:s text:c="3"/>PrintName(s);<text:line-break/>}<text:line-break/><text:line-break/></text:span><text:span text:style-name="T26">void</text:span><text:span text:style-name="T20"> </text:span><text:span text:style-name="T28">PrintName</text:span><text:span text:style-name="T20">(string name)<text:line-break/>{<text:line-break/> <text:s text:c="3"/>printf(</text:span><text:span text:style-name="T16">"hello, %s</text:span><text:span text:style-name="T29">\n</text:span><text:span text:style-name="T16">"</text:span><text:span text:style-name="T20">, name);<text:line-break/>}</text:span></text:p>
      <text:p text:style-name="P10"/>
      <text:p text:style-name="P10">Selanjutnya, mari kita tulis ulang program function-0.c diatas untuk meminta user memasukkan input bilangan positive, kita beri nama function-1.c</text:p>
      <text:p text:style-name="P10"/>
      <text:p text:style-name="P25">function-1.c</text:p>
      <text:p text:style-name="P12"><text:span text:style-name="T17">#include &lt;cs50.h&gt;</text:span><text:span text:style-name="T20"><text:line-break/></text:span><text:span text:style-name="T17">#include &lt;stdio.h&gt;</text:span><text:span text:style-name="T20"><text:line-break/></text:span></text:p>
      <text:p text:style-name="P12"><text:span text:style-name="T26">int</text:span><text:span text:style-name="T20"> </text:span><text:span text:style-name="T28">GetPositiveInt</text:span><text:span text:style-name="T20">(</text:span><text:span text:style-name="T26">void</text:span><text:span text:style-name="T20">);</text:span></text:p>
      <text:p text:style-name="P12"><text:span text:style-name="T20"><text:line-break/></text:span><text:span text:style-name="T26">int</text:span><text:span text:style-name="T20"> </text:span><text:span text:style-name="T28">main</text:span><text:span text:style-name="T20">(</text:span><text:span text:style-name="T26">void</text:span><text:span text:style-name="T20">)<text:line-break/>{<text:line-break/> <text:s text:c="3"/></text:span><text:span text:style-name="T26">int</text:span><text:span text:style-name="T20"> n </text:span><text:span text:style-name="T38">=</text:span><text:span text:style-name="T20"> GetPositiveInt();<text:line-break/> <text:s text:c="3"/>printf(</text:span><text:span text:style-name="T16">"Thanks for the positive int!</text:span><text:span text:style-name="T29">\n</text:span><text:span text:style-name="T16">"</text:span><text:span text:style-name="T20">, n);<text:line-break/>}</text:span></text:p>
      <text:p text:style-name="P10"/>
      <text:p text:style-name="P12"><text:span text:style-name="T26">int</text:span><text:span text:style-name="T20"> </text:span><text:span text:style-name="T28">GetPositiveInt</text:span><text:span text:style-name="T20">(</text:span><text:span text:style-name="T26">void</text:span><text:span text:style-name="T20">)<text:line-break/>{<text:line-break/></text:span><text:soft-page-break/><text:span text:style-name="T20"> <text:s text:c="3"/></text:span><text:span text:style-name="T26">int</text:span><text:span text:style-name="T20"> n;<text:line-break/> <text:s text:c="3"/></text:span><text:span text:style-name="T39">do</text:span><text:span text:style-name="T20"><text:line-break/> <text:s text:c="3"/>{<text:line-break/> <text:s text:c="7"/>printf(</text:span><text:span text:style-name="T16">"Give me a positive integer: "</text:span><text:span text:style-name="T20">);<text:line-break/> <text:s text:c="7"/>n </text:span><text:span text:style-name="T38">=</text:span><text:span text:style-name="T20"> GetInt();<text:line-break/> <text:s text:c="3"/>}<text:line-break/> <text:s text:c="3"/></text:span><text:span text:style-name="T39">while</text:span><text:span text:style-name="T20"> (n </text:span><text:span text:style-name="T38">&lt;=</text:span><text:span text:style-name="T20"> </text:span><text:span text:style-name="T38">0</text:span><text:span text:style-name="T20">);</text:span></text:p>
      <text:p text:style-name="P88"><text:span text:style-name="T39"><text:s text:c="4"/>return</text:span><text:span text:style-name="T20"> n;<text:line-break/>}</text:span></text:p>
      <text:p text:style-name="P10"/>
      <text:p text:style-name="P10">Pada baris sebelum baris terakhir terdapat statement return n dari fungsi GetPositiveInt, bagaimana dengan fungsi utama/main? Pada dasarnya fungsi int main(void) juga membutuhkan statement return, namun pada pemrograman C yang kita pakai, return 0 tersebut boleh ditulis boleh tidak, karena <text:span text:style-name="T8">by default</text:span> C akan menganggap fungsi utama int main(void) kembali ke 0.</text:p>
      <text:p text:style-name="P10"/>
      <text:p text:style-name="P10"/>
      <text:p text:style-name="Heading_20_2"><text:bookmark text:name="h.gj9xpy3a5psm"/>Library</text:p>
      <text:p text:style-name="P92">Library adalah sekumpulan perintah yang disimpan dalam file tersendiri dan standarnya disimpan dalam header file dengan ekstensi .h. Library yang dipakai dalam bahasa C distandarkan oleh ANSI (American National Standard Institute), maka biasa disebut sebagai ANSI <text:s/>C. <text:span text:style-name="T101">Dari standar tersebut, compiler membuat program untuk meng-kompile bahasa C sesuai spesifikasi ANSI. </text:span><text:span text:style-name="T91">stdio </text:span><text:span text:style-name="T61">adalah </text:span><text:span text:style-name="T68">library standar </text:span><text:span text:style-name="T71">input ouput pada bahasa </text:span><text:span text:style-name="T68">C yang paling banyak dipakai </text:span><text:span text:style-name="T71">dan </text:span><text:span text:style-name="T69">menampung perintah </text:span><text:span text:style-name="T71">seperti </text:span><text:span text:style-name="T69">printf, scanf, dll. </text:span><text:span text:style-name="T70">Library stdio diimplementasikan dalam header file stdio.h.</text:span></text:p>
      <text:p text:style-name="P143"/>
      <text:h text:style-name="P135" text:outline-level="10"><text:bookmark-start text:name="__RefHeading__4677_1837481245"/><text:bookmark text:name="h.s3l7o3csanj3"/>Library: ctype.h<text:bookmark-end text:name="__RefHeading__4677_1837481245"/></text:h>
      <text:p text:style-name="P10">Sampai sejauh ini kita telah bekerja dengan library stdio.h, cs50.h dan string.h. Mari kita tambah satu lagi, yakni: ctype.h. <text:s/>Library ctype ini berkaitan dengan karakter dan penulisan (typing), khususnya untuk merubah teks lower case ke upper case dan sebaliknya.</text:p>
      <text:p text:style-name="P10"/>
      <text:p text:style-name="P25">capitalize-1.c</text:p>
      <text:p text:style-name="P12"><text:span text:style-name="T17">#include &lt;cs50.h&gt;</text:span><text:span text:style-name="T20"><text:line-break/></text:span><text:span text:style-name="T17">#include &lt;ctype.h&gt;</text:span><text:span text:style-name="T20"><text:line-break/></text:span><text:span text:style-name="T17">#include &lt;stdio.h&gt;</text:span><text:span text:style-name="T20"><text:line-break/></text:span><text:span text:style-name="T17">#include &lt;string.h&gt;</text:span><text:span text:style-name="T20"><text:line-break/><text:line-break/></text:span><text:soft-page-break/><text:span text:style-name="T26">int</text:span><text:span text:style-name="T20"> </text:span><text:span text:style-name="T28">main</text:span><text:span text:style-name="T20">(</text:span><text:span text:style-name="T26">void</text:span><text:span text:style-name="T20">)<text:line-break/>{<text:line-break/> <text:s text:c="3"/>string s </text:span><text:span text:style-name="T38">=</text:span><text:span text:style-name="T20"> GetString();<text:line-break/><text:line-break/> <text:s text:c="3"/></text:span><text:span text:style-name="T39">for</text:span><text:span text:style-name="T20"> (</text:span><text:span text:style-name="T26">int</text:span><text:span text:style-name="T20"> i </text:span><text:span text:style-name="T38">=</text:span><text:span text:style-name="T20"> </text:span><text:span text:style-name="T38">0</text:span><text:span text:style-name="T20">, n </text:span><text:span text:style-name="T38">=</text:span><text:span text:style-name="T20"> strlen(s); i </text:span><text:span text:style-name="T38">&lt;</text:span><text:span text:style-name="T20"> n; i</text:span><text:span text:style-name="T38">++</text:span><text:span text:style-name="T20">)<text:line-break/> <text:s text:c="3"/>{<text:line-break/> <text:s text:c="7"/></text:span><text:span text:style-name="T39">if</text:span><text:span text:style-name="T20"> (islower(s[i]))<text:line-break/> <text:s text:c="7"/>{<text:line-break/> <text:s text:c="11"/>printf(</text:span><text:span text:style-name="T16">"%c"</text:span><text:span text:style-name="T20">, toupper(s[i]));<text:line-break/> <text:s text:c="7"/>}<text:line-break/> <text:s text:c="7"/></text:span><text:span text:style-name="T39">else</text:span><text:span text:style-name="T20"><text:line-break/> <text:s text:c="7"/>{<text:line-break/> <text:s text:c="11"/>printf(</text:span><text:span text:style-name="T16">"%c"</text:span><text:span text:style-name="T20">, s[i]);<text:line-break/> <text:s text:c="7"/>}<text:line-break/> <text:s text:c="3"/>}<text:line-break/> <text:s text:c="3"/>printf(</text:span><text:span text:style-name="T16">"</text:span><text:span text:style-name="T29">\n</text:span><text:span text:style-name="T16">"</text:span><text:span text:style-name="T20">);<text:line-break/>}</text:span></text:p>
      <text:p text:style-name="P10"/>
      <text:p text:style-name="P10">Pada program di atas, input user akan dideteksi oleh program apakah ada huruf kecil (lowercase) dengan fungsi islower, jika ada maka akan dirubah menjadi huruf kapital dengan fungsi toupper, sebaliknya jika ada huruf besar akan dibiarkan saja (dengan menggunakan else).</text:p>
      <text:p text:style-name="P10">Program di atas dapat dioptimalkan dengan menggunakan fungsi toupper saja, dengan mengabaikan adanya huruf kecil, jadi semua karakter diubah menjadi huruf besar.</text:p>
      <text:p text:style-name="P10"/>
      <text:p text:style-name="P10"/>
      <text:p text:style-name="P10">capitalize-2.c</text:p>
      <text:p text:style-name="P12"><text:span text:style-name="T17">#include &lt;cs50.h&gt;</text:span><text:span text:style-name="T20"><text:line-break/></text:span><text:span text:style-name="T17">#include &lt;ctype.h&gt;</text:span><text:span text:style-name="T20"><text:line-break/></text:span><text:span text:style-name="T17">#include &lt;stdio.h&gt;</text:span><text:span text:style-name="T20"><text:line-break/></text:span><text:span text:style-name="T17">#include &lt;string.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string s </text:span><text:span text:style-name="T38">=</text:span><text:span text:style-name="T20"> GetString();<text:line-break/><text:line-break/> <text:s text:c="3"/></text:span><text:span text:style-name="T39">for</text:span><text:span text:style-name="T20"> (</text:span><text:span text:style-name="T26">int</text:span><text:span text:style-name="T20"> i </text:span><text:span text:style-name="T38">=</text:span><text:span text:style-name="T20"> </text:span><text:span text:style-name="T38">0</text:span><text:span text:style-name="T20">, n </text:span><text:span text:style-name="T38">=</text:span><text:span text:style-name="T20"> strlen(s); i </text:span><text:span text:style-name="T38">&lt;</text:span><text:span text:style-name="T20"> n; i</text:span><text:span text:style-name="T38">++</text:span><text:span text:style-name="T20">)<text:line-break/> <text:s text:c="3"/>{<text:line-break/> <text:s text:c="7"/>printf(</text:span><text:span text:style-name="T16">"%c"</text:span><text:span text:style-name="T20">, toupper(s[i]));<text:line-break/> <text:s text:c="3"/>}<text:line-break/></text:span><text:soft-page-break/><text:span text:style-name="T20"> <text:s text:c="3"/>printf(</text:span><text:span text:style-name="T16">"</text:span><text:span text:style-name="T29">\n</text:span><text:span text:style-name="T16">"</text:span><text:span text:style-name="T20">);<text:line-break/>}</text:span></text:p>
      <text:p text:style-name="P10"/>
      <text:p text:style-name="P67"/>
      <text:p text:style-name="Heading_20_2">Array</text:p>
      <text:p text:style-name="P10">String merupakan kasus khusus dari tipe data yang disebut array. <text:s/>Array memungkinkan untuk menyimpan beberapa variabel sekaligus dalam satu tempat. Program berikut adalah contoh array yang menyimpan dan mencetak sekumpulan orang yang berada dalam satu ruangan.</text:p>
      <text:p text:style-name="P10"/>
      <text:p text:style-name="P25">ages.c</text:p>
      <text:p text:style-name="P12"><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void</text:span><text:span text:style-name="T20">)<text:line-break/>{<text:line-break/> <text:s text:c="3"/></text:span><text:span text:style-name="T19">// determine number of people</text:span><text:span text:style-name="T20"><text:line-break/> <text:s text:c="3"/></text:span><text:span text:style-name="T26">int</text:span><text:span text:style-name="T20"> n;<text:line-break/> <text:s text:c="3"/></text:span><text:span text:style-name="T39">do</text:span><text:span text:style-name="T20"><text:line-break/> <text:s text:c="3"/>{<text:line-break/> <text:s text:c="7"/>printf(</text:span><text:span text:style-name="T16">"Number of people in room: "</text:span><text:span text:style-name="T20">);<text:line-break/> <text:s text:c="7"/>n </text:span><text:span text:style-name="T38">=</text:span><text:span text:style-name="T20"> GetInt();<text:line-break/> <text:s text:c="3"/>}<text:line-break/> <text:s text:c="3"/></text:span><text:span text:style-name="T39">while</text:span><text:span text:style-name="T20"> (n </text:span><text:span text:style-name="T38">&lt;</text:span><text:span text:style-name="T20"> </text:span><text:span text:style-name="T38">1</text:span><text:span text:style-name="T20">);<text:line-break/><text:line-break/> <text:s text:c="3"/></text:span><text:span text:style-name="T19">// declare array in which to store everyone's age</text:span><text:span text:style-name="T20"><text:line-break/> <text:s text:c="3"/></text:span><text:span text:style-name="T26">int</text:span><text:span text:style-name="T20"> ages[n];<text:line-break/><text:line-break/> <text:s text:c="3"/></text:span><text:span text:style-name="T19">// get everyone's age</text:span><text:span text:style-name="T20"><text:line-break/> <text:s text:c="3"/></text:span><text:span text:style-name="T39">for</text:span><text:span text:style-name="T20"> (</text:span><text:span text:style-name="T26">int</text:span><text:span text:style-name="T20"> i </text:span><text:span text:style-name="T38">=</text:span><text:span text:style-name="T20"> </text:span><text:span text:style-name="T38">0</text:span><text:span text:style-name="T20">; i </text:span><text:span text:style-name="T38">&lt;</text:span><text:span text:style-name="T20"> n; i</text:span><text:span text:style-name="T38">++</text:span><text:span text:style-name="T20">)<text:line-break/> <text:s text:c="3"/>{<text:line-break/> <text:s text:c="7"/>printf(</text:span><text:span text:style-name="T16">"Age of person #%i: "</text:span><text:span text:style-name="T20">, i </text:span><text:span text:style-name="T38">+</text:span><text:span text:style-name="T20"> </text:span><text:span text:style-name="T38">1</text:span><text:span text:style-name="T20">);<text:line-break/> <text:s text:c="7"/>ages[i] </text:span><text:span text:style-name="T38">=</text:span><text:span text:style-name="T20"> GetInt();<text:line-break/> <text:s text:c="3"/>}<text:line-break/><text:line-break/> <text:s text:c="3"/></text:span><text:span text:style-name="T19">// report everyone's age a year hence</text:span><text:span text:style-name="T20"><text:line-break/> <text:s text:c="3"/>printf(</text:span><text:span text:style-name="T16">"Time passes...</text:span><text:span text:style-name="T29">\n</text:span><text:span text:style-name="T16">"</text:span><text:span text:style-name="T20">);<text:line-break/> <text:s text:c="3"/></text:span><text:span text:style-name="T39">for</text:span><text:span text:style-name="T20"> (</text:span><text:span text:style-name="T26">int</text:span><text:span text:style-name="T20"> i </text:span><text:span text:style-name="T38">=</text:span><text:span text:style-name="T20"> </text:span><text:span text:style-name="T38">0</text:span><text:span text:style-name="T20">; i </text:span><text:span text:style-name="T38">&lt;</text:span><text:span text:style-name="T20"> n; i</text:span><text:span text:style-name="T38">++</text:span><text:span text:style-name="T20">)<text:line-break/> <text:s text:c="3"/>{<text:line-break/> <text:s text:c="7"/>printf(</text:span><text:span text:style-name="T16">"A year from now, person #%i will be %i years </text:span><text:soft-page-break/><text:span text:style-name="T16">old.</text:span><text:span text:style-name="T29">\n</text:span><text:span text:style-name="T16">"</text:span><text:span text:style-name="T20">, i </text:span><text:span text:style-name="T38">+</text:span><text:span text:style-name="T20"> </text:span><text:span text:style-name="T38">1</text:span><text:span text:style-name="T20">, ages[i] </text:span><text:span text:style-name="T38">+</text:span><text:span text:style-name="T20"> </text:span><text:span text:style-name="T38">1</text:span><text:span text:style-name="T20">);<text:line-break/> <text:s text:c="3"/>}<text:line-break/>}</text:span></text:p>
      <text:p text:style-name="P10"/>
      <text:p text:style-name="P10">Fokus program diatas adalah pada array, yakni <text:span text:style-name="T32">ages[n]</text:span>. Dengan konsep array ini, berapa banyak data-pun akan dapat diolah dan ditampilkan dengan mudah dan cepat, tidak perlu satu. Misalnya pada kasus diatas, user diminta memasukkan jumlah orang yang ada di dalam ruangan, kemudian ditanya lagi umur masing-masing orang. Program akan menghitung umur tiap orang tersebut setahun kemudian dan ditampilkan dengan perintah <text:span text:style-name="T32">printf</text:span> secara array juga dengan menggunakan loop <text:span text:style-name="T32">for</text:span>.</text:p>
      <text:p text:style-name="P10"/>
      <text:p text:style-name="P77"/>
      <text:p text:style-name="Heading_20_1"><text:bookmark text:name="h.3w2hiizhqh13"/>Bab 3</text:p>
      <text:p text:style-name="P85">Casting. Imprecision. Switches. Scope. Strings. Arrays. Command-line arguments. Cryptography.</text:p>
      <text:p text:style-name="P18"/>
      <text:p text:style-name="P103">“Venture outside of your comfort zone. Comfortably.”</text:p>
      <text:p text:style-name="P71"/>
      <text:p text:style-name="P18"/>
      <text:p text:style-name="Heading_20_2"><text:bookmark text:name="h.usp1pfvezlwt"/>Command-line Arguments</text:p>
      <text:p text:style-name="P18">Sampai sejauh ini kita hanya menggunakan fungsi utama int main(void) saja tanpa argumen, padahal penggunaan argumen diperlukan untuk memasukkan input langsung pada program ketika program dijalankan.</text:p>
      <text:p text:style-name="P18"/>
      <text:p text:style-name="P18">Untuk mem-bypass fungsi utama main dengan menggunakan argumen, kita ganti void dengan command-line argument berikut,</text:p>
      <text:p text:style-name="P18"/>
      <text:p text:style-name="P20"><text:span text:style-name="T20">(</text:span><text:span text:style-name="T26">int</text:span><text:span text:style-name="T20"> </text:span><text:span text:style-name="T22">argc</text:span><text:span text:style-name="T20">, string </text:span><text:span text:style-name="T22">argv[]</text:span><text:span text:style-name="T20">)<text:line-break/></text:span></text:p>
      <text:p text:style-name="P18">Pada command-line argumen di atas, ada dua komponen pokok yakni <text:span text:style-name="T26">int</text:span><text:span text:style-name="T20"> argc </text:span>dan <text:span text:style-name="T26">int</text:span><text:span text:style-name="T20"> argc</text:span>. int argc merepresentasikan jumlah argumen yang dilewatkan sedangkan argv[] merupakan masing-masing argumen itu sendiri. Perhatikan contoh berikut,</text:p>
      <text:p text:style-name="P18"/>
      <text:p text:style-name="P59">./a.out hello world</text:p>
      <text:p text:style-name="P18"/>
      <text:p text:style-name="P18">Saat kita menjalankan output program diatas, maka:</text:p>
      <text:p text:style-name="P107">argc → 3</text:p>
      <text:p text:style-name="P107">argv[0] → ./a.out<text:tab/>argv[1] → hello<text:tab/>argv[2] → world</text:p>
      <text:p text:style-name="P18">Untuk lebih jelasnya, perhatikan program berikut,</text:p>
      <text:p text:style-name="P28"/>
      <text:p text:style-name="P29">argv-0.c</text:p>
      <text:p text:style-name="P20"><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int</text:span><text:span text:style-name="T20"> argc, string argv[])<text:line-break/>{<text:line-break/> <text:s text:c="3"/></text:span><text:span text:style-name="T39">if</text:span><text:span text:style-name="T20"> (argc </text:span><text:span text:style-name="T38">&lt;</text:span><text:span text:style-name="T20"> </text:span><text:span text:style-name="T38">2</text:span><text:span text:style-name="T20">)<text:line-break/> <text:s text:c="3"/>{<text:line-break/> <text:s text:c="7"/>printf(</text:span><text:span text:style-name="T16">"Not enough command line arguments</text:span><text:span text:style-name="T29">\n</text:span><text:span text:style-name="T16">"</text:span><text:span text:style-name="T20">);<text:line-break/> <text:s text:c="3"/>}<text:line-break/> <text:s text:c="3"/></text:span><text:span text:style-name="T26">int</text:span><text:span text:style-name="T20"> x </text:span><text:span text:style-name="T38">=</text:span><text:span text:style-name="T20"> atoi(argv[</text:span><text:span text:style-name="T38">1</text:span><text:span text:style-name="T20">]);<text:line-break/> <text:s text:c="3"/>printf(</text:span><text:span text:style-name="T16">"%d</text:span><text:span text:style-name="T29">\n</text:span><text:span text:style-name="T16">"</text:span><text:span text:style-name="T20">, x);<text:line-break/>}</text:span></text:p>
      <text:p text:style-name="P47"/>
      <text:p text:style-name="P10"><text:soft-page-break/>Pada skrip diatas, setelah di-compile, silakan di-run. Jika kita tidak memasukkan argumen, hanya me-run <text:span text:style-name="T11">./a.out</text:span> saja, maka akan terjadi error: segmentation fault. Jika kita masukkan argumen, misal <text:span text:style-name="T11">./a.out 1</text:span>, maka program akan menampilkan angka 1, inilah yang dinamakan command-line argument.</text:p>
      <text:p text:style-name="P10"/>
      <text:p text:style-name="P10">Program argv-1 dibawah menyederhanakan program diatas juga menambahkan untuk mencetak command-line argumen yang digunakan.</text:p>
      <text:p text:style-name="P10"/>
      <text:p text:style-name="P25">arg<text:span text:style-name="T75">v</text:span>-1.c</text:p>
      <text:p text:style-name="P12"><text:span text:style-name="T17">#include &lt;cs50.h&gt;</text:span><text:span text:style-name="T20"><text:line-break/></text:span><text:span text:style-name="T17">#include &lt;stdio.h&gt;</text:span><text:span text:style-name="T20"><text:line-break/><text:line-break/></text:span><text:span text:style-name="T26">int</text:span><text:span text:style-name="T20"> </text:span><text:span text:style-name="T28">main</text:span><text:span text:style-name="T20">(</text:span><text:span text:style-name="T26">int</text:span><text:span text:style-name="T20"> argc, string argv[])<text:line-break/>{<text:line-break/> <text:s text:c="3"/></text:span><text:span text:style-name="T19">// print arguments</text:span><text:span text:style-name="T20"><text:line-break/> <text:s text:c="3"/></text:span><text:span text:style-name="T39">for</text:span><text:span text:style-name="T20"> (</text:span><text:span text:style-name="T26">int</text:span><text:span text:style-name="T20"> i </text:span><text:span text:style-name="T38">=</text:span><text:span text:style-name="T20"> </text:span><text:span text:style-name="T38">0</text:span><text:span text:style-name="T20">; i </text:span><text:span text:style-name="T38">&lt;</text:span><text:span text:style-name="T20"> argc; i</text:span><text:span text:style-name="T38">++</text:span><text:span text:style-name="T20">)<text:line-break/> <text:s text:c="3"/>{<text:line-break/> <text:s text:c="7"/>printf(</text:span><text:span text:style-name="T16">"%s</text:span><text:span text:style-name="T29">\n</text:span><text:span text:style-name="T16">"</text:span><text:span text:style-name="T20">, argv[i]);<text:line-break/> <text:s text:c="3"/>}<text:line-break/>}</text:span></text:p>
      <text:p text:style-name="P10"/>
      <text:p text:style-name="P10">Untuk mencetak perkarakter dari command-line argument, kita modifikasi program diatas dengan menambahkan satu variabel lagi, yakni j, untuk menampilkan karakter ke-j dalam comman-line argumen ke-i.</text:p>
      <text:p text:style-name="P10"/>
      <text:p text:style-name="P25">argv-2.c</text:p>
      <text:p text:style-name="P56"/>
      <text:p text:style-name="P32"><text:span text:style-name="T17">#include &lt;cs50.h&gt;</text:span><text:span text:style-name="T20"><text:line-break/></text:span><text:span text:style-name="T17">#include &lt;stdio.h&gt;</text:span><text:span text:style-name="T20"><text:line-break/></text:span><text:span text:style-name="T17">#include &lt;string.h&gt;</text:span><text:span text:style-name="T20"><text:line-break/><text:line-break/></text:span><text:span text:style-name="T27">int</text:span><text:span text:style-name="T20"> </text:span><text:span text:style-name="T28">main</text:span><text:span text:style-name="T20">(</text:span><text:span text:style-name="T27">int</text:span><text:span text:style-name="T20"> argc, string argv[])<text:line-break/>{<text:line-break/> <text:s text:c="3"/></text:span><text:span text:style-name="T19">// print arguments</text:span><text:span text:style-name="T20"><text:line-break/> <text:s text:c="3"/></text:span><text:span text:style-name="T40">for</text:span><text:span text:style-name="T20"> (</text:span><text:span text:style-name="T27">int</text:span><text:span text:style-name="T20"> i </text:span><text:span text:style-name="T38">=</text:span><text:span text:style-name="T20"> </text:span><text:span text:style-name="T38">0</text:span><text:span text:style-name="T20">; i </text:span><text:span text:style-name="T38">&lt;</text:span><text:span text:style-name="T20"> argc; i</text:span><text:span text:style-name="T38">++</text:span><text:span text:style-name="T20">)<text:line-break/> <text:s text:c="3"/>{<text:line-break/> <text:s text:c="7"/></text:span><text:span text:style-name="T40">for</text:span><text:span text:style-name="T20"> (</text:span><text:span text:style-name="T27">int</text:span><text:span text:style-name="T20"> j </text:span><text:span text:style-name="T38">=</text:span><text:span text:style-name="T20"> </text:span><text:span text:style-name="T38">0</text:span><text:span text:style-name="T20">, n </text:span><text:span text:style-name="T38">=</text:span><text:span text:style-name="T20"> strlen(argv[i]); j </text:span><text:span text:style-name="T38">&lt;</text:span><text:span text:style-name="T20"> n; j</text:span><text:span text:style-name="T38">++</text:span><text:span text:style-name="T20">)<text:line-break/> <text:s text:c="7"/>{<text:line-break/> <text:s text:c="11"/>printf(</text:span><text:span text:style-name="T16">"%c</text:span><text:span text:style-name="T30">\n</text:span><text:span text:style-name="T16">"</text:span><text:span text:style-name="T20">, argv[i][j]);<text:line-break/> <text:s text:c="7"/>}<text:line-break/></text:span><text:soft-page-break/><text:span text:style-name="T20"> <text:s text:c="3"/>}<text:line-break/>}</text:span></text:p>
      <text:p text:style-name="P56"/>
      <text:p text:style-name="P10">Program di atas masih bisa di modifikasi lagi, yakni tanpa menggunakan library string.h. Sebgai gantinya, kita dapat membuat sendiri fungsi untuk menghitung panjang suatu string sebagai berikur.</text:p>
      <text:p text:style-name="P10"/>
      <text:p text:style-name="P10">fungsi my_strlen</text:p>
      <text:p text:style-name="P12"><text:span text:style-name="T26">int</text:span><text:span text:style-name="T20"> </text:span><text:span text:style-name="T28">my_strlen</text:span><text:span text:style-name="T20">(string s)<text:line-break/>{<text:line-break/> <text:s text:c="3"/></text:span><text:span text:style-name="T26">int</text:span><text:span text:style-name="T20"> length </text:span><text:span text:style-name="T38">=</text:span><text:span text:style-name="T20"> </text:span><text:span text:style-name="T38">0</text:span><text:span text:style-name="T20"><text:line-break/> <text:s text:c="3"/></text:span><text:span text:style-name="T39">while</text:span><text:span text:style-name="T20">(s[length] </text:span><text:span text:style-name="T38">!=</text:span><text:span text:style-name="T20"> </text:span><text:span text:style-name="T16">'\0'</text:span><text:span text:style-name="T20">)<text:line-break/> <text:s text:c="3"/>{<text:line-break/> <text:s text:c="7"/>length</text:span><text:span text:style-name="T38">++</text:span><text:span text:style-name="T20">;<text:line-break/> <text:s text:c="3"/>}<text:line-break/> <text:s text:c="3"/></text:span><text:span text:style-name="T39">return</text:span><text:span text:style-name="T20"> length;<text:line-break/>}</text:span></text:p>
      <text:p text:style-name="P55"/>
      <text:p text:style-name="P10">Fungsi diatas akan menghitung panjang suatu string dengan suatu <text:span text:style-name="T8">increament</text:span> (penambahan) dari 0 (karakter pertama) sampai tidak ada karakter lagi dalam string tersebut. Kita bisa menerapkan logika ini pada program argc-2.c baik tanpa memakai library string.h, fungsi strlen ataupun fungsi buatan kira my_strlen diatas.</text:p>
      <text:p text:style-name="P10"/>
      <text:p text:style-name="P25">argv-4.c</text:p>
      <text:p text:style-name="P32"><text:span text:style-name="T17">#include &lt;cs50.h&gt;</text:span><text:span text:style-name="T20"><text:line-break/></text:span><text:span text:style-name="T17">#include &lt;stdio.h&gt;</text:span><text:span text:style-name="T20"><text:line-break/><text:line-break/></text:span><text:span text:style-name="T27">int</text:span><text:span text:style-name="T20"> </text:span><text:span text:style-name="T28">main</text:span><text:span text:style-name="T20">(</text:span><text:span text:style-name="T27">int</text:span><text:span text:style-name="T20"> argc, string argv[])<text:line-break/>{<text:line-break/> <text:s text:c="6"/></text:span><text:span text:style-name="T40">for</text:span><text:span text:style-name="T20"> (</text:span><text:span text:style-name="T27">int</text:span><text:span text:style-name="T20"> i </text:span><text:span text:style-name="T38">=</text:span><text:span text:style-name="T20"> </text:span><text:span text:style-name="T38">0</text:span><text:span text:style-name="T20">; i </text:span><text:span text:style-name="T38">&lt;</text:span><text:span text:style-name="T20"> argc; i</text:span><text:span text:style-name="T38">++</text:span><text:span text:style-name="T20">)<text:line-break/> <text:s text:c="3"/>{<text:line-break/> <text:s text:c="7"/></text:span><text:span text:style-name="T40">for</text:span><text:span text:style-name="T20"> (</text:span><text:span text:style-name="T27">int</text:span><text:span text:style-name="T20"> j </text:span><text:span text:style-name="T38">=</text:span><text:span text:style-name="T20"> </text:span><text:span text:style-name="T38">0</text:span><text:span text:style-name="T20">; argv[i][j] != </text:span><text:span text:style-name="T16">'\0'</text:span><text:span text:style-name="T20">; j</text:span><text:span text:style-name="T38">++</text:span><text:span text:style-name="T20">)<text:line-break/> <text:s text:c="7"/>{<text:line-break/> <text:s text:c="11"/>printf(</text:span><text:span text:style-name="T16">"%c</text:span><text:span text:style-name="T30">\n</text:span><text:span text:style-name="T16">"</text:span><text:span text:style-name="T20">, argv[i][j]);<text:line-break/> <text:s text:c="7"/>}<text:line-break/> <text:s text:c="3"/>}<text:line-break/>}</text:span></text:p>
      <text:p text:style-name="P10"/>
      <text:h text:style-name="P138" text:outline-level="10"/>
      <text:p text:style-name="P10"/>
      <text:p text:style-name="P79"><text:bookmark text:name="h.2rppw7k8crfo"/>Bab 4</text:p>
      <text:p text:style-name="P83">Debugging. Security. Searching. Sorting. Bubble sort. Selection sort. Insertion sort. <text:s text:c="2"/>O. Ω.</text:p>
      <text:p text:style-name="P10"/>
      <text:p text:style-name="P31">“Demanding, but definitely doable. Social, but educational.”</text:p>
      <text:p text:style-name="P69"/>
      <text:h text:style-name="P137" text:outline-level="10">Debugging</text:h>
      <text:p text:style-name="P15">Debugging adalah proses untuk mencari bug pada kode kita. Karena dimaksudkan untuk mencari bug, maka untuk memahami proses tersebut akan lebih mudah dengan program yang memiliki bug (buggy).</text:p>
      <text:p text:style-name="P15"/>
      <text:p text:style-name="P26">debug.c</text:p>
      <text:p text:style-name="P13"><text:span text:style-name="T17">#include &lt;stdio.h&gt;</text:span><text:span text:style-name="T20"><text:line-break/></text:span><text:span text:style-name="T17">#include &lt;cs50.h&gt;</text:span><text:span text:style-name="T20"><text:line-break/><text:line-break/></text:span><text:span text:style-name="T26">void</text:span><text:span text:style-name="T20"> </text:span><text:span text:style-name="T28">foo</text:span><text:span text:style-name="T20">(</text:span><text:span text:style-name="T26">int</text:span><text:span text:style-name="T20"> i)<text:line-break/>{<text:line-break/> <text:s text:c="3"/>printf(</text:span><text:span text:style-name="T16">"%i</text:span><text:span text:style-name="T29">\n</text:span><text:span text:style-name="T16">"</text:span><text:span text:style-name="T20">, i);<text:line-break/>}<text:line-break/><text:line-break/></text:span><text:span text:style-name="T26">int</text:span><text:span text:style-name="T20"> </text:span><text:span text:style-name="T28">main</text:span><text:span text:style-name="T20">(</text:span><text:span text:style-name="T26">void</text:span><text:span text:style-name="T20">)<text:line-break/>{<text:line-break/> <text:s text:c="3"/>printf(</text:span><text:span text:style-name="T16">"Enter an integer: "</text:span><text:span text:style-name="T20">);<text:line-break/> <text:s text:c="3"/></text:span><text:span text:style-name="T26">int</text:span><text:span text:style-name="T20"> i </text:span><text:span text:style-name="T38">=</text:span><text:span text:style-name="T20"> GetInt();<text:line-break/><text:line-break/> <text:s text:c="3"/>printf(</text:span><text:span text:style-name="T16">"Outside first while loop"</text:span><text:span text:style-name="T20">);<text:line-break/> <text:s text:c="3"/></text:span><text:span text:style-name="T39">while</text:span><text:span text:style-name="T20"> (i </text:span><text:span text:style-name="T38">&gt;</text:span><text:span text:style-name="T20"> </text:span><text:span text:style-name="T38">10</text:span><text:span text:style-name="T20">)<text:line-break/> <text:s text:c="3"/>{<text:line-break/> <text:s text:c="7"/>printf(</text:span><text:span text:style-name="T16">"First while loop: %i</text:span><text:span text:style-name="T29">\n</text:span><text:span text:style-name="T16">"</text:span><text:span text:style-name="T20">, i);<text:line-break/> <text:s text:c="7"/>i</text:span><text:span text:style-name="T38">--</text:span><text:span text:style-name="T20">;<text:line-break/> <text:s text:c="3"/>}<text:line-break/><text:line-break/> <text:s text:c="3"/>printf(</text:span><text:span text:style-name="T16">"Outside second while loop"</text:span><text:span text:style-name="T20">);<text:line-break/> <text:s text:c="3"/></text:span><text:span text:style-name="T39">while</text:span><text:span text:style-name="T20"> (i </text:span><text:span text:style-name="T38">!=</text:span><text:span text:style-name="T20"> </text:span><text:span text:style-name="T38">0</text:span><text:span text:style-name="T20">)<text:line-break/> <text:s text:c="3"/>{<text:line-break/> <text:s text:c="7"/>printf(</text:span><text:span text:style-name="T16">"Second while loop: %i</text:span><text:span text:style-name="T29">\n</text:span><text:span text:style-name="T16">"</text:span><text:span text:style-name="T20">, i);<text:line-break/> <text:s text:c="7"/>i </text:span><text:span text:style-name="T38">=</text:span><text:span text:style-name="T20"> i </text:span><text:span text:style-name="T38">-</text:span><text:span text:style-name="T20"> </text:span><text:span text:style-name="T38">3</text:span><text:span text:style-name="T20">;<text:line-break/> <text:s text:c="3"/>}<text:line-break/><text:line-break/></text:span><text:soft-page-break/><text:span text:style-name="T20"> <text:s text:c="3"/>foo(i);<text:line-break/>}</text:span></text:p>
      <text:p text:style-name="P15"/>
      <text:p text:style-name="P15">Untuk membedakan proses debugging proses diatas dengan progam lain, kita namakan output file <text:span text:style-name="T11">debug.c</text:span> diatas sebagai <text:span text:style-name="T11">debug</text:span> dengan perintah,</text:p>
      <text:p text:style-name="P44">clang debug.c -o debug -lcs50</text:p>
      <text:p text:style-name="P15"/>
      <text:p text:style-name="P15">Argumen <text:span text:style-name="T11">-o </text:span>diatas bermakna output dengan nama file <text:span text:style-name="T11">debug</text:span>. Selanjutnya kita lakukan proses debugging sebagai berikut,</text:p>
      <text:p text:style-name="P15"/>
      <text:p text:style-name="P44">gdb debug</text:p>
      <text:p text:style-name="P15"/>
      <text:p text:style-name="P15">GDB adalah jenis debugger yang kita pakai, yakni GNU Debugger. Beberapa perintah yang kita pakai dalam proses debugging adalah sebagai berikut,</text:p>
      <text:list xml:id="list2728829675632475335" text:style-name="LS6">
        <text:list-item>
          <text:p text:style-name="P124"><text:span text:style-name="T11">run</text:span>, untuk memulai proses debugging dengan me-run program</text:p>
        </text:list-item>
        <text:list-item>
          <text:p text:style-name="P124"><text:span text:style-name="T11">break</text:span>, untuk memasukkan breakpoint (pemisah proses debugging), misalnya break main, break foo</text:p>
        </text:list-item>
        <text:list-item>
          <text:p text:style-name="P124"><text:span text:style-name="T11">continue</text:span>, untuk melanjutkan proses debugging</text:p>
        </text:list-item>
        <text:list-item>
          <text:p text:style-name="P124"><text:span text:style-name="T11">next</text:span>, untuk mengeksekusi fungsi selanjutnya</text:p>
        </text:list-item>
        <text:list-item>
          <text:p text:style-name="P124"><text:span text:style-name="T11">step</text:span>, mirip dengan next, tapi untuk non fungsi</text:p>
        </text:list-item>
        <text:list-item>
          <text:p text:style-name="P124"><text:span text:style-name="T11">quit</text:span>, untuk keluar dari gdb</text:p>
        </text:list-item>
      </text:list>
      <text:p text:style-name="P72"/>
      <text:p text:style-name="P10"/>
      <text:p text:style-name="P108">Security</text:p>
      <text:p text:style-name="P95">Faktor keamanan me<text:span text:style-name="T76">ru</text:span>pakan hal terpenting dalam pemr<text:span text:style-name="T77">o</text:span>graman. <text:span text:style-name="T78">Jika ada kesalahan dalam program, maka akan dapat diperbaiki oleh pembuat program atau orang yang meriewnya. Langkah awal dan paling sederhana adalah memastikan bahwa dalam program kita tidak ada pintu belakang (backdoor) yang dapat digunakan penyusup untuk masuk ke dalam sistem. Bagaimana bila ternyata kesalahan (error) tersebut ada dalam compiler atau compiler-nya compiler (yang me-run program)? Faktor keamana ini menjadi penting seiring berkembangnya zaman.</text:span></text:p>
      <text:p text:style-name="P95"/>
      <text:p text:style-name="P109">Searching</text:p>
      <text:p text:style-name="P96">Misalkan ada tujuh pintu, dimana dibalik setiap pintu tersebut ada nomornya <text:span text:style-name="T79">dan kita diminta untuk menemukan pintu yang dibaliknya ada angka 50. Apa yang kita lakukan? Kita akan membuka pintu tersebut satu persatu sampai menemukan pintu yang dibaliknya ada angka 50. Proses ini akan memakan tujuh langkah (bila pintu </text:span><text:soft-page-break/><text:span text:style-name="T79">yang ada angka 50 ada pada pintu terakhir). Atau secara umum ada </text:span><text:span text:style-name="T9">n</text:span><text:span text:style-name="T10">-</text:span><text:span text:style-name="T80">langkah untuk mengatasi permasalahan tersebut, dan ini dinamakan algoritma linear.</text:span></text:p>
      <text:p text:style-name="P97">Bagaimana halnya bila kita membagi tujuh pintu tersebut menjadi dua bagian (kanan dan kiri) dan kita bagi lagi menjadi dua sampai seterurnya? <text:span text:style-name="T81">Langkah ini akan menghasilkan waktu yang lebih cepat (secara bersamaan) untuk menyelesaikan masalah. Algorithma ini dikenal dengan algoritma logaritmik.</text:span></text:p>
      <text:p text:style-name="P97"/>
      <text:p text:style-name="P109">Sorting</text:p>
      <text:p text:style-name="P98">Algoritma sorting adalah untuk mensortir <text:span text:style-name="T82">(mengurutkan)</text:span>sejumlah data. Selain metode linear dan logaritmik, ada metode bubble sort, selection sort dan insertion sort uang umum digunakan untuk memecahkan permasalahan komputasi.</text:p>
      <text:p text:style-name="P99">Jika ada tujuh orag volunteer, tiap-tiap orang memiliki dua digit sendiri-sendiri, maka <text:s/>pada metode bubble sort, orang yang memiliki angka lebih kecil bergeser ke sebelah kiri, begitu seterusnya sampai angka-nya urut dari kecil sampai besar.<text:span text:style-name="T83">ka</text:span></text:p>
      <text:p text:style-name="P98"/>
      <table:table table:name="Table4" table:style-name="Table4">
        <table:table-column table:style-name="Table4.A" table:number-columns-repeated="3"/>
        <table:table-row>
          <table:table-cell table:style-name="Table4.A1" office:value-type="string">
            <text:p text:style-name="P110"/>
          </table:table-cell>
          <table:table-cell table:style-name="Table4.A1" office:value-type="string">
            <text:p text:style-name="P111">Ω</text:p>
          </table:table-cell>
          <table:table-cell table:style-name="Table4.C1" office:value-type="string">
            <text:p text:style-name="P111">O</text:p>
          </table:table-cell>
        </table:table-row>
        <table:table-row>
          <table:table-cell table:style-name="Table4.A2" office:value-type="string">
            <text:p text:style-name="P112">Linear search</text:p>
          </table:table-cell>
          <table:table-cell table:style-name="Table4.A2" office:value-type="string">
            <text:p text:style-name="P113">1</text:p>
          </table:table-cell>
          <table:table-cell table:style-name="Table4.C2" office:value-type="string">
            <text:p text:style-name="P114">n</text:p>
          </table:table-cell>
        </table:table-row>
        <table:table-row table:style-name="Table4.3">
          <table:table-cell table:style-name="Table4.A2" office:value-type="string">
            <text:p text:style-name="P112">Binary search</text:p>
          </table:table-cell>
          <table:table-cell table:style-name="Table4.A2" office:value-type="string">
            <text:p text:style-name="P113">1</text:p>
          </table:table-cell>
          <table:table-cell table:style-name="Table4.C2" office:value-type="string">
            <text:p text:style-name="P114"><text:span text:style-name="T84">l</text:span>og n</text:p>
          </table:table-cell>
        </table:table-row>
        <table:table-row>
          <table:table-cell table:style-name="Table4.A2" office:value-type="string">
            <text:p text:style-name="P115">Bubble sort</text:p>
          </table:table-cell>
          <table:table-cell table:style-name="Table4.A2" office:value-type="string">
            <text:p text:style-name="P113">n</text:p>
          </table:table-cell>
          <table:table-cell table:style-name="Table4.C2" office:value-type="string">
            <text:p text:style-name="P113">n<text:span text:style-name="T85">2</text:span></text:p>
          </table:table-cell>
        </table:table-row>
        <table:table-row>
          <table:table-cell table:style-name="Table4.A2" office:value-type="string">
            <text:p text:style-name="P115">Selection sort</text:p>
          </table:table-cell>
          <table:table-cell table:style-name="Table4.A2" office:value-type="string">
            <text:p text:style-name="P113">n<text:span text:style-name="T85">2</text:span></text:p>
          </table:table-cell>
          <table:table-cell table:style-name="Table4.C2" office:value-type="string">
            <text:p text:style-name="P113">n<text:span text:style-name="T85">2</text:span></text:p>
          </table:table-cell>
        </table:table-row>
        <table:table-row>
          <table:table-cell table:style-name="Table4.A2" office:value-type="string">
            <text:p text:style-name="P116">Insertion sort</text:p>
          </table:table-cell>
          <table:table-cell table:style-name="Table4.A2" office:value-type="string">
            <text:p text:style-name="P117"/>
          </table:table-cell>
          <table:table-cell table:style-name="Table4.C2" office:value-type="string">
            <text:p text:style-name="P113">n<text:span text:style-name="T85">2</text:span></text:p>
          </table:table-cell>
        </table:table-row>
      </table:table>
      <text:p text:style-name="P76"/>
      <text:p text:style-name="P121"><text:bookmark text:name="h.oofaidc13kt1"/>Bab 5</text:p>
      <text:p text:style-name="P82">Θ. Merge sort. Recursion. Pointers. Dynamic memory allocation.</text:p>
      <text:p text:style-name="P82"/>
      <text:p text:style-name="P31">“What do you get? I got errors”</text:p>
      <text:p text:style-name="P10"/>
      <text:p text:style-name="P122"><text:bookmark text:name="h.nco1jubutcbi"/>Bab 6</text:p>
      <text:p text:style-name="P82">Stack. Heap. Stack overflow. Pre-processing. Compiling. Assembling. Linking.</text:p>
      <text:p text:style-name="P31"/>
      <text:p text:style-name="P70">“Don’t put your time <text:s/>at any risk, <text:span text:style-name="T103">Don't Cheat!</text:span>”</text:p>
      <text:p text:style-name="P10"/>
      <text:p text:style-name="P10"/>
      <text:p text:style-name="P122"><text:bookmark text:name="h.sdwa5rplqqu5"/>Bab 7</text:p>
      <text:p text:style-name="P82">File I/O. Linked lists. Hash tables. <text:span text:style-name="T102">Tree. </text:span>Tries.</text:p>
      <text:p text:style-name="P16">“<text:span text:style-name="T8">Don’t be nervous, it’s easy!”</text:span></text:p>
      <text:p text:style-name="P70"/>
      <text:p text:style-name="P69"/>
      <text:p text:style-name="P78"><text:bookmark text:name="h.35pkfpcg8ylr"/>Apendiks</text:p>
      <text:p text:style-name="P10"/>
      <text:p text:style-name="P25">Daftar file C</text:p>
      <text:p text:style-name="P10">Bab 0:</text:p>
      <text:list xml:id="list6465843599730811464" text:style-name="LS7">
        <text:list-item>
          <text:p text:style-name="P125">hello-0.c</text:p>
        </text:list-item>
      </text:list>
      <text:p text:style-name="P10">Bab 1:</text:p>
      <text:list xml:id="list118580648789584353" text:style-name="LS8">
        <text:list-item>
          <text:p text:style-name="P126">hello-1.c</text:p>
        </text:list-item>
        <text:list-item>
          <text:p text:style-name="P126">hello-2.c</text:p>
        </text:list-item>
        <text:list-item>
          <text:p text:style-name="P130">whileDemo.c</text:p>
        </text:list-item>
        <text:list-item>
          <text:p text:style-name="P126">for-0.c</text:p>
        </text:list-item>
        <text:list-item>
          <text:p text:style-name="P126">while-hello.c</text:p>
        </text:list-item>
        <text:list-item>
          <text:p text:style-name="P126">counter-0.c</text:p>
        </text:list-item>
        <text:list-item>
          <text:p text:style-name="P126">adder.c</text:p>
        </text:list-item>
        <text:list-item>
          <text:p text:style-name="P126">conditions-0.c</text:p>
        </text:list-item>
      </text:list>
      <text:p text:style-name="P93">Bab 2</text:p>
      <text:p text:style-name="P93">Bab 3</text:p>
      <text:p text:style-name="P93">Bab 4</text:p>
      <text:p text:style-name="P93">Bab 5</text:p>
      <text:p text:style-name="P93">Bab 6</text:p>
      <text:p text:style-name="P100">Bab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style:font-face style:name="Courier New" svg:font-family="'Courier New'"/>
    <style:font-face style:name="Droid Sans Mono" svg:font-family="'Droid Sans Mono'"/>
    <style:font-face style:name="Trebuchet MS" svg:font-family="'Trebuchet MS'"/>
    <style:font-face style:name="Ubuntu" svg:font-family="Ubuntu"/>
    <style:font-face style:name="Ubuntu Light" svg:font-family="'Ubuntu Light'"/>
    <style:font-face style:name="Verdana" svg:font-family="Verdana"/>
    <style:font-face style:name="Verdana1" svg:font-family="Verdana" style:font-family-generic="swiss"/>
    <style:font-face style:name="Ubuntu Mono" svg:font-family="'Ubuntu Mono'" style:font-pitch="fixed"/>
    <style:font-face style:name="Liberation Mono" svg:font-family="'Liberation Mono'" style:font-family-generic="modern" style:font-pitch="fixed"/>
    <style:font-face style:name="Lato" svg:font-family="Lato" style:font-pitch="variable"/>
    <style:font-face style:name="Lato Thin" svg:font-family="'Lato Thin'" style:font-pitch="variable"/>
    <style:font-face style:name="Ubuntu1" svg:font-family="Ubuntu" style:font-pitch="variable"/>
    <style:font-face style:name="Ubuntu Light1" svg:font-family="'Ubuntu Light'" style:font-pitch="variable"/>
    <style:font-face style:name="Ubuntu Light2" svg:font-family="'Ubuntu Light'" style:font-adornments="Light"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0pt" fo:language="id" fo:country="ID"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Ubuntu Light" fo:font-size="10pt" fo:language="id" fo:country="ID"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justify" style:justify-single-word="false" fo:orphans="2" fo:widows="2" fo:text-indent="0in" style:auto-text-indent="false" fo:break-before="auto" fo:break-after="auto" style:writing-mode="lr-tb"/>
      <style:text-properties fo:color="#000000" style:text-line-through-style="none" style:text-line-through-type="none" fo:font-size="12pt" fo:font-style="normal" style:text-underline-style="none" fo:font-weight="normal" style:font-name-asian="Ubuntu" style:font-family-asian="Ubuntu" style:font-size-asian="12pt" style:font-style-asian="normal" style:font-weight-asian="normal" style:font-name-complex="Ubuntu" style:font-family-complex="Ubuntu"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Light" fo:font-family="'Ubuntu Light'" fo:font-size="14pt" style:font-name-asian="DejaVu Sans" style:font-family-asian="'DejaVu Sans'" style:font-family-generic-asian="system" style:font-pitch-asian="variable" style:font-size-asian="14pt" style:font-name-complex="Ubuntu Light" style:font-family-complex="'Ubuntu Light'"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master-page-name="">
      <loext:graphic-properties draw:fill="none" draw:fill-color="#729fcf"/>
      <style:paragraph-properties fo:margin-top="0.139in" fo:margin-bottom="0in" loext:contextual-spacing="false" fo:line-height="115%" fo:keep-together="always" style:page-number="auto" fo:break-before="auto" fo:break-after="auto" fo:background-color="transparent" style:shadow="none" fo:keep-with-next="always" style:writing-mode="lr-tb">
        <style:tab-stops/>
      </style:paragraph-properties>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Salutation" style:family="paragraph" style:parent-style-name="Standard" style:class="text">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er_20_1" style:display-name="Header 1" style:family="paragraph" style:parent-style-name="Title">
      <style:paragraph-properties fo:margin-top="0in" fo:margin-bottom="0in" loext:contextual-spacing="false" fo:line-height="115%" style:writing-mode="lr-tb"/>
      <style:text-properties style:font-name="Ubuntu" fo:font-family="Ubuntu" fo:language="id" fo:country="ID" style:font-name-asian="Ubuntu" style:font-family-asian="Ubuntu" style:font-name-complex="Ubuntu" style:font-family-complex="Ubuntu"/>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333333" fo:font-size="11pt" style:text-underline-style="none" fo:background-color="#fcfdfd" style:font-size-asian="11pt" style:font-size-complex="11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333333" fo:font-size="11pt" style:text-underline-style="none" fo:background-color="#fcfdfd" style:font-size-asian="11pt" style:font-size-complex="11pt"/>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333333" fo:font-size="11pt" style:text-underline-style="none" fo:background-color="#fcfdfd" style:font-size-asian="11pt" style:font-size-complex="11pt"/>
    </style:style>
    <style:style style:name="List3Level1" style:family="text">
      <style:text-properties fo:color="#333333" fo:font-size="11pt" style:text-underline-style="none" fo:background-color="#fcfdfd" style:font-size-asian="11pt" style:font-size-complex="11pt"/>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Verdana1"/>
      </text:list-level-style-bullet>
      <text:list-level-style-bullet text:level="2" text:style-name="List5Level1" text:bullet-char="◦">
        <style:list-level-properties text:space-before="0.75in"/>
        <style:text-properties style:font-name="Verdana1"/>
      </text:list-level-style-bullet>
      <text:list-level-style-bullet text:level="3" text:style-name="List5Level2" text:bullet-char="▪">
        <style:list-level-properties text:space-before="1.3752in"/>
        <style:text-properties style:font-name="Verdana1"/>
      </text:list-level-style-bullet>
      <text:list-level-style-bullet text:level="4" text:style-name="List5Level3" text:bullet-char="•">
        <style:list-level-properties text:space-before="1.75in"/>
        <style:text-properties style:font-name="Verdana1"/>
      </text:list-level-style-bullet>
      <text:list-level-style-bullet text:level="5" text:style-name="List5Level4" text:bullet-char="◦">
        <style:list-level-properties text:space-before="2.25in"/>
        <style:text-properties style:font-name="Verdana1"/>
      </text:list-level-style-bullet>
      <text:list-level-style-bullet text:level="6" text:style-name="List5Level5" text:bullet-char="▪">
        <style:list-level-properties text:space-before="2.8752in"/>
        <style:text-properties style:font-name="Verdana1"/>
      </text:list-level-style-bullet>
      <text:list-level-style-bullet text:level="7" text:style-name="List5Level6" text:bullet-char="•">
        <style:list-level-properties text:space-before="3.25in"/>
        <style:text-properties style:font-name="Verdana1"/>
      </text:list-level-style-bullet>
      <text:list-level-style-bullet text:level="8" text:style-name="List5Level7" text:bullet-char="◦">
        <style:list-level-properties text:space-before="3.75in"/>
        <style:text-properties style:font-name="Verdana1"/>
      </text:list-level-style-bullet>
      <text:list-level-style-bullet text:level="9" text:style-name="List5Level8" text:bullet-char="▪">
        <style:list-level-properties text:space-before="4.3752in"/>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Bullet_20_Symbols" text:bullet-char="•">
        <style:list-level-properties text:space-before="0.25in" text:min-label-width="0.25in"/>
        <style:text-properties style:font-name="StarSymbol"/>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space-before="0.25in" text:min-label-width="0.25in"/>
      </text:list-level-style-bullet>
      <text:list-level-style-bullet text:level="2" text:style-name="List8Level1" text:bullet-char="◆">
        <style:list-level-properties text:space-before="0.75in" text:min-label-width="0.25in"/>
      </text:list-level-style-bullet>
      <text:list-level-style-bullet text:level="3" text:style-name="List8Level2" text:bullet-char="●">
        <style:list-level-properties text:space-before="1.3748in" text:min-label-width="0.1252in"/>
      </text:list-level-style-bullet>
      <text:list-level-style-bullet text:level="4" text:style-name="List8Level3" text:bullet-char="○">
        <style:list-level-properties text:space-before="1.75in" text:min-label-width="0.25in"/>
      </text:list-level-style-bullet>
      <text:list-level-style-bullet text:level="5" text:style-name="List8Level4" text:bullet-char="◆">
        <style:list-level-properties text:space-before="2.25in" text:min-label-width="0.25in"/>
      </text:list-level-style-bullet>
      <text:list-level-style-bullet text:level="6" text:style-name="List8Level5" text:bullet-char="●">
        <style:list-level-properties text:space-before="2.8748in" text:min-label-width="0.1252in"/>
      </text:list-level-style-bullet>
      <text:list-level-style-bullet text:level="7" text:style-name="List8Level6" text:bullet-char="○">
        <style:list-level-properties text:space-before="3.25in" text:min-label-width="0.25in"/>
      </text:list-level-style-bullet>
      <text:list-level-style-bullet text:level="8" text:style-name="List8Level7" text:bullet-char="◆">
        <style:list-level-properties text:space-before="3.75in" text:min-label-width="0.25in"/>
      </text:list-level-style-bullet>
      <text:list-level-style-bullet text:level="9" text:style-name="List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Linux_X86_64 LibreOffice_project/10m0$Build-2</meta:generator>
    <dc:title/>
    <meta:editing-cycles>112</meta:editing-cycles>
    <meta:editing-duration>PT2H15M28S</meta:editing-duration>
    <meta:creation-date>2015-03-13T10:13:11.913868389</meta:creation-date>
    <dc:date>2016-04-27T07:02:45.590014273</dc:date>
    <dc:creator>Bagus Tris Atmaja</dc:creator>
    <meta:document-statistic meta:table-count="4" meta:image-count="0" meta:object-count="0" meta:page-count="35" meta:paragraph-count="429" meta:word-count="4863" meta:character-count="33789" meta:non-whitespace-character-count="28053"/>
  </office:meta>
</office:document-meta>
</file>